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6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1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Pivot_20_Table_20_Result" style:data-style-name="N0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2021-09-23T20:19: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I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23379135131836" calcext:value-type="float">
            <text:p>0.022337913513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05278491973877" calcext:value-type="float">
            <text:p>0.010527849197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09438896179199" calcext:value-type="float">
            <text:p>0.010943889617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27379894256592" calcext:value-type="float">
            <text:p>0.012737989425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21309757232666" calcext:value-type="float">
            <text:p>0.0121309757232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20530128479004" calcext:value-type="float">
            <text:p>0.01205301284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22458934783936" calcext:value-type="float">
            <text:p>0.012245893478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21657848358154" calcext:value-type="float">
            <text:p>0.0121657848358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29010677337646" calcext:value-type="float">
            <text:p>0.0129010677337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21829509735107" calcext:value-type="float">
            <text:p>0.0121829509735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2951135635376" calcext:value-type="float">
            <text:p>0.0129511356353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28099918365479" calcext:value-type="float">
            <text:p>0.012809991836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33650302886963" calcext:value-type="float">
            <text:p>0.013365030288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22618675231934" calcext:value-type="float">
            <text:p>0.0122618675231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23448371887207" calcext:value-type="float">
            <text:p>0.012344837188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26850605010986" calcext:value-type="float">
            <text:p>0.0126850605010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49219036102295" calcext:value-type="float">
            <text:p>0.01492190361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27830505371094" calcext:value-type="float">
            <text:p>0.012783050537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35998725891113" calcext:value-type="float">
            <text:p>0.013599872589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50609016418457" calcext:value-type="float">
            <text:p>0.0150609016418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11198425292969" calcext:value-type="float">
            <text:p>0.0111198425292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12521648406982" calcext:value-type="float">
            <text:p>0.0112521648406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18350982666016" calcext:value-type="float">
            <text:p>0.0118350982666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31380558013916" calcext:value-type="float">
            <text:p>0.0131380558013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12991333007813" calcext:value-type="float">
            <text:p>0.01129913330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17819309234619" calcext:value-type="float">
            <text:p>0.0117819309234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20840072631836" calcext:value-type="float">
            <text:p>0.0120840072631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31590366363525" calcext:value-type="float">
            <text:p>0.0131590366363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28979682922363" calcext:value-type="float">
            <text:p>0.0128979682922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13170146942139" calcext:value-type="float">
            <text:p>0.0113170146942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07779502868652" calcext:value-type="float">
            <text:p>0.0107779502868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09260082244873" calcext:value-type="float">
            <text:p>0.0109260082244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77321434020996" calcext:value-type="float">
            <text:p>0.01773214340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9751224517822" calcext:value-type="float">
            <text:p>0.0109751224517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69360637664795" calcext:value-type="float">
            <text:p>0.016936063766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1431350708008" calcext:value-type="float">
            <text:p>0.0121431350708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524055480957" calcext:value-type="float">
            <text:p>0.0135240554809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21171474456787" calcext:value-type="float">
            <text:p>0.0121171474456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6819610595703" calcext:value-type="float">
            <text:p>0.012681961059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6580467224121" calcext:value-type="float">
            <text:p>0.013658046722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1409378051758" calcext:value-type="float">
            <text:p>0.0161409378051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5110874176025" calcext:value-type="float">
            <text:p>0.0115110874176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1351013183594" calcext:value-type="float">
            <text:p>0.0111351013183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5569362640381" calcext:value-type="float">
            <text:p>0.0105569362640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775110244751" calcext:value-type="float">
            <text:p>0.0137751102447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3849639892578" calcext:value-type="float">
            <text:p>0.0113849639892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1029148101807" calcext:value-type="float">
            <text:p>0.0111029148101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28748416900635" calcext:value-type="float">
            <text:p>0.0128748416900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5550289154053" calcext:value-type="float">
            <text:p>0.010555028915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4938697814941" calcext:value-type="float">
            <text:p>0.0154938697814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6499404907227" calcext:value-type="float">
            <text:p>0.0136499404907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36799812316895" calcext:value-type="float">
            <text:p>0.013679981231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51138305664063" calcext:value-type="float">
            <text:p>0.0151138305664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962984085083" calcext:value-type="float">
            <text:p>0.0139629840850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8180046081543" calcext:value-type="float">
            <text:p>0.0108180046081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46961212158203" calcext:value-type="float">
            <text:p>0.014696121215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7208957672119" calcext:value-type="float">
            <text:p>0.0117208957672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8268260955811" calcext:value-type="float">
            <text:p>0.0108268260955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55558586120605" calcext:value-type="float">
            <text:p>0.0155558586120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6820545196533" calcext:value-type="float">
            <text:p>0.0146820545196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0371112823486" calcext:value-type="float">
            <text:p>0.0110371112823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7289714813232" calcext:value-type="float">
            <text:p>0.0187289714813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73280239105225" calcext:value-type="float">
            <text:p>0.0173280239105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99418067932129" calcext:value-type="float">
            <text:p>0.0199418067932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33359336853027" calcext:value-type="float">
            <text:p>0.0233359336853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2887783050537" calcext:value-type="float">
            <text:p>0.0192887783050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2980041503906" calcext:value-type="float">
            <text:p>0.0202980041503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090030670166" calcext:value-type="float">
            <text:p>0.0210900306701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8230018615723" calcext:value-type="float">
            <text:p>0.0208230018615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3168392181396" calcext:value-type="float">
            <text:p>0.020316839218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9212007522583" calcext:value-type="float">
            <text:p>0.0192120075225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1009044647217" calcext:value-type="float">
            <text:p>0.0191009044647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56268978118896" calcext:value-type="float">
            <text:p>0.025626897811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6418037414551" calcext:value-type="float">
            <text:p>0.0206418037414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3220119476318" calcext:value-type="float">
            <text:p>0.0213220119476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4198360443115" calcext:value-type="float">
            <text:p>0.0204198360443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7091102600098" calcext:value-type="float">
            <text:p>0.01970911026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7579860687256" calcext:value-type="float">
            <text:p>0.0197579860687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89790725708008" calcext:value-type="float">
            <text:p>0.0189790725708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15520858764648" calcext:value-type="float">
            <text:p>0.0215520858764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5919742584229" calcext:value-type="float">
            <text:p>0.0205919742584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28540897369385" calcext:value-type="float">
            <text:p>0.022854089736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4689502716064" calcext:value-type="float">
            <text:p>0.0204689502716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2267894744873" calcext:value-type="float">
            <text:p>0.0192267894744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91378593444824" calcext:value-type="float">
            <text:p>0.0191378593444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15797996521" calcext:value-type="float">
            <text:p>0.021157979965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5731391906738" calcext:value-type="float">
            <text:p>0.0205731391906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23350524902344" calcext:value-type="float">
            <text:p>0.0223350524902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8790302276611" calcext:value-type="float">
            <text:p>0.0208790302276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9510326385498" calcext:value-type="float">
            <text:p>0.020951032638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172119140625" calcext:value-type="float">
            <text:p>0.0201721191406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9999809265137" calcext:value-type="float">
            <text:p>0.0199999809265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8750495910645" calcext:value-type="float">
            <text:p>0.0198750495910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6019878387451" calcext:value-type="float">
            <text:p>0.0206019878387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6549167633057" calcext:value-type="float">
            <text:p>0.0206549167633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0321674346924" calcext:value-type="float">
            <text:p>0.0200321674346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1990184783936" calcext:value-type="float">
            <text:p>0.0141990184783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8029842376709" calcext:value-type="float">
            <text:p>0.0108029842376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2961273193359" calcext:value-type="float">
            <text:p>0.0132961273193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83877944946289" calcext:value-type="float">
            <text:p>0.0183877944946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918140411377" calcext:value-type="float">
            <text:p>0.0109181404113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310390472412" calcext:value-type="float">
            <text:p>0.0132310390472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9059810638428" calcext:value-type="float">
            <text:p>0.0109059810638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58319473266602" calcext:value-type="float">
            <text:p>0.015831947326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2889747619629" calcext:value-type="float">
            <text:p>0.0132889747619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605978012085" calcext:value-type="float">
            <text:p>0.0116059780120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7929706573486" calcext:value-type="float">
            <text:p>0.0107929706573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8530521392822" calcext:value-type="float">
            <text:p>0.0108530521392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1550769805908" calcext:value-type="float">
            <text:p>0.0151550769805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3040885925293" calcext:value-type="float">
            <text:p>0.0153040885925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6001834869385" calcext:value-type="float">
            <text:p>0.0126001834869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79989337921143" calcext:value-type="float">
            <text:p>0.017998933792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4119052886963" calcext:value-type="float">
            <text:p>0.0114119052886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6151103973389" calcext:value-type="float">
            <text:p>0.0106151103973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8520984649658" calcext:value-type="float">
            <text:p>0.0108520984649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6630325317383" calcext:value-type="float">
            <text:p>0.0106630325317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4169845581055" calcext:value-type="float">
            <text:p>0.0104169845581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6481056213379" calcext:value-type="float">
            <text:p>0.0126481056213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6570720672607" calcext:value-type="float">
            <text:p>0.0106570720672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5819702148438" calcext:value-type="float">
            <text:p>0.0105819702148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21960639953613" calcext:value-type="float">
            <text:p>0.012196063995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922908782959" calcext:value-type="float">
            <text:p>0.0109229087829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4190578460693" calcext:value-type="float">
            <text:p>0.0114190578460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9648704528809" calcext:value-type="float">
            <text:p>0.0109648704528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63140201568604" calcext:value-type="float">
            <text:p>0.026314020156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0418796539307" calcext:value-type="float">
            <text:p>0.0110418796539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1689567565918" calcext:value-type="float">
            <text:p>0.0111689567565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0868682861328" calcext:value-type="float">
            <text:p>0.012086868286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9379196166992" calcext:value-type="float">
            <text:p>0.0209379196166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20868587493896" calcext:value-type="float">
            <text:p>0.022086858749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11830139160156" calcext:value-type="float">
            <text:p>0.0211830139160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4780101776123" calcext:value-type="float">
            <text:p>0.0204780101776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6661224365234" calcext:value-type="float">
            <text:p>0.0206661224365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4360485076904" calcext:value-type="float">
            <text:p>0.0204360485076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881175994873" calcext:value-type="float">
            <text:p>0.02088117599487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6639766693115" calcext:value-type="float">
            <text:p>0.0206639766693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11880207061768" calcext:value-type="float">
            <text:p>0.0211880207061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7970142364502" calcext:value-type="float">
            <text:p>0.0207970142364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0920104980469" calcext:value-type="float">
            <text:p>0.0200920104980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11970806121826" calcext:value-type="float">
            <text:p>0.0211970806121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5700397491455" calcext:value-type="float">
            <text:p>0.0205700397491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6061134338379" calcext:value-type="float">
            <text:p>0.0196061134338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7359790802002" calcext:value-type="float">
            <text:p>0.02073597908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8018550872803" calcext:value-type="float">
            <text:p>0.019801855087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2710628509521" calcext:value-type="float">
            <text:p>0.0202710628509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2550888061523" calcext:value-type="float">
            <text:p>0.0202550888061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0058689117432" calcext:value-type="float">
            <text:p>0.0210058689117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13630199432373" calcext:value-type="float">
            <text:p>0.0213630199432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98090076446533" calcext:value-type="float">
            <text:p>0.019809007644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9339389801025" calcext:value-type="float">
            <text:p>0.0199339389801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3640460968018" calcext:value-type="float">
            <text:p>0.0203640460968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22280025482178" calcext:value-type="float">
            <text:p>0.0222280025482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4670429229736" calcext:value-type="float">
            <text:p>0.0204670429229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6781158447266" calcext:value-type="float">
            <text:p>0.0196781158447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2978382110596" calcext:value-type="float">
            <text:p>0.019297838211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1390514373779" calcext:value-type="float">
            <text:p>0.0191390514373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3221569061279" calcext:value-type="float">
            <text:p>0.0193221569061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0498828887939" calcext:value-type="float">
            <text:p>0.0190498828887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536018371582" calcext:value-type="float">
            <text:p>0.0195360183715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4289684295654" calcext:value-type="float">
            <text:p>0.0194289684295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3720893859863" calcext:value-type="float">
            <text:p>0.0113720893859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9481811523438" calcext:value-type="float">
            <text:p>0.0109481811523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7530822753906" calcext:value-type="float">
            <text:p>0.0117530822753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4090442657471" calcext:value-type="float">
            <text:p>0.0114090442657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96659564971924" calcext:value-type="float">
            <text:p>0.0196659564971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199951171875" calcext:value-type="float">
            <text:p>0.0111999511718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6320381164551" calcext:value-type="float">
            <text:p>0.0106320381164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70848369598389" calcext:value-type="float">
            <text:p>0.01708483695983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09429264068604" calcext:value-type="float">
            <text:p>0.020942926406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1451358795166" calcext:value-type="float">
            <text:p>0.0141451358795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215809345245361" calcext:value-type="float">
            <text:p>0.0215809345245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5769844055176" calcext:value-type="float">
            <text:p>0.0135769844055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5022144317627" calcext:value-type="float">
            <text:p>0.0155022144317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0881538391113" calcext:value-type="float">
            <text:p>0.0140881538391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63669586181641" calcext:value-type="float">
            <text:p>0.0163669586181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65910720825195" calcext:value-type="float">
            <text:p>0.016591072082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1258029937744" calcext:value-type="float">
            <text:p>0.0111258029937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6887817382813" calcext:value-type="float">
            <text:p>0.0106887817382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8740329742432" calcext:value-type="float">
            <text:p>0.0108740329742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8270645141602" calcext:value-type="float">
            <text:p>0.010827064514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7530822753906" calcext:value-type="float">
            <text:p>0.0117530822753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1369361877441" calcext:value-type="float">
            <text:p>0.0121369361877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9848976135254" calcext:value-type="float">
            <text:p>0.0109848976135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077880859375" calcext:value-type="float">
            <text:p>0.0110778808593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1188888549805" calcext:value-type="float">
            <text:p>0.01111888885498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4389190673828" calcext:value-type="float">
            <text:p>0.0104389190673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5559825897217" calcext:value-type="float">
            <text:p>0.0105559825897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218338966369629" calcext:value-type="float">
            <text:p>0.0218338966369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12030410766602" calcext:value-type="float">
            <text:p>0.021203041076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6889476776123" calcext:value-type="float">
            <text:p>0.0116889476776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06060409545898" calcext:value-type="float">
            <text:p>0.020606040954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7659568786621" calcext:value-type="float">
            <text:p>0.0117659568786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8158493041992" calcext:value-type="float">
            <text:p>0.0208158493041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1320648193359" calcext:value-type="float">
            <text:p>0.0201320648193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6489562988281" calcext:value-type="float">
            <text:p>0.0206489562988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7038650512695" calcext:value-type="float">
            <text:p>0.019703865051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14381980896" calcext:value-type="float">
            <text:p>0.019143819808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11889743804932" calcext:value-type="float">
            <text:p>0.02118897438049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24831104278564" calcext:value-type="float">
            <text:p>0.0224831104278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9988613128662" calcext:value-type="float">
            <text:p>0.0189988613128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7820663452148" calcext:value-type="float">
            <text:p>0.0197820663452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4579830169678" calcext:value-type="float">
            <text:p>0.0204579830169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8957920074463" calcext:value-type="float">
            <text:p>0.0198957920074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10790634155273" calcext:value-type="float">
            <text:p>0.0210790634155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4849243164062" calcext:value-type="float">
            <text:p>0.0204849243164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5778350830078" calcext:value-type="float">
            <text:p>0.0215778350830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8837985992432" calcext:value-type="float">
            <text:p>0.02088379859924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10001468658447" calcext:value-type="float">
            <text:p>0.0210001468658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81400680541992" calcext:value-type="float">
            <text:p>0.0281400680541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1969871520996" calcext:value-type="float">
            <text:p>0.01919698715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9148654937744" calcext:value-type="float">
            <text:p>0.0199148654937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10878849029541" calcext:value-type="float">
            <text:p>0.02108788490295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16150283813477" calcext:value-type="float">
            <text:p>0.0216150283813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7639465332031" calcext:value-type="float">
            <text:p>0.0197639465332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298957824707" calcext:value-type="float">
            <text:p>0.0202989578247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9439525604248" calcext:value-type="float">
            <text:p>0.0199439525604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211935043335" calcext:value-type="float">
            <text:p>0.0202119350433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596981048584" calcext:value-type="float">
            <text:p>0.0205969810485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5161571502686" calcext:value-type="float">
            <text:p>0.0205161571502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6589698791504" calcext:value-type="float">
            <text:p>0.020658969879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45990753173828" calcext:value-type="float">
            <text:p>0.0245990753173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4530487060547" calcext:value-type="float">
            <text:p>0.0194530487060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5698738098145" calcext:value-type="float">
            <text:p>0.0195698738098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0700759887695" calcext:value-type="float">
            <text:p>0.020070075988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8648281097412" calcext:value-type="float">
            <text:p>0.0128648281097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78200340271" calcext:value-type="float">
            <text:p>0.010782003402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2590065002441" calcext:value-type="float">
            <text:p>0.01225900650024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8370056152344" calcext:value-type="float">
            <text:p>0.0118370056152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206229686737061" calcext:value-type="float">
            <text:p>0.0206229686737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226371288299561" calcext:value-type="float">
            <text:p>0.0226371288299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5261077880859" calcext:value-type="float">
            <text:p>0.01152610778808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9930248260498" calcext:value-type="float">
            <text:p>0.013993024826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1839771270752" calcext:value-type="float">
            <text:p>0.0111839771270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5530490875244" calcext:value-type="float">
            <text:p>0.0115530490875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96990966796875" calcext:value-type="float">
            <text:p>0.0196990966796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21488571166992" calcext:value-type="float">
            <text:p>0.0121488571166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07421875" calcext:value-type="float">
            <text:p>0.01074218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66678428649902" calcext:value-type="float">
            <text:p>0.0166678428649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7707977294922" calcext:value-type="float">
            <text:p>0.0107707977294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1160278320313" calcext:value-type="float">
            <text:p>0.0111160278320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9048099517822" calcext:value-type="float">
            <text:p>0.0139048099517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7728710174561" calcext:value-type="float">
            <text:p>0.0117728710174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7231140136719" calcext:value-type="float">
            <text:p>0.0107231140136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6909275054932" calcext:value-type="float">
            <text:p>0.0106909275054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40228271484375" calcext:value-type="float">
            <text:p>0.0140228271484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4748477935791" calcext:value-type="float">
            <text:p>0.0114748477935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9820365905762" calcext:value-type="float">
            <text:p>0.0109820365905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2018585205078" calcext:value-type="float">
            <text:p>0.0112018585205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713981628418" calcext:value-type="float">
            <text:p>0.0117139816284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44748687744141" calcext:value-type="float">
            <text:p>0.0144748687744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5371475219727" calcext:value-type="float">
            <text:p>0.01053714752197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23770236968994" calcext:value-type="float">
            <text:p>0.01237702369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8999481201172" calcext:value-type="float">
            <text:p>0.0118999481201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42850875854492" calcext:value-type="float">
            <text:p>0.0142850875854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59759521484375" calcext:value-type="float">
            <text:p>0.0159759521484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9398365020752" calcext:value-type="float">
            <text:p>0.0109398365020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0230350494385" calcext:value-type="float">
            <text:p>0.0210230350494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3829536437988" calcext:value-type="float">
            <text:p>0.0193829536437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1950073242187" calcext:value-type="float">
            <text:p>0.0201950073242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0010070800781" calcext:value-type="float">
            <text:p>0.01900100708007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1461009979248" calcext:value-type="float">
            <text:p>0.0214610099792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9474983215332" calcext:value-type="float">
            <text:p>0.01947498321533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89089775085449" calcext:value-type="float">
            <text:p>0.0189089775085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5469856262207" calcext:value-type="float">
            <text:p>0.0195469856262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1478729248047" calcext:value-type="float">
            <text:p>0.0191478729248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1950798034668" calcext:value-type="float">
            <text:p>0.0191950798034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7058658599854" calcext:value-type="float">
            <text:p>0.02170586585998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2148685455322" calcext:value-type="float">
            <text:p>0.0192148685455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8478698730469" calcext:value-type="float">
            <text:p>0.0198478698730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0660228729248" calcext:value-type="float">
            <text:p>0.0200660228729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7180976867676" calcext:value-type="float">
            <text:p>0.02071809768676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3011035919189" calcext:value-type="float">
            <text:p>0.0203011035919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5779075622559" calcext:value-type="float">
            <text:p>0.0205779075622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1819667816162" calcext:value-type="float">
            <text:p>0.0191819667816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7569599151611" calcext:value-type="float">
            <text:p>0.02075695991516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7011699676514" calcext:value-type="float">
            <text:p>0.0207011699676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8389759063721" calcext:value-type="float">
            <text:p>0.02083897590637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92289257049561" calcext:value-type="float">
            <text:p>0.02922892570495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2078819274902" calcext:value-type="float">
            <text:p>0.020207881927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6298828125" calcext:value-type="float">
            <text:p>0.02062988281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5541381835938" calcext:value-type="float">
            <text:p>0.0195541381835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2010402679443" calcext:value-type="float">
            <text:p>0.0192010402679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1650390625" calcext:value-type="float">
            <text:p>0.01916503906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9358463287354" calcext:value-type="float">
            <text:p>0.0199358463287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13820934295654" calcext:value-type="float">
            <text:p>0.02138209342956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3009376525879" calcext:value-type="float">
            <text:p>0.0193009376525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8818912506104" calcext:value-type="float">
            <text:p>0.020881891250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2165060043335" calcext:value-type="float">
            <text:p>0.0221650600433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1541023254395" calcext:value-type="float">
            <text:p>0.012154102325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8919143676758" calcext:value-type="float">
            <text:p>0.01089191436767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4939937591553" calcext:value-type="float">
            <text:p>0.0104939937591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8740329742432" calcext:value-type="float">
            <text:p>0.01087403297424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7590427398682" calcext:value-type="float">
            <text:p>0.0117590427398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2659931182861" calcext:value-type="float">
            <text:p>0.01126599311828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54218673706055" calcext:value-type="float">
            <text:p>0.0154218673706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484073638916" calcext:value-type="float">
            <text:p>0.0124840736389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6620063781738" calcext:value-type="float">
            <text:p>0.01166200637817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21568775177002" calcext:value-type="float">
            <text:p>0.02156877517700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8301849365234" calcext:value-type="float">
            <text:p>0.0138301849365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51028633117676" calcext:value-type="float">
            <text:p>0.0151028633117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0531787872314" calcext:value-type="float">
            <text:p>0.0130531787872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012077331543" calcext:value-type="float">
            <text:p>0.0110120773315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50561332702637" calcext:value-type="float">
            <text:p>0.01505613327026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3000869750977" calcext:value-type="float">
            <text:p>0.0113000869750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4400386810303" calcext:value-type="float">
            <text:p>0.0114400386810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5429840087891" calcext:value-type="float">
            <text:p>0.01554298400878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8509063720703" calcext:value-type="float">
            <text:p>0.010850906372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6081962585449" calcext:value-type="float">
            <text:p>0.01060819625854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2180709838867" calcext:value-type="float">
            <text:p>0.01121807098388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1138820648193" calcext:value-type="float">
            <text:p>0.0111138820648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2380981445313" calcext:value-type="float">
            <text:p>0.0112380981445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6091499328613" calcext:value-type="float">
            <text:p>0.01060914993286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6430053710938" calcext:value-type="float">
            <text:p>0.0106430053710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5687847137451" calcext:value-type="float">
            <text:p>0.0115687847137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5099678039551" calcext:value-type="float">
            <text:p>0.0105099678039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2838745117188" calcext:value-type="float">
            <text:p>0.0112838745117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0260715484619" calcext:value-type="float">
            <text:p>0.01202607154846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64430141448975" calcext:value-type="float">
            <text:p>0.01644301414489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83079242706299" calcext:value-type="float">
            <text:p>0.018307924270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1770629882813" calcext:value-type="float">
            <text:p>0.0111770629882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5751190185547" calcext:value-type="float">
            <text:p>0.01957511901855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0889835357666" calcext:value-type="float">
            <text:p>0.0190889835357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7431316375732" calcext:value-type="float">
            <text:p>0.0207431316375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7791328430176" calcext:value-type="float">
            <text:p>0.020779132843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9920406341553" calcext:value-type="float">
            <text:p>0.0209920406341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751953125" calcext:value-type="float">
            <text:p>0.0207519531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91829204559326" calcext:value-type="float">
            <text:p>0.01918292045593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1419124603271" calcext:value-type="float">
            <text:p>0.0191419124603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7679271697998" calcext:value-type="float">
            <text:p>0.02076792716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0629234313965" calcext:value-type="float">
            <text:p>0.0200629234313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2940235137939" calcext:value-type="float">
            <text:p>0.0192940235137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1900730133057" calcext:value-type="float">
            <text:p>0.0191900730133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1700458526611" calcext:value-type="float">
            <text:p>0.0191700458526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3910598754883" calcext:value-type="float">
            <text:p>0.0193910598754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2720165252686" calcext:value-type="float">
            <text:p>0.0202720165252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12359428405762" calcext:value-type="float">
            <text:p>0.0212359428405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2689170837402" calcext:value-type="float">
            <text:p>0.0202689170837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1530456542969" calcext:value-type="float">
            <text:p>0.02015304565429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1079120635986" calcext:value-type="float">
            <text:p>0.0211079120635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10819244384766" calcext:value-type="float">
            <text:p>0.02108192443847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6449031829834" calcext:value-type="float">
            <text:p>0.02064490318298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9779739379883" calcext:value-type="float">
            <text:p>0.0209779739379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5459594726562" calcext:value-type="float">
            <text:p>0.02054595947265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2611217498779" calcext:value-type="float">
            <text:p>0.0192611217498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11999416351318" calcext:value-type="float">
            <text:p>0.0211999416351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1098918914795" calcext:value-type="float">
            <text:p>0.020109891891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2338695526123" calcext:value-type="float">
            <text:p>0.0202338695526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3659534454346" calcext:value-type="float">
            <text:p>0.0203659534454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0691947937012" calcext:value-type="float">
            <text:p>0.0190691947937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1390514373779" calcext:value-type="float">
            <text:p>0.0191390514373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6280479431152" calcext:value-type="float">
            <text:p>0.0196280479431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2789306640625" calcext:value-type="float">
            <text:p>0.0202789306640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0029449462891" calcext:value-type="float">
            <text:p>0.01200294494628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84659957885742" calcext:value-type="float">
            <text:p>0.0184659957885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0139846801758" calcext:value-type="float">
            <text:p>0.01101398468017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5071067810059" calcext:value-type="float">
            <text:p>0.0105071067810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55479907989502" calcext:value-type="float">
            <text:p>0.015547990798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7209892272949" calcext:value-type="float">
            <text:p>0.01372098922729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7848644256592" calcext:value-type="float">
            <text:p>0.0107848644256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87540054321289" calcext:value-type="float">
            <text:p>0.0187540054321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3620758056641" calcext:value-type="float">
            <text:p>0.0113620758056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1180286407471" calcext:value-type="float">
            <text:p>0.0131180286407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1090412139893" calcext:value-type="float">
            <text:p>0.01210904121398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4269466400146" calcext:value-type="float">
            <text:p>0.0144269466400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2929344177246" calcext:value-type="float">
            <text:p>0.0112929344177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951042175293" calcext:value-type="float">
            <text:p>0.01095104217529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31068134307861" calcext:value-type="float">
            <text:p>0.0231068134307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2127161026001" calcext:value-type="float">
            <text:p>0.0121271610260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1899375915527" calcext:value-type="float">
            <text:p>0.01118993759155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1260414123535" calcext:value-type="float">
            <text:p>0.01112604141235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5500431060791" calcext:value-type="float">
            <text:p>0.01355004310607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1911296844482" calcext:value-type="float">
            <text:p>0.0111911296844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2738609313965" calcext:value-type="float">
            <text:p>0.01127386093139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5738639831543" calcext:value-type="float">
            <text:p>0.0105738639831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573148727417" calcext:value-type="float">
            <text:p>0.0105731487274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693000793457" calcext:value-type="float">
            <text:p>0.01169300079345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6561183929443" calcext:value-type="float">
            <text:p>0.01065611839294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7269287109375" calcext:value-type="float">
            <text:p>0.01072692871093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746955871582" calcext:value-type="float">
            <text:p>0.01074695587158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63891315460205" calcext:value-type="float">
            <text:p>0.0163891315460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4609470367432" calcext:value-type="float">
            <text:p>0.01246094703674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0061168670654" calcext:value-type="float">
            <text:p>0.01100611686706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793924331665" calcext:value-type="float">
            <text:p>0.0107939243316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7020606994629" calcext:value-type="float">
            <text:p>0.0117020606994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3678607940674" calcext:value-type="float">
            <text:p>0.02036786079406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111156463623" calcext:value-type="float">
            <text:p>0.0191111564636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0350284576416" calcext:value-type="float">
            <text:p>0.02003502845764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37348079681396" calcext:value-type="float">
            <text:p>0.023734807968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89030170440674" calcext:value-type="float">
            <text:p>0.0189030170440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91009044647217" calcext:value-type="float">
            <text:p>0.0191009044647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0059413909912" calcext:value-type="float">
            <text:p>0.0200059413909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5379257202148" calcext:value-type="float">
            <text:p>0.0195379257202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1268920898438" calcext:value-type="float">
            <text:p>0.01912689208984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89981460571289" calcext:value-type="float">
            <text:p>0.01899814605712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2081928253174" calcext:value-type="float">
            <text:p>0.0192081928253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2780494689941" calcext:value-type="float">
            <text:p>0.01927804946899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9710597991943" calcext:value-type="float">
            <text:p>0.02097105979919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4710235595703" calcext:value-type="float">
            <text:p>0.0214710235595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2301273345947" calcext:value-type="float">
            <text:p>0.0192301273345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1948413848877" calcext:value-type="float">
            <text:p>0.01919484138488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0980434417725" calcext:value-type="float">
            <text:p>0.01909804344177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4930305480957" calcext:value-type="float">
            <text:p>0.0204930305480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143985748291" calcext:value-type="float">
            <text:p>0.02014398574829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0979709625244" calcext:value-type="float">
            <text:p>0.0200979709625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9049243927002" calcext:value-type="float">
            <text:p>0.01890492439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256178855896" calcext:value-type="float">
            <text:p>0.022561788558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21199989318848" calcext:value-type="float">
            <text:p>0.0221199989318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0978984832764" calcext:value-type="float">
            <text:p>0.02109789848327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8020210266113" calcext:value-type="float">
            <text:p>0.0208020210266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0610885620117" calcext:value-type="float">
            <text:p>0.0190610885620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89988613128662" calcext:value-type="float">
            <text:p>0.01899886131286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88858509063721" calcext:value-type="float">
            <text:p>0.01888585090637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7911262512207" calcext:value-type="float">
            <text:p>0.0197911262512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0610885620117" calcext:value-type="float">
            <text:p>0.0190610885620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766092300415" calcext:value-type="float">
            <text:p>0.0197660923004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20520496368408" calcext:value-type="float">
            <text:p>0.0220520496368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3699436187744" calcext:value-type="float">
            <text:p>0.0113699436187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6110572814941" calcext:value-type="float">
            <text:p>0.0106110572814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5290412902832" calcext:value-type="float">
            <text:p>0.01052904129028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7900371551514" calcext:value-type="float">
            <text:p>0.01179003715515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908842086792" calcext:value-type="float">
            <text:p>0.0109088420867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0948295593262" calcext:value-type="float">
            <text:p>0.0140948295593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7631683349609" calcext:value-type="float">
            <text:p>0.01076316833496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11351013183594" calcext:value-type="float">
            <text:p>0.0111351013183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6410465240479" calcext:value-type="float">
            <text:p>0.01464104652404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6358737945557" calcext:value-type="float">
            <text:p>0.01363587379455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8659267425537" calcext:value-type="float">
            <text:p>0.0108659267425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27890110015869" calcext:value-type="float">
            <text:p>0.01278901100158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1820697784424" calcext:value-type="float">
            <text:p>0.01118206977844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76680088043213" calcext:value-type="float">
            <text:p>0.0176680088043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8639469146729" calcext:value-type="float">
            <text:p>0.01186394691467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3349895477295" calcext:value-type="float">
            <text:p>0.013334989547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9779834747314" calcext:value-type="float">
            <text:p>0.01097798347473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7128620147705" calcext:value-type="float">
            <text:p>0.01071286201477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7719898223877" calcext:value-type="float">
            <text:p>0.0107719898223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0249519348145" calcext:value-type="float">
            <text:p>0.0110249519348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38339996337891" calcext:value-type="float">
            <text:p>0.01383399963378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6531848907471" calcext:value-type="float">
            <text:p>0.01165318489074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0569000244141" calcext:value-type="float">
            <text:p>0.0110569000244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6219520568848" calcext:value-type="float">
            <text:p>0.01162195205688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4470252990723" calcext:value-type="float">
            <text:p>0.01044702529907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92310810089111" calcext:value-type="float">
            <text:p>0.01923108100891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9188556671143" calcext:value-type="float">
            <text:p>0.01091885566711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5619430541992" calcext:value-type="float">
            <text:p>0.01056194305419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26965856552124" calcext:value-type="float">
            <text:p>0.02696585655212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0330581665039" calcext:value-type="float">
            <text:p>0.01103305816650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6210708618164" calcext:value-type="float">
            <text:p>0.0106210708618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5540752410889" calcext:value-type="float">
            <text:p>0.01055407524108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212007522583" calcext:value-type="float">
            <text:p>0.0192120075225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1080570220947" calcext:value-type="float">
            <text:p>0.01910805702209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89769268035889" calcext:value-type="float">
            <text:p>0.01897692680358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1241245269775" calcext:value-type="float">
            <text:p>0.0211241245269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0059413909912" calcext:value-type="float">
            <text:p>0.02000594139099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5850601196289" calcext:value-type="float">
            <text:p>0.02058506011962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2413969039917" calcext:value-type="float">
            <text:p>0.0224139690399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5159187316895" calcext:value-type="float">
            <text:p>0.0205159187316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5979347229004" calcext:value-type="float">
            <text:p>0.02059793472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0259685516357" calcext:value-type="float">
            <text:p>0.02002596855163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1950073242187" calcext:value-type="float">
            <text:p>0.0201950073242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150899887085" calcext:value-type="float">
            <text:p>0.02015089988708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2319622039795" calcext:value-type="float">
            <text:p>0.0202319622039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9290981292725" calcext:value-type="float">
            <text:p>0.02092909812927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109694480896" calcext:value-type="float">
            <text:p>0.021096944808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09789276123" calcext:value-type="float">
            <text:p>0.02020978927612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2078819274902" calcext:value-type="float">
            <text:p>0.0202078819274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0040340423584" calcext:value-type="float">
            <text:p>0.0200040340423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5478668212891" calcext:value-type="float">
            <text:p>0.0205478668212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23450660705566" calcext:value-type="float">
            <text:p>0.02234506607055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92160606384277" calcext:value-type="float">
            <text:p>0.0192160606384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6499824523926" calcext:value-type="float">
            <text:p>0.01964998245239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8251476287842" calcext:value-type="float">
            <text:p>0.0208251476287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25048065185547" calcext:value-type="float">
            <text:p>0.0225048065185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8220481872559" calcext:value-type="float">
            <text:p>0.0208220481872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0660228729248" calcext:value-type="float">
            <text:p>0.0200660228729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9951400756836" calcext:value-type="float">
            <text:p>0.02099514007568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86748504638672" calcext:value-type="float">
            <text:p>0.01867485046386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4401016235352" calcext:value-type="float">
            <text:p>0.02044010162353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453929901123" calcext:value-type="float">
            <text:p>0.0204539299011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1121101379395" calcext:value-type="float">
            <text:p>0.0191121101379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16948986053467" calcext:value-type="float">
            <text:p>0.02169489860534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5257968902588" calcext:value-type="float">
            <text:p>0.01252579689025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9788646697998" calcext:value-type="float">
            <text:p>0.011978864669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7090473175049" calcext:value-type="float">
            <text:p>0.0107090473175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6539726257324" calcext:value-type="float">
            <text:p>0.01065397262573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228829383850098" calcext:value-type="float">
            <text:p>0.022882938385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8064022064209" calcext:value-type="float">
            <text:p>0.01806402206420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7900371551514" calcext:value-type="float">
            <text:p>0.01179003715515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02469825744629" calcext:value-type="float">
            <text:p>0.0202469825744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0211372375488" calcext:value-type="float">
            <text:p>0.0110211372375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38430595397949" calcext:value-type="float">
            <text:p>0.0138430595397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5471611022949" calcext:value-type="float">
            <text:p>0.01054716110229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5092134475708" calcext:value-type="float">
            <text:p>0.01509213447570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8939876556396" calcext:value-type="float">
            <text:p>0.011893987655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5070552825928" calcext:value-type="float">
            <text:p>0.0145070552825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6782188415527" calcext:value-type="float">
            <text:p>0.01167821884155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9550228118896" calcext:value-type="float">
            <text:p>0.0119550228118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9078884124756" calcext:value-type="float">
            <text:p>0.01090788841247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2981796264648" calcext:value-type="float">
            <text:p>0.0112981796264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0869407653809" calcext:value-type="float">
            <text:p>0.0110869407653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9990577697754" calcext:value-type="float">
            <text:p>0.0129990577697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269618988037" calcext:value-type="float">
            <text:p>0.01092696189880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5900764465332" calcext:value-type="float">
            <text:p>0.01059007644653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4620456695557" calcext:value-type="float">
            <text:p>0.01046204566955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51331424713135" calcext:value-type="float">
            <text:p>0.0151331424713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20420455932617" calcext:value-type="float">
            <text:p>0.01204204559326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1050605773926" calcext:value-type="float">
            <text:p>0.01110506057739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05099582672119" calcext:value-type="float">
            <text:p>0.02050995826721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2581253051758" calcext:value-type="float">
            <text:p>0.01125812530517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73349380493164" calcext:value-type="float">
            <text:p>0.0173349380493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1727714538574" calcext:value-type="float">
            <text:p>0.0111727714538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0898017883301" calcext:value-type="float">
            <text:p>0.011089801788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3951435089111" calcext:value-type="float">
            <text:p>0.0123951435089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9009647369385" calcext:value-type="float">
            <text:p>0.02090096473693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2079544067383" calcext:value-type="float">
            <text:p>0.0192079544067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3572044372559" calcext:value-type="float">
            <text:p>0.01935720443725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36918926239014" calcext:value-type="float">
            <text:p>0.0236918926239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11870670318604" calcext:value-type="float">
            <text:p>0.0211870670318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4200744628906" calcext:value-type="float">
            <text:p>0.02042007446289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22418308258057" calcext:value-type="float">
            <text:p>0.02224183082580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4689502716064" calcext:value-type="float">
            <text:p>0.0204689502716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456075668335" calcext:value-type="float">
            <text:p>0.0204560756683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4830169677734" calcext:value-type="float">
            <text:p>0.02048301696777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3700065612793" calcext:value-type="float">
            <text:p>0.02037000656127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11310386657715" calcext:value-type="float">
            <text:p>0.0211310386657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8828449249268" calcext:value-type="float">
            <text:p>0.0208828449249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3289985656738" calcext:value-type="float">
            <text:p>0.02032899856567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1849937438965" calcext:value-type="float">
            <text:p>0.02018499374389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9040641784668" calcext:value-type="float">
            <text:p>0.02090406417846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3888416290283" calcext:value-type="float">
            <text:p>0.02038884162902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9159851074219" calcext:value-type="float">
            <text:p>0.0209159851074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3890800476074" calcext:value-type="float">
            <text:p>0.02038908004760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8439826965332" calcext:value-type="float">
            <text:p>0.02084398269653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7118988037109" calcext:value-type="float">
            <text:p>0.0207118988037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3520526885986" calcext:value-type="float">
            <text:p>0.02135205268859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8089351654053" calcext:value-type="float">
            <text:p>0.02080893516540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36339569091797" calcext:value-type="float">
            <text:p>0.023633956909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4439888000488" calcext:value-type="float">
            <text:p>0.01944398880004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2980766296387" calcext:value-type="float">
            <text:p>0.01929807662963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0629959106445" calcext:value-type="float">
            <text:p>0.0190629959106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0069675445557" calcext:value-type="float">
            <text:p>0.01900696754455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4571018218994" calcext:value-type="float">
            <text:p>0.019457101821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2878246307373" calcext:value-type="float">
            <text:p>0.01928782463073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2019214630127" calcext:value-type="float">
            <text:p>0.0202019214630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13568210601807" calcext:value-type="float">
            <text:p>0.02135682106018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6499404907227" calcext:value-type="float">
            <text:p>0.0136499404907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26020908355713" calcext:value-type="float">
            <text:p>0.01260209083557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0859870910645" calcext:value-type="float">
            <text:p>0.01108598709106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78470611572266" calcext:value-type="float">
            <text:p>0.0178470611572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2051963806152" calcext:value-type="float">
            <text:p>0.0112051963806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55739784240723" calcext:value-type="float">
            <text:p>0.01557397842407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836124420166" calcext:value-type="float">
            <text:p>0.01083612442016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220980644226074" calcext:value-type="float">
            <text:p>0.02209806442260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0360126495361" calcext:value-type="float">
            <text:p>0.01303601264953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67548656463623" calcext:value-type="float">
            <text:p>0.01675486564636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4068984985352" calcext:value-type="float">
            <text:p>0.0114068984985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8218193054199" calcext:value-type="float">
            <text:p>0.0108218193054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7217979431152" calcext:value-type="float">
            <text:p>0.0157217979431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2801532745361" calcext:value-type="float">
            <text:p>0.01328015327453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7629299163818" calcext:value-type="float">
            <text:p>0.01076292991638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3940238952637" calcext:value-type="float">
            <text:p>0.01139402389526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20768547058105" calcext:value-type="float">
            <text:p>0.0120768547058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408805847168" calcext:value-type="float">
            <text:p>0.01140880584716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9460353851318" calcext:value-type="float">
            <text:p>0.01094603538513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1699104309082" calcext:value-type="float">
            <text:p>0.0111699104309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7100009918213" calcext:value-type="float">
            <text:p>0.01071000099182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7548236846924" calcext:value-type="float">
            <text:p>0.01075482368469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6790065765381" calcext:value-type="float">
            <text:p>0.01067900657653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901927947998" calcext:value-type="float">
            <text:p>0.01090192794799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3790035247803" calcext:value-type="float">
            <text:p>0.0113790035247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3348960876465" calcext:value-type="float">
            <text:p>0.01133489608764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9729766845703" calcext:value-type="float">
            <text:p>0.0109729766845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2500190734863" calcext:value-type="float">
            <text:p>0.01125001907348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6110572814941" calcext:value-type="float">
            <text:p>0.01061105728149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0911808013916" calcext:value-type="float">
            <text:p>0.01509118080139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4870071411133" calcext:value-type="float">
            <text:p>0.0114870071411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3880634307861" calcext:value-type="float">
            <text:p>0.01138806343078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6349620819092" calcext:value-type="float">
            <text:p>0.01963496208190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6640491485596" calcext:value-type="float">
            <text:p>0.0196640491485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10139751434326" calcext:value-type="float">
            <text:p>0.0210139751434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1289653778076" calcext:value-type="float">
            <text:p>0.02012896537780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4739570617676" calcext:value-type="float">
            <text:p>0.02047395706176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2479362487793" calcext:value-type="float">
            <text:p>0.02024793624877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5039978027344" calcext:value-type="float">
            <text:p>0.02050399780273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9708938598633" calcext:value-type="float">
            <text:p>0.01997089385986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5140113830566" calcext:value-type="float">
            <text:p>0.02051401138305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1969146728516" calcext:value-type="float">
            <text:p>0.02019691467285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2329158782959" calcext:value-type="float">
            <text:p>0.02023291587829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89478397369385" calcext:value-type="float">
            <text:p>0.01894783973693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4031467437744" calcext:value-type="float">
            <text:p>0.02040314674377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6630229949951" calcext:value-type="float">
            <text:p>0.02066302299499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6320285797119" calcext:value-type="float">
            <text:p>0.0206320285797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1129913330078" calcext:value-type="float">
            <text:p>0.02011299133300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128005027771" calcext:value-type="float">
            <text:p>0.0212800502777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81298828125" calcext:value-type="float">
            <text:p>0.020812988281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7860469818115" calcext:value-type="float">
            <text:p>0.0207860469818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9260711669922" calcext:value-type="float">
            <text:p>0.01992607116699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3070640563965" calcext:value-type="float">
            <text:p>0.0203070640563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089937210083" calcext:value-type="float">
            <text:p>0.01908993721008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7700729370117" calcext:value-type="float">
            <text:p>0.0207700729370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1938152313232" calcext:value-type="float">
            <text:p>0.02019381523132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85739994049072" calcext:value-type="float">
            <text:p>0.0185739994049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0620422363281" calcext:value-type="float">
            <text:p>0.01906204223632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9598541259766" calcext:value-type="float">
            <text:p>0.02095985412597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27100849151611" calcext:value-type="float">
            <text:p>0.02271008491516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4911231994629" calcext:value-type="float">
            <text:p>0.02049112319946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0889110565186" calcext:value-type="float">
            <text:p>0.0200889110565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898193359375" calcext:value-type="float">
            <text:p>0.018981933593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31997966766357" calcext:value-type="float">
            <text:p>0.02319979667663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7489566802979" calcext:value-type="float">
            <text:p>0.01274895668029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6250514984131" calcext:value-type="float">
            <text:p>0.01162505149841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0049247741699" calcext:value-type="float">
            <text:p>0.0110049247741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99167728424072" calcext:value-type="float">
            <text:p>0.01991677284240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5648460388184" calcext:value-type="float">
            <text:p>0.0165648460388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7879638671875" calcext:value-type="float">
            <text:p>0.01078796386718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23982048034668" calcext:value-type="float">
            <text:p>0.02398204803466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0667085647583" calcext:value-type="float">
            <text:p>0.01066708564758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94199085235596" calcext:value-type="float">
            <text:p>0.0194199085235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06267929077148" calcext:value-type="float">
            <text:p>0.0106267929077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7980194091797" calcext:value-type="float">
            <text:p>0.016798019409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6749534606934" calcext:value-type="float">
            <text:p>0.0106749534606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7110900878906" calcext:value-type="float">
            <text:p>0.01871109008789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62360668182373" calcext:value-type="float">
            <text:p>0.01623606681823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789083480835" calcext:value-type="float">
            <text:p>0.01178908348083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4121437072754" calcext:value-type="float">
            <text:p>0.0114121437072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7800960540771" calcext:value-type="float">
            <text:p>0.01078009605407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8489990234375" calcext:value-type="float">
            <text:p>0.01084899902343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4290714263916" calcext:value-type="float">
            <text:p>0.01142907142639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1961364746094" calcext:value-type="float">
            <text:p>0.01119613647460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319686889648" calcext:value-type="float">
            <text:p>0.01093196868896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3048553466797" calcext:value-type="float">
            <text:p>0.0113048553466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326789855957" calcext:value-type="float">
            <text:p>0.01132678985595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8711719512939" calcext:value-type="float">
            <text:p>0.01087117195129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936975479126" calcext:value-type="float">
            <text:p>0.01093697547912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6041431427002" calcext:value-type="float">
            <text:p>0.01060414314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6331577301025" calcext:value-type="float">
            <text:p>0.01163315773010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211648941040039" calcext:value-type="float">
            <text:p>0.02116489410400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8358860015869" calcext:value-type="float">
            <text:p>0.01083588600158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6818675994873" calcext:value-type="float">
            <text:p>0.01068186759948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2770881652832" calcext:value-type="float">
            <text:p>0.02277088165283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63748264312744" calcext:value-type="float">
            <text:p>0.0163748264312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4018821716309" calcext:value-type="float">
            <text:p>0.02140188217163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4150676727295" calcext:value-type="float">
            <text:p>0.0204150676727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4741954803467" calcext:value-type="float">
            <text:p>0.02047419548034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0000534057617" calcext:value-type="float">
            <text:p>0.01900005340576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0240612030029" calcext:value-type="float">
            <text:p>0.02002406120300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103931427002" calcext:value-type="float">
            <text:p>0.02010393142700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1361179351807" calcext:value-type="float">
            <text:p>0.02013611793518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1151371002197" calcext:value-type="float">
            <text:p>0.020115137100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1991329193115" calcext:value-type="float">
            <text:p>0.0191991329193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88999176025391" calcext:value-type="float">
            <text:p>0.0188999176025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9329853057861" calcext:value-type="float">
            <text:p>0.01993298530578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4579830169678" calcext:value-type="float">
            <text:p>0.02045798301696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3249454498291" calcext:value-type="float">
            <text:p>0.02032494544982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1121101379395" calcext:value-type="float">
            <text:p>0.0191121101379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0328826904297" calcext:value-type="float">
            <text:p>0.0200328826904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21021175384521" calcext:value-type="float">
            <text:p>0.02210211753845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2301273345947" calcext:value-type="float">
            <text:p>0.01923012733459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1459655761719" calcext:value-type="float">
            <text:p>0.0191459655761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22389698028564" calcext:value-type="float">
            <text:p>0.0222389698028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1179981231689" calcext:value-type="float">
            <text:p>0.02011799812316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7738876342773" calcext:value-type="float">
            <text:p>0.02077388763427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4911231994629" calcext:value-type="float">
            <text:p>0.02049112319946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5991268157959" calcext:value-type="float">
            <text:p>0.02059912681579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83420753479" calcext:value-type="float">
            <text:p>0.0208342075347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6727981567383" calcext:value-type="float">
            <text:p>0.0206727981567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6139812469482" calcext:value-type="float">
            <text:p>0.01961398124694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2539691925049" calcext:value-type="float">
            <text:p>0.01925396919250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1290378570557" calcext:value-type="float">
            <text:p>0.01912903785705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1800594329834" calcext:value-type="float">
            <text:p>0.01918005943298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1890468597412" calcext:value-type="float">
            <text:p>0.02018904685974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21869945526123" calcext:value-type="float">
            <text:p>0.0221869945526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1120376586914" calcext:value-type="float">
            <text:p>0.02011203765869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2040977478027" calcext:value-type="float">
            <text:p>0.01320409774780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41198635101318" calcext:value-type="float">
            <text:p>0.01411986351013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9639167785645" calcext:value-type="float">
            <text:p>0.01096391677856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5741024017334" calcext:value-type="float">
            <text:p>0.01057410240173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7419490814209" calcext:value-type="float">
            <text:p>0.01074194908142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3509426116943" calcext:value-type="float">
            <text:p>0.01035094261169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4730129241943" calcext:value-type="float">
            <text:p>0.01047301292419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87678337097168" calcext:value-type="float">
            <text:p>0.0187678337097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4479064941406" calcext:value-type="float">
            <text:p>0.01144790649414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134147644043" calcext:value-type="float">
            <text:p>0.0111341476440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0009860992432" calcext:value-type="float">
            <text:p>0.0160009860992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81839466094971" calcext:value-type="float">
            <text:p>0.01818394660949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1739635467529" calcext:value-type="float">
            <text:p>0.01117396354675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87559127807617" calcext:value-type="float">
            <text:p>0.01875591278076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3940238952637" calcext:value-type="float">
            <text:p>0.01139402389526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2249851226807" calcext:value-type="float">
            <text:p>0.01122498512268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7488956451416" calcext:value-type="float">
            <text:p>0.0174889564514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220580101013184" calcext:value-type="float">
            <text:p>0.0220580101013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2550258636475" calcext:value-type="float">
            <text:p>0.01125502586364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828971862793" calcext:value-type="float">
            <text:p>0.01082897186279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77029800415" calcext:value-type="float">
            <text:p>0.0109770298004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4150047302246" calcext:value-type="float">
            <text:p>0.0114150047302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6000900268555" calcext:value-type="float">
            <text:p>0.01060009002685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5359554290771" calcext:value-type="float">
            <text:p>0.01053595542907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5800628662109" calcext:value-type="float">
            <text:p>0.01058006286621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7710361480713" calcext:value-type="float">
            <text:p>0.01077103614807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8448734283447" calcext:value-type="float">
            <text:p>0.0118448734283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5110874176025" calcext:value-type="float">
            <text:p>0.01151108741760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21068954467773" calcext:value-type="float">
            <text:p>0.01210689544677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5477733612061" calcext:value-type="float">
            <text:p>0.01854777336120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01530456542969" calcext:value-type="float">
            <text:p>0.02015304565429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1961364746094" calcext:value-type="float">
            <text:p>0.01119613647460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37400531768799" calcext:value-type="float">
            <text:p>0.0237400531768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8168029785156" calcext:value-type="float">
            <text:p>0.0208168029785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2059745788574" calcext:value-type="float">
            <text:p>0.02020597457885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4861164093018" calcext:value-type="float">
            <text:p>0.0204861164093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2329158782959" calcext:value-type="float">
            <text:p>0.02023291587829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0719833374023" calcext:value-type="float">
            <text:p>0.0200719833374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1668739318848" calcext:value-type="float">
            <text:p>0.02016687393188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2639102935791" calcext:value-type="float">
            <text:p>0.02026391029357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1609134674072" calcext:value-type="float">
            <text:p>0.02016091346740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3840732574463" calcext:value-type="float">
            <text:p>0.02038407325744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1997756958008" calcext:value-type="float">
            <text:p>0.02019977569580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1451778411865" calcext:value-type="float">
            <text:p>0.02014517784118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7409858703613" calcext:value-type="float">
            <text:p>0.02074098587036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1829204559326" calcext:value-type="float">
            <text:p>0.01918292045593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8640098571777" calcext:value-type="float">
            <text:p>0.02086400985717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31399536132812" calcext:value-type="float">
            <text:p>0.02313995361328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5461978912354" calcext:value-type="float">
            <text:p>0.02054619789123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1160907745361" calcext:value-type="float">
            <text:p>0.02011609077453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2409496307373" calcext:value-type="float">
            <text:p>0.02124094963073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18441486358643" calcext:value-type="float">
            <text:p>0.02184414863586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827054977417" calcext:value-type="float">
            <text:p>0.0208270549774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4310417175293" calcext:value-type="float">
            <text:p>0.02043104171752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29580402374268" calcext:value-type="float">
            <text:p>0.02295804023742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3217735290527" calcext:value-type="float">
            <text:p>0.02132177352905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9541320800781" calcext:value-type="float">
            <text:p>0.02095413208007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13720798492432" calcext:value-type="float">
            <text:p>0.02137207984924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8461284637451" calcext:value-type="float">
            <text:p>0.02084612846374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6711292266846" calcext:value-type="float">
            <text:p>0.02067112922668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9959278106689" calcext:value-type="float">
            <text:p>0.01999592781066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0560092926025" calcext:value-type="float">
            <text:p>0.02005600929260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1190242767334" calcext:value-type="float">
            <text:p>0.0191190242767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5870399475098" calcext:value-type="float">
            <text:p>0.0195870399475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5391483306885" calcext:value-type="float">
            <text:p>0.01253914833068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7221603393555" calcext:value-type="float">
            <text:p>0.01072216033935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2289657592773" calcext:value-type="float">
            <text:p>0.01222896575927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8189582824707" calcext:value-type="float">
            <text:p>0.01081895828247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3030624389648" calcext:value-type="float">
            <text:p>0.01630306243896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275053024292" calcext:value-type="float">
            <text:p>0.01127505302429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5040073394775" calcext:value-type="float">
            <text:p>0.01050400733947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5963077545166" calcext:value-type="float">
            <text:p>0.01596307754516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7117977142334" calcext:value-type="float">
            <text:p>0.01711797714233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1780166625977" calcext:value-type="float">
            <text:p>0.01117801666259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93228721618652" calcext:value-type="float">
            <text:p>0.01932287216186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6620788574219" calcext:value-type="float">
            <text:p>0.01066207885742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64780616760254" calcext:value-type="float">
            <text:p>0.0164780616760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646032333374" calcext:value-type="float">
            <text:p>0.01164603233337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60410404205322" calcext:value-type="float">
            <text:p>0.01604104042053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5109214782715" calcext:value-type="float">
            <text:p>0.01051092147827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1391544342041" calcext:value-type="float">
            <text:p>0.01113915443420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2650394439697" calcext:value-type="float">
            <text:p>0.0112650394439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955810546875" calcext:value-type="float">
            <text:p>0.01095581054687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9658241271973" calcext:value-type="float">
            <text:p>0.01096582412719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0671520233154" calcext:value-type="float">
            <text:p>0.0110671520233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9570026397705" calcext:value-type="float">
            <text:p>0.01095700263977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7650756835938" calcext:value-type="float">
            <text:p>0.01076507568359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470222473145" calcext:value-type="float">
            <text:p>0.0111470222473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4438533782959" calcext:value-type="float">
            <text:p>0.01144385337829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3990306854248" calcext:value-type="float">
            <text:p>0.01139903068542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5931034088135" calcext:value-type="float">
            <text:p>0.0115931034088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04518699646" calcext:value-type="float">
            <text:p>0.018045186996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2290382385254" calcext:value-type="float">
            <text:p>0.01122903823852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88710689544678" calcext:value-type="float">
            <text:p>0.01887106895446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6589794158936" calcext:value-type="float">
            <text:p>0.01065897941589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5991363525391" calcext:value-type="float">
            <text:p>0.01059913635253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7649936676025" calcext:value-type="float">
            <text:p>0.02176499366760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7780132293701" calcext:value-type="float">
            <text:p>0.0197780132293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6198692321777" calcext:value-type="float">
            <text:p>0.02061986923217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9419727325439" calcext:value-type="float">
            <text:p>0.0209419727325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3227996826172" calcext:value-type="float">
            <text:p>0.0203227996826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9989547729492" calcext:value-type="float">
            <text:p>0.02099895477294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16970443725586" calcext:value-type="float">
            <text:p>0.02169704437255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16519832611084" calcext:value-type="float">
            <text:p>0.02165198326110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4300880432129" calcext:value-type="float">
            <text:p>0.0204300880432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10030078887939" calcext:value-type="float">
            <text:p>0.02100300788879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5729007720947" calcext:value-type="float">
            <text:p>0.02057290077209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11050510406494" calcext:value-type="float">
            <text:p>0.0211050510406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5690135955811" calcext:value-type="float">
            <text:p>0.02156901359558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4339027404785" calcext:value-type="float">
            <text:p>0.02043390274047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395040512085" calcext:value-type="float">
            <text:p>0.0203950405120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176887512207" calcext:value-type="float">
            <text:p>0.0201768875122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8189487457275" calcext:value-type="float">
            <text:p>0.0208189487457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3759670257568" calcext:value-type="float">
            <text:p>0.0203759670257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841121673584" calcext:value-type="float">
            <text:p>0.02084112167358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9639072418213" calcext:value-type="float">
            <text:p>0.0209639072418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0779438018799" calcext:value-type="float">
            <text:p>0.0200779438018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2839374542236" calcext:value-type="float">
            <text:p>0.0202839374542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0660228729248" calcext:value-type="float">
            <text:p>0.02006602287292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4310417175293" calcext:value-type="float">
            <text:p>0.02043104171752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13510990142822" calcext:value-type="float">
            <text:p>0.02135109901428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9779739379883" calcext:value-type="float">
            <text:p>0.0209779739379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0029144287109" calcext:value-type="float">
            <text:p>0.01900291442871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3080902099609" calcext:value-type="float">
            <text:p>0.01930809020996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8991298675537" calcext:value-type="float">
            <text:p>0.01989912986755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927978515625" calcext:value-type="float">
            <text:p>0.0199279785156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6261405944824" calcext:value-type="float">
            <text:p>0.0196261405944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8389759063721" calcext:value-type="float">
            <text:p>0.02083897590637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3499164581299" calcext:value-type="float">
            <text:p>0.011349916458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8499526977539" calcext:value-type="float">
            <text:p>0.01084995269775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7509365081787" calcext:value-type="float">
            <text:p>0.01175093650817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0647888183594" calcext:value-type="float">
            <text:p>0.0140647888183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2068653106689" calcext:value-type="float">
            <text:p>0.01120686531066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50489807128906" calcext:value-type="float">
            <text:p>0.01504898071289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6760005950928" calcext:value-type="float">
            <text:p>0.01267600059509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46222114562988" calcext:value-type="float">
            <text:p>0.01462221145629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0511779785156" calcext:value-type="float">
            <text:p>0.0110511779785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7596960067749" calcext:value-type="float">
            <text:p>0.01759696006774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8511447906494" calcext:value-type="float">
            <text:p>0.0108511447906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32908821105957" calcext:value-type="float">
            <text:p>0.01329088211059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458158493042" calcext:value-type="float">
            <text:p>0.01145815849304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91428661346436" calcext:value-type="float">
            <text:p>0.01914286613464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3048553466797" calcext:value-type="float">
            <text:p>0.0113048553466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6158256530762" calcext:value-type="float">
            <text:p>0.01061582565307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1141204833984" calcext:value-type="float">
            <text:p>0.01111412048339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7190608978271" calcext:value-type="float">
            <text:p>0.0107190608978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6720199584961" calcext:value-type="float">
            <text:p>0.01167201995849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6310844421387" calcext:value-type="float">
            <text:p>0.01063108444213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5950832366943" calcext:value-type="float">
            <text:p>0.01059508323669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7688903808594" calcext:value-type="float">
            <text:p>0.01076889038085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47559642791748" calcext:value-type="float">
            <text:p>0.01475596427917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0621452331543" calcext:value-type="float">
            <text:p>0.0110621452331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4799270629883" calcext:value-type="float">
            <text:p>0.01047992706298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22197961807251" calcext:value-type="float">
            <text:p>0.0221979618072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74288749694824" calcext:value-type="float">
            <text:p>0.01742887496948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77459716796875" calcext:value-type="float">
            <text:p>0.01774597167968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5719566345215" calcext:value-type="float">
            <text:p>0.01057195663452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5350017547607" calcext:value-type="float">
            <text:p>0.01053500175476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03731060028076" calcext:value-type="float">
            <text:p>0.0203731060028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27809047698975" calcext:value-type="float">
            <text:p>0.01278090476989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7638740539551" calcext:value-type="float">
            <text:p>0.02076387405395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2839374542236" calcext:value-type="float">
            <text:p>0.02028393745422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10258960723877" calcext:value-type="float">
            <text:p>0.02102589607238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1689472198486" calcext:value-type="float">
            <text:p>0.02116894721984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1700458526611" calcext:value-type="float">
            <text:p>0.01917004585266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8590030670166" calcext:value-type="float">
            <text:p>0.02085900306701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2898979187012" calcext:value-type="float">
            <text:p>0.0202898979187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7469463348389" calcext:value-type="float">
            <text:p>0.02074694633483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5321311950684" calcext:value-type="float">
            <text:p>0.02053213119506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9530124664307" calcext:value-type="float">
            <text:p>0.0199530124664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1470851898193" calcext:value-type="float">
            <text:p>0.02014708518981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2009677886963" calcext:value-type="float">
            <text:p>0.02020096778869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1478729248047" calcext:value-type="float">
            <text:p>0.0191478729248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3120708465576" calcext:value-type="float">
            <text:p>0.02031207084655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8511352539062" calcext:value-type="float">
            <text:p>0.02085113525390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413875579834" calcext:value-type="float">
            <text:p>0.02041387557983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7600593566895" calcext:value-type="float">
            <text:p>0.0207600593566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52903175354" calcext:value-type="float">
            <text:p>0.020529031753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6840038299561" calcext:value-type="float">
            <text:p>0.02068400382995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9181308746338" calcext:value-type="float">
            <text:p>0.02091813087463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13749408721924" calcext:value-type="float">
            <text:p>0.02137494087219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1141109466553" calcext:value-type="float">
            <text:p>0.02111411094665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5769538879395" calcext:value-type="float">
            <text:p>0.020576953887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6170806884766" calcext:value-type="float">
            <text:p>0.01961708068847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291877746582" calcext:value-type="float">
            <text:p>0.01929187774658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2078819274902" calcext:value-type="float">
            <text:p>0.0202078819274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7300186157227" calcext:value-type="float">
            <text:p>0.0207300186157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89521312713623" calcext:value-type="float">
            <text:p>0.01895213127136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9329853057861" calcext:value-type="float">
            <text:p>0.01993298530578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8239555358887" calcext:value-type="float">
            <text:p>0.02082395553588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21669673919678" calcext:value-type="float">
            <text:p>0.02216696739196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2789306640625" calcext:value-type="float">
            <text:p>0.02027893066406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1349563598633" calcext:value-type="float">
            <text:p>0.01313495635986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9601020812988" calcext:value-type="float">
            <text:p>0.01096010208129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8169784545898" calcext:value-type="float">
            <text:p>0.011816978454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7959976196289" calcext:value-type="float">
            <text:p>0.01179599761962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1438503265381" calcext:value-type="float">
            <text:p>0.01214385032653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411190032959" calcext:value-type="float">
            <text:p>0.0114111900329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6189250946045" calcext:value-type="float">
            <text:p>0.01061892509460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11429691314697" calcext:value-type="float">
            <text:p>0.0111429691314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09560489654541" calcext:value-type="float">
            <text:p>0.01095604896545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829158782959" calcext:value-type="float">
            <text:p>0.0148291587829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9779834747314" calcext:value-type="float">
            <text:p>0.01097798347473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22230052947998" calcext:value-type="float">
            <text:p>0.012223005294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92239284515381" calcext:value-type="float">
            <text:p>0.0192239284515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87430381774902" calcext:value-type="float">
            <text:p>0.0187430381774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68900489807129" calcext:value-type="float">
            <text:p>0.01689004898071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77929401397705" calcext:value-type="float">
            <text:p>0.01779294013977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530948638916" calcext:value-type="float">
            <text:p>0.0105309486389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2419128417969" calcext:value-type="float">
            <text:p>0.01124191284179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1870765686035" calcext:value-type="float">
            <text:p>0.01118707656860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4889144897461" calcext:value-type="float">
            <text:p>0.01148891448974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6799602508545" calcext:value-type="float">
            <text:p>0.01067996025085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1899375915527" calcext:value-type="float">
            <text:p>0.01118993759155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7781887054443" calcext:value-type="float">
            <text:p>0.01077818870544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26349925994873" calcext:value-type="float">
            <text:p>0.01263499259948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5858058929443" calcext:value-type="float">
            <text:p>0.01358580589294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6079578399658" calcext:value-type="float">
            <text:p>0.01060795783996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8268260955811" calcext:value-type="float">
            <text:p>0.01082682609558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6749534606934" calcext:value-type="float">
            <text:p>0.01067495346069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160135269165" calcext:value-type="float">
            <text:p>0.01116013526916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6580257415771" calcext:value-type="float">
            <text:p>0.01065802574157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5249881744385" calcext:value-type="float">
            <text:p>0.01052498817443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7700824737549" calcext:value-type="float">
            <text:p>0.01077008247375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3791389465332" calcext:value-type="float">
            <text:p>0.01937913894653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1869735717773" calcext:value-type="float">
            <text:p>0.01918697357177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2029476165771" calcext:value-type="float">
            <text:p>0.0192029476165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5991992950439" calcext:value-type="float">
            <text:p>0.01959919929504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6671485900879" calcext:value-type="float">
            <text:p>0.01966714859008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1330184936523" calcext:value-type="float">
            <text:p>0.02013301849365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2980041503906" calcext:value-type="float">
            <text:p>0.02029800415039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1450119018555" calcext:value-type="float">
            <text:p>0.01914501190185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89130306243896" calcext:value-type="float">
            <text:p>0.0189130306243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205020904541" calcext:value-type="float">
            <text:p>0.02020502090454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8099613189697" calcext:value-type="float">
            <text:p>0.0198099613189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11551189422607" calcext:value-type="float">
            <text:p>0.0211551189422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3611125946045" calcext:value-type="float">
            <text:p>0.02136111259460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690990447998" calcext:value-type="float">
            <text:p>0.01969099044799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280122756958" calcext:value-type="float">
            <text:p>0.02028012275695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4620361328125" calcext:value-type="float">
            <text:p>0.0204620361328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6840038299561" calcext:value-type="float">
            <text:p>0.02068400382995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9489593505859" calcext:value-type="float">
            <text:p>0.01994895935058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5380916595459" calcext:value-type="float">
            <text:p>0.02053809165954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8368301391602" calcext:value-type="float">
            <text:p>0.020836830139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8830833435059" calcext:value-type="float">
            <text:p>0.02088308334350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6849575042725" calcext:value-type="float">
            <text:p>0.02068495750427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97560787200928" calcext:value-type="float">
            <text:p>0.01975607872009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7979679107666" calcext:value-type="float">
            <text:p>0.02079796791076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4242000579834" calcext:value-type="float">
            <text:p>0.01942420005798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7999477386475" calcext:value-type="float">
            <text:p>0.01979994773864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6549892425537" calcext:value-type="float">
            <text:p>0.0196549892425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219087600708" calcext:value-type="float">
            <text:p>0.02021908760070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7370052337646" calcext:value-type="float">
            <text:p>0.01973700523376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12099552154541" calcext:value-type="float">
            <text:p>0.02120995521545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0631618499756" calcext:value-type="float">
            <text:p>0.02006316184997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1010160446167" calcext:value-type="float">
            <text:p>0.02101016044616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437105178833" calcext:value-type="float">
            <text:p>0.0124371051788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1380558013916" calcext:value-type="float">
            <text:p>0.01313805580139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8401775360107" calcext:value-type="float">
            <text:p>0.0108401775360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8580589294434" calcext:value-type="float">
            <text:p>0.01085805892944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3559913635254" calcext:value-type="float">
            <text:p>0.01635599136352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673999786377" calcext:value-type="float">
            <text:p>0.01067399978637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5259418487549" calcext:value-type="float">
            <text:p>0.01052594184875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59780979156494" calcext:value-type="float">
            <text:p>0.0159780979156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56180858612061" calcext:value-type="float">
            <text:p>0.01561808586120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09379291534424" calcext:value-type="float">
            <text:p>0.01093792915344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2410736083984" calcext:value-type="float">
            <text:p>0.01624107360839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7650241851807" calcext:value-type="float">
            <text:p>0.01476502418518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07800960540771" calcext:value-type="float">
            <text:p>0.01078009605407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7347965240479" calcext:value-type="float">
            <text:p>0.01073479652404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45950317382813" calcext:value-type="float">
            <text:p>0.01459503173828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43439769744873" calcext:value-type="float">
            <text:p>0.0143439769744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9829902648926" calcext:value-type="float">
            <text:p>0.01098299026489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7991695404053" calcext:value-type="float">
            <text:p>0.01079916954040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8652114868164" calcext:value-type="float">
            <text:p>0.0108652114868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0840797424316" calcext:value-type="float">
            <text:p>0.01108407974243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8250846862793" calcext:value-type="float">
            <text:p>0.01182508468627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7648372650146" calcext:value-type="float">
            <text:p>0.0107648372650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9050273895264" calcext:value-type="float">
            <text:p>0.01090502738952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0580921173096" calcext:value-type="float">
            <text:p>0.0110580921173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7769966125488" calcext:value-type="float">
            <text:p>0.01077699661254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6949806213379" calcext:value-type="float">
            <text:p>0.0106949806213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4409923553467" calcext:value-type="float">
            <text:p>0.01144099235534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4311866760254" calcext:value-type="float">
            <text:p>0.0184311866760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0461711883545" calcext:value-type="float">
            <text:p>0.0110461711883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13708972930908" calcext:value-type="float">
            <text:p>0.01137089729309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1110420227051" calcext:value-type="float">
            <text:p>0.01411104202270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68380737304688" calcext:value-type="float">
            <text:p>0.01683807373046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0700759887695" calcext:value-type="float">
            <text:p>0.0200700759887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5579528808594" calcext:value-type="float">
            <text:p>0.0195579528808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6919441223145" calcext:value-type="float">
            <text:p>0.0196919441223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9400653839111" calcext:value-type="float">
            <text:p>0.02094006538391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17480659484863" calcext:value-type="float">
            <text:p>0.02174806594848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20909118652344" calcext:value-type="float">
            <text:p>0.02209091186523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0629234313965" calcext:value-type="float">
            <text:p>0.02006292343139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4257965087891" calcext:value-type="float">
            <text:p>0.02042579650878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65110206604" calcext:value-type="float">
            <text:p>0.0206511020660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8790302276611" calcext:value-type="float">
            <text:p>0.02087903022766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2441215515137" calcext:value-type="float">
            <text:p>0.0202441215515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3239917755127" calcext:value-type="float">
            <text:p>0.0203239917755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4019546508789" calcext:value-type="float">
            <text:p>0.02040195465087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9670791625977" calcext:value-type="float">
            <text:p>0.01996707916259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0560817718506" calcext:value-type="float">
            <text:p>0.01905608177185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1461315155029" calcext:value-type="float">
            <text:p>0.02014613151550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2251205444336" calcext:value-type="float">
            <text:p>0.01922512054443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1609859466553" calcext:value-type="float">
            <text:p>0.01916098594665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3099250793457" calcext:value-type="float">
            <text:p>0.02030992507934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12650299072266" calcext:value-type="float">
            <text:p>0.02126502990722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95720195770264" calcext:value-type="float">
            <text:p>0.01957201957702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4211006164551" calcext:value-type="float">
            <text:p>0.01942110061645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17480659484863" calcext:value-type="float">
            <text:p>0.02174806594848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1160182952881" calcext:value-type="float">
            <text:p>0.02111601829528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4238891601562" calcext:value-type="float">
            <text:p>0.02042388916015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5841064453125" calcext:value-type="float">
            <text:p>0.0205841064453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18009948730469" calcext:value-type="float">
            <text:p>0.02180099487304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18420028686523" calcext:value-type="float">
            <text:p>0.02184200286865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2748775482178" calcext:value-type="float">
            <text:p>0.0202748775482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258903503418" calcext:value-type="float">
            <text:p>0.0202589035034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0319290161133" calcext:value-type="float">
            <text:p>0.0200319290161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8140144348145" calcext:value-type="float">
            <text:p>0.0198140144348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5160217285156" calcext:value-type="float">
            <text:p>0.0125160217285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4529857635498" calcext:value-type="float">
            <text:p>0.0104529857635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9620094299316" calcext:value-type="float">
            <text:p>0.01096200942993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6229782104492" calcext:value-type="float">
            <text:p>0.01062297821044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97100639343262" calcext:value-type="float">
            <text:p>0.01971006393432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3720893859863" calcext:value-type="float">
            <text:p>0.01137208938598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2569332122803" calcext:value-type="float">
            <text:p>0.011256933212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62191390991211" calcext:value-type="float">
            <text:p>0.01621913909912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5039558410645" calcext:value-type="float">
            <text:p>0.01450395584106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6838684082031" calcext:value-type="float">
            <text:p>0.01268386840820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6980285644531" calcext:value-type="float">
            <text:p>0.01469802856445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1398696899414" calcext:value-type="float">
            <text:p>0.01113986968994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05609893798828" calcext:value-type="float">
            <text:p>0.01056098937988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64961814880371" calcext:value-type="float">
            <text:p>0.01649618148803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75590515136719" calcext:value-type="float">
            <text:p>0.01755905151367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3909244537354" calcext:value-type="float">
            <text:p>0.01139092445373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59580707550049" calcext:value-type="float">
            <text:p>0.01595807075500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4891529083252" calcext:value-type="float">
            <text:p>0.01148915290832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4260444641113" calcext:value-type="float">
            <text:p>0.01042604446411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6298923492432" calcext:value-type="float">
            <text:p>0.01062989234924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0688209533691" calcext:value-type="float">
            <text:p>0.01106882095336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6101036071777" calcext:value-type="float">
            <text:p>0.01061010360717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6611251831055" calcext:value-type="float">
            <text:p>0.01066112518310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9758377075195" calcext:value-type="float">
            <text:p>0.0109758377075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4990005493164" calcext:value-type="float">
            <text:p>0.01049900054931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7579231262207" calcext:value-type="float">
            <text:p>0.01075792312622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2380981445313" calcext:value-type="float">
            <text:p>0.01123809814453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0318660736084" calcext:value-type="float">
            <text:p>0.01103186607360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0170841217041" calcext:value-type="float">
            <text:p>0.0110170841217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211360454559326" calcext:value-type="float">
            <text:p>0.02113604545593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0311508178711" calcext:value-type="float">
            <text:p>0.0110311508178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7979774475098" calcext:value-type="float">
            <text:p>0.0107979774475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5090045928955" calcext:value-type="float">
            <text:p>0.02050900459289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0889110565186" calcext:value-type="float">
            <text:p>0.02008891105651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1128253936768" calcext:value-type="float">
            <text:p>0.01911282539367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4240550994873" calcext:value-type="float">
            <text:p>0.02142405509948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11009979248047" calcext:value-type="float">
            <text:p>0.02110099792480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98519229888916" calcext:value-type="float">
            <text:p>0.01985192298889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97000503540039" calcext:value-type="float">
            <text:p>0.01970005035400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1557092666626" calcext:value-type="float">
            <text:p>0.02155709266662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9689865112305" calcext:value-type="float">
            <text:p>0.01996898651123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89189910888672" calcext:value-type="float">
            <text:p>0.01891899108886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338846206665" calcext:value-type="float">
            <text:p>0.01933884620666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30541229248047" calcext:value-type="float">
            <text:p>0.02305412292480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7719802856445" calcext:value-type="float">
            <text:p>0.02077198028564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3179588317871" calcext:value-type="float">
            <text:p>0.02131795883178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0210342407227" calcext:value-type="float">
            <text:p>0.01902103424072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3440189361572" calcext:value-type="float">
            <text:p>0.02034401893615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5061435699463" calcext:value-type="float">
            <text:p>0.02050614356994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12090015411377" calcext:value-type="float">
            <text:p>0.02120900154113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7393102645874" calcext:value-type="float">
            <text:p>0.02739310264587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7760334014893" calcext:value-type="float">
            <text:p>0.02077603340148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9591388702393" calcext:value-type="float">
            <text:p>0.02095913887023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1238861083984" calcext:value-type="float">
            <text:p>0.02112388610839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4591751098633" calcext:value-type="float">
            <text:p>0.02045917510986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9631195068359" calcext:value-type="float">
            <text:p>0.02196311950683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16012001037598" calcext:value-type="float">
            <text:p>0.0216012001037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4379558563232" calcext:value-type="float">
            <text:p>0.02043795585632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737886428833" calcext:value-type="float">
            <text:p>0.02073788642883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6608772277832" calcext:value-type="float">
            <text:p>0.02066087722778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2980041503906" calcext:value-type="float">
            <text:p>0.02029800415039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1108455657959" calcext:value-type="float">
            <text:p>0.02011084556579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6000804901123" calcext:value-type="float">
            <text:p>0.02060008049011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2270278930664" calcext:value-type="float">
            <text:p>0.01922702789306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2450122833252" calcext:value-type="float">
            <text:p>0.01124501228332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4789733886719" calcext:value-type="float">
            <text:p>0.01047897338867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214017868042" calcext:value-type="float">
            <text:p>0.01121401786804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51498317718506" calcext:value-type="float">
            <text:p>0.01514983177185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56569480895996" calcext:value-type="float">
            <text:p>0.015656948089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4498863220215" calcext:value-type="float">
            <text:p>0.01044988632202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99830532073975" calcext:value-type="float">
            <text:p>0.01998305320739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2110843658447" calcext:value-type="float">
            <text:p>0.01221108436584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201489925384521" calcext:value-type="float">
            <text:p>0.02014899253845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0500068664551" calcext:value-type="float">
            <text:p>0.01405000686645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8320713043213" calcext:value-type="float">
            <text:p>0.01083207130432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1030292510986" calcext:value-type="float">
            <text:p>0.01610302925109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08788013458252" calcext:value-type="float">
            <text:p>0.01087880134582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8740329742432" calcext:value-type="float">
            <text:p>0.01087403297424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18581199646" calcext:value-type="float">
            <text:p>0.0121858119964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0039710998535" calcext:value-type="float">
            <text:p>0.01100397109985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5869979858398" calcext:value-type="float">
            <text:p>0.0135869979858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39689445495605" calcext:value-type="float">
            <text:p>0.01396894454956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33681297302246" calcext:value-type="float">
            <text:p>0.01336812973022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5860233306885" calcext:value-type="float">
            <text:p>0.01058602333068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225866317749" calcext:value-type="float">
            <text:p>0.01222586631774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340856552124" calcext:value-type="float">
            <text:p>0.01134085655212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9407901763916" calcext:value-type="float">
            <text:p>0.01094079017639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021995544434" calcext:value-type="float">
            <text:p>0.01110219955444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9099617004395" calcext:value-type="float">
            <text:p>0.0119099617004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8980407714844" calcext:value-type="float">
            <text:p>0.01189804077148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8210315704346" calcext:value-type="float">
            <text:p>0.01182103157043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887788772583" calcext:value-type="float">
            <text:p>0.01188778877258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754035949707" calcext:value-type="float">
            <text:p>0.01175403594970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981912612915" calcext:value-type="float">
            <text:p>0.01598191261291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9701156616211" calcext:value-type="float">
            <text:p>0.010970115661621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90439224243164" calcext:value-type="float">
            <text:p>0.01904392242431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9281444549561" calcext:value-type="float">
            <text:p>0.02092814445495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0111865997314" calcext:value-type="float">
            <text:p>0.02001118659973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23689079284668" calcext:value-type="float">
            <text:p>0.02236890792846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8640098571777" calcext:value-type="float">
            <text:p>0.02086400985717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9000110626221" calcext:value-type="float">
            <text:p>0.02090001106262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5199718475342" calcext:value-type="float">
            <text:p>0.02051997184753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5838680267334" calcext:value-type="float">
            <text:p>0.02058386802673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9929943084717" calcext:value-type="float">
            <text:p>0.02099299430847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3440189361572" calcext:value-type="float">
            <text:p>0.02034401893615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3869342803955" calcext:value-type="float">
            <text:p>0.02038693428039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0659503936768" calcext:value-type="float">
            <text:p>0.02106595039367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4718112945557" calcext:value-type="float">
            <text:p>0.02047181129455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6938514709473" calcext:value-type="float">
            <text:p>0.01969385147094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0058689117432" calcext:value-type="float">
            <text:p>0.02100586891174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4248428344727" calcext:value-type="float">
            <text:p>0.02042484283447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6480026245117" calcext:value-type="float">
            <text:p>0.02064800262451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7090377807617" calcext:value-type="float">
            <text:p>0.020709037780762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2851295471191" calcext:value-type="float">
            <text:p>0.02028512954711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5191841125488" calcext:value-type="float">
            <text:p>0.02151918411254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5750465393066" calcext:value-type="float">
            <text:p>0.02057504653930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3900337219238" calcext:value-type="float">
            <text:p>0.02039003372192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8117961883545" calcext:value-type="float">
            <text:p>0.02081179618835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6170082092285" calcext:value-type="float">
            <text:p>0.02061700820922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8179950714111" calcext:value-type="float">
            <text:p>0.02081799507141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1938152313232" calcext:value-type="float">
            <text:p>0.02019381523132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3518867492676" calcext:value-type="float">
            <text:p>0.02035188674926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2908515930176" calcext:value-type="float">
            <text:p>0.02029085159301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6558704376221" calcext:value-type="float">
            <text:p>0.02065587043762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10809707641602" calcext:value-type="float">
            <text:p>0.0210809707641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11861133575439" calcext:value-type="float">
            <text:p>0.02118611335754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9939479827881" calcext:value-type="float">
            <text:p>0.02099394798278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6151008605957" calcext:value-type="float">
            <text:p>0.02061510086059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49610042572021" calcext:value-type="float">
            <text:p>0.01496100425720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9169483184814" calcext:value-type="float">
            <text:p>0.01091694831848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3370418548584" calcext:value-type="float">
            <text:p>0.01133704185485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212039947509766" calcext:value-type="float">
            <text:p>0.02120399475097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1031532287598" calcext:value-type="float">
            <text:p>0.0111031532287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8840675354004" calcext:value-type="float">
            <text:p>0.013884067535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8249187469482" calcext:value-type="float">
            <text:p>0.01082491874694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81980133056641" calcext:value-type="float">
            <text:p>0.01819801330566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4090442657471" calcext:value-type="float">
            <text:p>0.01140904426574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65791511535645" calcext:value-type="float">
            <text:p>0.01657915115356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60250663757324" calcext:value-type="float">
            <text:p>0.01602506637573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746997833252" calcext:value-type="float">
            <text:p>0.01674699783325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3940238952637" calcext:value-type="float">
            <text:p>0.01139402389526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06291675567627" calcext:value-type="float">
            <text:p>0.02062916755676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9210014343262" calcext:value-type="float">
            <text:p>0.01092100143432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918140411377" calcext:value-type="float">
            <text:p>0.01091814041137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34150981903076" calcext:value-type="float">
            <text:p>0.01341509819030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9169483184814" calcext:value-type="float">
            <text:p>0.01091694831848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278048515319824" calcext:value-type="float">
            <text:p>0.02780485153198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3850059509277" calcext:value-type="float">
            <text:p>0.01738500595092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7519626617432" calcext:value-type="float">
            <text:p>0.01075196266174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95419788360596" calcext:value-type="float">
            <text:p>0.0195419788360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5071067810059" calcext:value-type="float">
            <text:p>0.01050710678100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5550289154053" calcext:value-type="float">
            <text:p>0.01055502891540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202240943908691" calcext:value-type="float">
            <text:p>0.02022409439086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65700912475586" calcext:value-type="float">
            <text:p>0.01657009124755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8170509338379" calcext:value-type="float">
            <text:p>0.01081705093383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6339454650879" calcext:value-type="float">
            <text:p>0.01063394546508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1989974975586" calcext:value-type="float">
            <text:p>0.01119899749755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57990455627441" calcext:value-type="float">
            <text:p>0.01579904556274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085054397583" calcext:value-type="float">
            <text:p>0.01408505439758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685920715332" calcext:value-type="float">
            <text:p>0.01068592071533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5048789978027" calcext:value-type="float">
            <text:p>0.02150487899780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0610160827637" calcext:value-type="float">
            <text:p>0.02006101608276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1148986816406" calcext:value-type="float">
            <text:p>0.02011489868164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8770503997803" calcext:value-type="float">
            <text:p>0.0218770503997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10769176483154" calcext:value-type="float">
            <text:p>0.02107691764831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3158855438232" calcext:value-type="float">
            <text:p>0.02031588554382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3249454498291" calcext:value-type="float">
            <text:p>0.02032494544982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89800262451172" calcext:value-type="float">
            <text:p>0.018980026245117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19669342041016" calcext:value-type="float">
            <text:p>0.02196693420410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4739570617676" calcext:value-type="float">
            <text:p>0.02047395706176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5340385437012" calcext:value-type="float">
            <text:p>0.02053403854370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12199687957764" calcext:value-type="float">
            <text:p>0.02121996879577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2709903717041" calcext:value-type="float">
            <text:p>0.02127099037170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89230442047119" calcext:value-type="float">
            <text:p>0.01892304420471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5419063568115" calcext:value-type="float">
            <text:p>0.02054190635681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0397968292236" calcext:value-type="float">
            <text:p>0.02003979682922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9169387817383" calcext:value-type="float">
            <text:p>0.02091693878173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5349922180176" calcext:value-type="float">
            <text:p>0.02053499221801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8868980407715" calcext:value-type="float">
            <text:p>0.02088689804077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3847885131836" calcext:value-type="float">
            <text:p>0.02038478851318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10931301116943" calcext:value-type="float">
            <text:p>0.02109313011169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6010341644287" calcext:value-type="float">
            <text:p>0.02060103416442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7068920135498" calcext:value-type="float">
            <text:p>0.0207068920135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3359127044678" calcext:value-type="float">
            <text:p>0.02033591270446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474983215332" calcext:value-type="float">
            <text:p>0.019474983215332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2060470581055" calcext:value-type="float">
            <text:p>0.01920604705810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118070602417" calcext:value-type="float">
            <text:p>0.01911807060241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1299915313721" calcext:value-type="float">
            <text:p>0.01912999153137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0720558166504" calcext:value-type="float">
            <text:p>0.0190720558166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1831588745117" calcext:value-type="float">
            <text:p>0.01918315887451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5229053497314" calcext:value-type="float">
            <text:p>0.01952290534973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4239616394043" calcext:value-type="float">
            <text:p>0.01942396163940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3958587646484" calcext:value-type="float">
            <text:p>0.01239585876464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7970237731934" calcext:value-type="float">
            <text:p>0.01079702377319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7848644256592" calcext:value-type="float">
            <text:p>0.01078486442565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20630264282227" calcext:value-type="float">
            <text:p>0.01206302642822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0270252227783" calcext:value-type="float">
            <text:p>0.01202702522277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05550289154053" calcext:value-type="float">
            <text:p>0.01055502891540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1238956451416" calcext:value-type="float">
            <text:p>0.01112389564514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04708671569824" calcext:value-type="float">
            <text:p>0.01047086715698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3780498504639" calcext:value-type="float">
            <text:p>0.01137804985046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065993309021" calcext:value-type="float">
            <text:p>0.0106599330902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5599842071533" calcext:value-type="float">
            <text:p>0.01455998420715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5079879760742" calcext:value-type="float">
            <text:p>0.01150798797607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1150741577148" calcext:value-type="float">
            <text:p>0.01111507415771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211589336395264" calcext:value-type="float">
            <text:p>0.02115893363952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4259414672852" calcext:value-type="float">
            <text:p>0.0184259414672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0899887084961" calcext:value-type="float">
            <text:p>0.01508998870849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86200141906738" calcext:value-type="float">
            <text:p>0.01862001419067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5630626678467" calcext:value-type="float">
            <text:p>0.01156306266784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0559463500977" calcext:value-type="float">
            <text:p>0.01105594635009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5381011962891" calcext:value-type="float">
            <text:p>0.01053810119628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4288330078125" calcext:value-type="float">
            <text:p>0.01142883300781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30441188812256" calcext:value-type="float">
            <text:p>0.01304411888122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92307472229" calcext:value-type="float">
            <text:p>0.0119230747222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3651752471924" calcext:value-type="float">
            <text:p>0.01136517524719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1320018768311" calcext:value-type="float">
            <text:p>0.01113200187683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7170810699463" calcext:value-type="float">
            <text:p>0.01171708106994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49831771850586" calcext:value-type="float">
            <text:p>0.01498317718505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796070098877" calcext:value-type="float">
            <text:p>0.01079607009887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638952255249" calcext:value-type="float">
            <text:p>0.01063895225524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5950832366943" calcext:value-type="float">
            <text:p>0.01059508323669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6821060180664" calcext:value-type="float">
            <text:p>0.01068210601806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5769634246826" calcext:value-type="float">
            <text:p>0.01057696342468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7600593566895" calcext:value-type="float">
            <text:p>0.0207600593566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9980735778809" calcext:value-type="float">
            <text:p>0.01999807357788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0910568237305" calcext:value-type="float">
            <text:p>0.02009105682373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4160213470459" calcext:value-type="float">
            <text:p>0.02041602134704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4150676727295" calcext:value-type="float">
            <text:p>0.0204150676727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894211769104" calcext:value-type="float">
            <text:p>0.0189421176910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5380916595459" calcext:value-type="float">
            <text:p>0.020538091659546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5988883972168" calcext:value-type="float">
            <text:p>0.02059888839721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2208290100098" calcext:value-type="float">
            <text:p>0.0192208290100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489049911499" calcext:value-type="float">
            <text:p>0.01948904991149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2069282531738" calcext:value-type="float">
            <text:p>0.02020692825317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0140476226807" calcext:value-type="float">
            <text:p>0.02001404762268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3559398651123" calcext:value-type="float">
            <text:p>0.02035593986511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5638408660889" calcext:value-type="float">
            <text:p>0.02056384086608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1414041519165" calcext:value-type="float">
            <text:p>0.02141404151916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1760063171387" calcext:value-type="float">
            <text:p>0.01917600631713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30629444122314" calcext:value-type="float">
            <text:p>0.02306294441223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10461616516113" calcext:value-type="float">
            <text:p>0.02104616165161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2250480651855" calcext:value-type="float">
            <text:p>0.02022504806518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3101634979248" calcext:value-type="float">
            <text:p>0.02031016349792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13987827301025" calcext:value-type="float">
            <text:p>0.02139878273010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193150043487549" calcext:value-type="float">
            <text:p>0.01931500434875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8718776702881" calcext:value-type="float">
            <text:p>0.02087187767028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4169750213623" calcext:value-type="float">
            <text:p>0.02041697502136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9171772003174" calcext:value-type="float">
            <text:p>0.02091717720031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8768844604492" calcext:value-type="float">
            <text:p>0.02087688446044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7529067993164" calcext:value-type="float">
            <text:p>0.02075290679931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12020874023437" calcext:value-type="float">
            <text:p>0.02120208740234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8359489440918" calcext:value-type="float">
            <text:p>0.01983594894409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9539661407471" calcext:value-type="float">
            <text:p>0.01995396614074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7091102600098" calcext:value-type="float">
            <text:p>0.0197091102600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5581188201904" calcext:value-type="float">
            <text:p>0.02055811882019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9239559173584" calcext:value-type="float">
            <text:p>0.01292395591735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9941959381104" calcext:value-type="float">
            <text:p>0.0109941959381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31340026855469" calcext:value-type="float">
            <text:p>0.01313400268554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7009973526001" calcext:value-type="float">
            <text:p>0.01700997352600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8799209594727" calcext:value-type="float">
            <text:p>0.01187992095947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326584815979" calcext:value-type="float">
            <text:p>0.0132658481597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8029842376709" calcext:value-type="float">
            <text:p>0.01080298423767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85189247131348" calcext:value-type="float">
            <text:p>0.01851892471313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07598304748535" calcext:value-type="float">
            <text:p>0.01075983047485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3779983520508" calcext:value-type="float">
            <text:p>0.01537799835205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8699798583984" calcext:value-type="float">
            <text:p>0.01086997985839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6358947753906" calcext:value-type="float">
            <text:p>0.01663589477539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40471458435059" calcext:value-type="float">
            <text:p>0.01404714584350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5918598175049" calcext:value-type="float">
            <text:p>0.01559185981750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936975479126" calcext:value-type="float">
            <text:p>0.01093697547912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8039379119873" calcext:value-type="float">
            <text:p>0.01080393791198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7829570770264" calcext:value-type="float">
            <text:p>0.010782957077026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6088390350342" calcext:value-type="float">
            <text:p>0.01160883903503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9269618988037" calcext:value-type="float">
            <text:p>0.01092696189880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63679122924805" calcext:value-type="float">
            <text:p>0.01636791229248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336088180542" calcext:value-type="float">
            <text:p>0.01133608818054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8771324157715" calcext:value-type="float">
            <text:p>0.01087713241577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5071067810059" calcext:value-type="float">
            <text:p>0.01050710678100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8389854431152" calcext:value-type="float">
            <text:p>0.01083898544311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9338970184326" calcext:value-type="float">
            <text:p>0.013933897018433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5290412902832" calcext:value-type="float">
            <text:p>0.010529041290283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1320018768311" calcext:value-type="float">
            <text:p>0.01113200187683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7650241851807" calcext:value-type="float">
            <text:p>0.01476502418518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066198348999" calcext:value-type="float">
            <text:p>0.0110661983489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6310844421387" calcext:value-type="float">
            <text:p>0.01063108444213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07538604736328" calcext:value-type="float">
            <text:p>0.02075386047363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74150466918945" calcext:value-type="float">
            <text:p>0.01741504669189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88901424407959" calcext:value-type="float">
            <text:p>0.01889014244079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88848972320557" calcext:value-type="float">
            <text:p>0.01888489723205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1361179351807" calcext:value-type="float">
            <text:p>0.02013611793518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1999416351318" calcext:value-type="float">
            <text:p>0.02119994163513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6708908081055" calcext:value-type="float">
            <text:p>0.02067089080810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2179126739502" calcext:value-type="float">
            <text:p>0.02217912673950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5941200256348" calcext:value-type="float">
            <text:p>0.02059412002563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6189155578613" calcext:value-type="float">
            <text:p>0.02061891555786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7998752593994" calcext:value-type="float">
            <text:p>0.020799875259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4999446868896" calcext:value-type="float">
            <text:p>0.0204999446868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52280235290527" calcext:value-type="float">
            <text:p>0.02522802352905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8209285736084" calcext:value-type="float">
            <text:p>0.01982092857360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5630531311035" calcext:value-type="float">
            <text:p>0.021563053131104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4089412689209" calcext:value-type="float">
            <text:p>0.01940894126892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5838680267334" calcext:value-type="float">
            <text:p>0.02058386802673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19230651855469" calcext:value-type="float">
            <text:p>0.02192306518554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0958976745605" calcext:value-type="float">
            <text:p>0.01909589767456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3560123443604" calcext:value-type="float">
            <text:p>0.0193560123443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6129550933838" calcext:value-type="float">
            <text:p>0.0206129550933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25889682769775" calcext:value-type="float">
            <text:p>0.02258896827697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90119743347168" calcext:value-type="float">
            <text:p>0.01901197433471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5919742584229" calcext:value-type="float">
            <text:p>0.02059197425842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20060348510742" calcext:value-type="float">
            <text:p>0.02200603485107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0049152374268" calcext:value-type="float">
            <text:p>0.02100491523742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14159488677979" calcext:value-type="float">
            <text:p>0.02141594886779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7200775146484" calcext:value-type="float">
            <text:p>0.01972007751464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2880630493164" calcext:value-type="float">
            <text:p>0.01928806304931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88989639282227" calcext:value-type="float">
            <text:p>0.01889896392822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88717842102051" calcext:value-type="float">
            <text:p>0.01887178421020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557165145874" calcext:value-type="float">
            <text:p>0.02055716514587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8934965133667" calcext:value-type="float">
            <text:p>0.01893496513366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7708606719971" calcext:value-type="float">
            <text:p>0.019770860671997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382984161377" calcext:value-type="float">
            <text:p>0.01238298416137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6790065765381" calcext:value-type="float">
            <text:p>0.01067900657653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4538154602051" calcext:value-type="float">
            <text:p>0.01545381546020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509895324707" calcext:value-type="float">
            <text:p>0.01150989532470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9069347381592" calcext:value-type="float">
            <text:p>0.01090693473815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52280330657959" calcext:value-type="float">
            <text:p>0.01522803306579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32129192352295" calcext:value-type="float">
            <text:p>0.0132129192352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05819702148438" calcext:value-type="float">
            <text:p>0.01058197021484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55138969421387" calcext:value-type="float">
            <text:p>0.015513896942139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290689468383789" calcext:value-type="float">
            <text:p>0.029068946838379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8461380004883" calcext:value-type="float">
            <text:p>0.01084613800048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70109272003174" calcext:value-type="float">
            <text:p>0.01701092720031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6572074890137" calcext:value-type="float">
            <text:p>0.01865720748901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6229991912842" calcext:value-type="float">
            <text:p>0.01362299919128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099027633667" calcext:value-type="float">
            <text:p>0.01209902763366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5240345001221" calcext:value-type="float">
            <text:p>0.01052403450012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0728740692139" calcext:value-type="float">
            <text:p>0.01107287406921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86529159545898" calcext:value-type="float">
            <text:p>0.0186529159545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89900398254395" calcext:value-type="float">
            <text:p>0.0189900398254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7319355010986" calcext:value-type="float">
            <text:p>0.01073193550109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3041400909424" calcext:value-type="float">
            <text:p>0.01130414009094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5099678039551" calcext:value-type="float">
            <text:p>0.01050996780395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5748176574707" calcext:value-type="float">
            <text:p>0.01057481765747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6151103973389" calcext:value-type="float">
            <text:p>0.01061511039733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5209350585938" calcext:value-type="float">
            <text:p>0.01052093505859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7429027557373" calcext:value-type="float">
            <text:p>0.01074290275573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8089447021484" calcext:value-type="float">
            <text:p>0.01080894470214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2748146057129" calcext:value-type="float">
            <text:p>0.01127481460571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8389854431152" calcext:value-type="float">
            <text:p>0.01083898544311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9150409698486" calcext:value-type="float">
            <text:p>0.01091504096984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1150741577148" calcext:value-type="float">
            <text:p>0.01111507415771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303990840911865" calcext:value-type="float">
            <text:p>0.030399084091187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2459564208984" calcext:value-type="float">
            <text:p>0.02124595642089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0719833374023" calcext:value-type="float">
            <text:p>0.02007198333740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2610492706299" calcext:value-type="float">
            <text:p>0.0202610492706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4629898071289" calcext:value-type="float">
            <text:p>0.020462989807129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3001499176025" calcext:value-type="float">
            <text:p>0.02030014991760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5628871917725" calcext:value-type="float">
            <text:p>0.02056288719177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17931270599365" calcext:value-type="float">
            <text:p>0.02179312705993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13091373443604" calcext:value-type="float">
            <text:p>0.0213091373443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751953125" calcext:value-type="float">
            <text:p>0.02075195312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5140113830566" calcext:value-type="float">
            <text:p>0.02051401138305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5810070037842" calcext:value-type="float">
            <text:p>0.02058100700378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4880237579346" calcext:value-type="float">
            <text:p>0.02048802375793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2284984588623" calcext:value-type="float">
            <text:p>0.02228498458862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6169357299805" calcext:value-type="float">
            <text:p>0.021616935729981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5199718475342" calcext:value-type="float">
            <text:p>0.02051997184753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23960876464844" calcext:value-type="float">
            <text:p>0.02239608764648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6918716430664" calcext:value-type="float">
            <text:p>0.02069187164306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5240249633789" calcext:value-type="float">
            <text:p>0.020524024963379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88608169555664" calcext:value-type="float">
            <text:p>0.01886081695556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2980766296387" calcext:value-type="float">
            <text:p>0.01929807662963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96669101715088" calcext:value-type="float">
            <text:p>0.01966691017150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25570201873779" calcext:value-type="float">
            <text:p>0.02255702018737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2488899230957" calcext:value-type="float">
            <text:p>0.02024888992309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251989364624" calcext:value-type="float">
            <text:p>0.02025198936462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578145980835" calcext:value-type="float">
            <text:p>0.02057814598083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3080177307129" calcext:value-type="float">
            <text:p>0.02030801773071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28500366210937" calcext:value-type="float">
            <text:p>0.02285003662109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2391147613525" calcext:value-type="float">
            <text:p>0.02023911476135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421028137207" calcext:value-type="float">
            <text:p>0.02042102813720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3201770782471" calcext:value-type="float">
            <text:p>0.02032017707824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780086517334" calcext:value-type="float">
            <text:p>0.020780086517334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28660106658936" calcext:value-type="float">
            <text:p>0.02286601066589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7170085906982" calcext:value-type="float">
            <text:p>0.012717008590698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2760066986084" calcext:value-type="float">
            <text:p>0.01127600669860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4328861236572" calcext:value-type="float">
            <text:p>0.01143288612365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5531215667725" calcext:value-type="float">
            <text:p>0.01055312156677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7119083404541" calcext:value-type="float">
            <text:p>0.010711908340454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64780616760254" calcext:value-type="float">
            <text:p>0.01647806167602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7590427398682" calcext:value-type="float">
            <text:p>0.01175904273986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07688903808594" calcext:value-type="float">
            <text:p>0.01076889038085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77600383758545" calcext:value-type="float">
            <text:p>0.01776003837585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236151218414307" calcext:value-type="float">
            <text:p>0.02361512184143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2709999084473" calcext:value-type="float">
            <text:p>0.01127099990844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47900581359863" calcext:value-type="float">
            <text:p>0.01479005813598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4040374755859" calcext:value-type="float">
            <text:p>0.01140403747558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8110904693604" calcext:value-type="float">
            <text:p>0.0108110904693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7758255004883" calcext:value-type="float">
            <text:p>0.01377582550048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28679275512695" calcext:value-type="float">
            <text:p>0.0128679275512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9760761260986" calcext:value-type="float">
            <text:p>0.01097607612609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9071006774902" calcext:value-type="float">
            <text:p>0.0119071006774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7228755950928" calcext:value-type="float">
            <text:p>0.01072287559509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2631320953369" calcext:value-type="float">
            <text:p>0.011263132095337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7638835906982" calcext:value-type="float">
            <text:p>0.01076388359069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5130672454834" calcext:value-type="float">
            <text:p>0.01051306724548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8420848846436" calcext:value-type="float">
            <text:p>0.01084208488464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5270614624023" calcext:value-type="float">
            <text:p>0.01152706146240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6710662841797" calcext:value-type="float">
            <text:p>0.0116710662841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7018947601318" calcext:value-type="float">
            <text:p>0.01070189476013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7669830322266" calcext:value-type="float">
            <text:p>0.01076698303222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9519958496094" calcext:value-type="float">
            <text:p>0.01095199584960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472378730773926" calcext:value-type="float">
            <text:p>0.04723787307739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79181098937988" calcext:value-type="float">
            <text:p>0.01791810989379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1448764801025" calcext:value-type="float">
            <text:p>0.01114487648010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0621452331543" calcext:value-type="float">
            <text:p>0.01106214523315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496057510376" calcext:value-type="float">
            <text:p>0.02149605751037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1570987701416" calcext:value-type="float">
            <text:p>0.020157098770142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8370685577393" calcext:value-type="float">
            <text:p>0.02083706855773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6910839080811" calcext:value-type="float">
            <text:p>0.02169108390808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9770202636719" calcext:value-type="float">
            <text:p>0.02097702026367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6449031829834" calcext:value-type="float">
            <text:p>0.02064490318298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29239463806152" calcext:value-type="float">
            <text:p>0.02292394638061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1879272460938" calcext:value-type="float">
            <text:p>0.019187927246094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91090106964111" calcext:value-type="float">
            <text:p>0.01910901069641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192689895629883" calcext:value-type="float">
            <text:p>0.01926898956298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89299583435059" calcext:value-type="float">
            <text:p>0.01892995834350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5248126983643" calcext:value-type="float">
            <text:p>0.01952481269836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6739902496338" calcext:value-type="float">
            <text:p>0.02067399024963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2750434875488" calcext:value-type="float">
            <text:p>0.02127504348754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18191146850586" calcext:value-type="float">
            <text:p>0.02181911468505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4131603240967" calcext:value-type="float">
            <text:p>0.02041316032409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248215675354" calcext:value-type="float">
            <text:p>0.0224821567535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19881010055542" calcext:value-type="float">
            <text:p>0.01988101005554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2819576263428" calcext:value-type="float">
            <text:p>0.02128195762634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2070007324219" calcext:value-type="float">
            <text:p>0.01920700073242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6098556518555" calcext:value-type="float">
            <text:p>0.02060985565185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0299491882324" calcext:value-type="float">
            <text:p>0.02102994918823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10099220275879" calcext:value-type="float">
            <text:p>0.02100992202758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9640731811523" calcext:value-type="float">
            <text:p>0.02196407318115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6747779846191" calcext:value-type="float">
            <text:p>0.01967477798461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2320346832275" calcext:value-type="float">
            <text:p>0.01923203468322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0579891204834" calcext:value-type="float">
            <text:p>0.01905798912048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0150737762451" calcext:value-type="float">
            <text:p>0.019015073776245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6680297851562" calcext:value-type="float">
            <text:p>0.02066802978515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9429988861084" calcext:value-type="float">
            <text:p>0.01994299888610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41670608520508" calcext:value-type="float">
            <text:p>0.02416706085205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7259654998779" calcext:value-type="float">
            <text:p>0.02072596549987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3538246154785" calcext:value-type="float">
            <text:p>0.01335382461547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1269950866699" calcext:value-type="float">
            <text:p>0.0111269950866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843132019043" calcext:value-type="float">
            <text:p>0.01284313201904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69150829315186" calcext:value-type="float">
            <text:p>0.01691508293151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9829902648926" calcext:value-type="float">
            <text:p>0.01098299026489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233650207519531" calcext:value-type="float">
            <text:p>0.02336502075195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2559795379639" calcext:value-type="float">
            <text:p>0.01125597953796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09009742736816" calcext:value-type="float">
            <text:p>0.01090097427368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63669586181641" calcext:value-type="float">
            <text:p>0.01636695861816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69851779937744" calcext:value-type="float">
            <text:p>0.01698517799377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0142230987549" calcext:value-type="float">
            <text:p>0.01101422309875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9699192047119" calcext:value-type="float">
            <text:p>0.01696991920471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0940933227539" calcext:value-type="float">
            <text:p>0.01109409332275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9500885009766" calcext:value-type="float">
            <text:p>0.01095008850097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36330127716064" calcext:value-type="float">
            <text:p>0.01363301277160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4589462280273" calcext:value-type="float">
            <text:p>0.01045894622802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7268562316895" calcext:value-type="float">
            <text:p>0.0117268562316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7400417327881" calcext:value-type="float">
            <text:p>0.01074004173278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7161273956299" calcext:value-type="float">
            <text:p>0.0117161273956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9250545501709" calcext:value-type="float">
            <text:p>0.01092505455017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0318660736084" calcext:value-type="float">
            <text:p>0.01103186607360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9128952026367" calcext:value-type="float">
            <text:p>0.01091289520263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0468864440918" calcext:value-type="float">
            <text:p>0.01104688644409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4560852050781" calcext:value-type="float">
            <text:p>0.01045608520507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30949020385742" calcext:value-type="float">
            <text:p>0.01309490203857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8509063720703" calcext:value-type="float">
            <text:p>0.0108509063720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28729343414307" calcext:value-type="float">
            <text:p>0.012872934341431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7221603393555" calcext:value-type="float">
            <text:p>0.01072216033935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2171173095703" calcext:value-type="float">
            <text:p>0.0112171173095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210881233215332" calcext:value-type="float">
            <text:p>0.02108812332153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7881298065186" calcext:value-type="float">
            <text:p>0.01178812980651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65993309021" calcext:value-type="float">
            <text:p>0.0106599330902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0409164428711" calcext:value-type="float">
            <text:p>0.02104091644287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5268859863281" calcext:value-type="float">
            <text:p>0.02052688598632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348072052002" calcext:value-type="float">
            <text:p>0.02034807205200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8010673522949" calcext:value-type="float">
            <text:p>0.020801067352295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5230712890625" calcext:value-type="float">
            <text:p>0.02052307128906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95958614349365" calcext:value-type="float">
            <text:p>0.01959586143493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192019939422607" calcext:value-type="float">
            <text:p>0.01920199394226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4708576202393" calcext:value-type="float">
            <text:p>0.02047085762023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2398300170898" calcext:value-type="float">
            <text:p>0.0202398300170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2441215515137" calcext:value-type="float">
            <text:p>0.02024412155151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5950736999512" calcext:value-type="float">
            <text:p>0.02059507369995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3690528869629" calcext:value-type="float">
            <text:p>0.02036905288696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9469795227051" calcext:value-type="float">
            <text:p>0.02094697952270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15797996521" calcext:value-type="float">
            <text:p>0.0211579799652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23178863525391" calcext:value-type="float">
            <text:p>0.02231788635253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17890739440918" calcext:value-type="float">
            <text:p>0.02178907394409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4389095306396" calcext:value-type="float">
            <text:p>0.0204389095306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6000804901123" calcext:value-type="float">
            <text:p>0.02060008049011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17349529266357" calcext:value-type="float">
            <text:p>0.021734952926636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4029083251953" calcext:value-type="float">
            <text:p>0.02040290832519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86769962310791" calcext:value-type="float">
            <text:p>0.01867699623107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3628540039062" calcext:value-type="float">
            <text:p>0.020362854003906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0278759002686" calcext:value-type="float">
            <text:p>0.020027875900269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272970199585" calcext:value-type="float">
            <text:p>0.02027297019958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1318264007568" calcext:value-type="float">
            <text:p>0.02013182640075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0362205505371" calcext:value-type="float">
            <text:p>0.02003622055053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082950592041" calcext:value-type="float">
            <text:p>0.0200829505920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4308032989502" calcext:value-type="float">
            <text:p>0.0204308032989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7178592681885" calcext:value-type="float">
            <text:p>0.02071785926818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3409194946289" calcext:value-type="float">
            <text:p>0.02034091949462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15389728546143" calcext:value-type="float">
            <text:p>0.02153897285461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9930667877197" calcext:value-type="float">
            <text:p>0.0199930667877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6528739929199" calcext:value-type="float">
            <text:p>0.0126528739929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8728408813477" calcext:value-type="float">
            <text:p>0.01087284088134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6388072967529" calcext:value-type="float">
            <text:p>0.01263880729675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9438171386719" calcext:value-type="float">
            <text:p>0.01194381713867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605978012085" calcext:value-type="float">
            <text:p>0.01160597801208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1010074615479" calcext:value-type="float">
            <text:p>0.01110100746154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1949653625488" calcext:value-type="float">
            <text:p>0.01419496536254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08067989349365" calcext:value-type="float">
            <text:p>0.01080679893493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4871006011963" calcext:value-type="float">
            <text:p>0.013487100601196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06589794158936" calcext:value-type="float">
            <text:p>0.01065897941589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29971504211426" calcext:value-type="float">
            <text:p>0.01299715042114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5873908996582" calcext:value-type="float">
            <text:p>0.01587390899658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77960395812988" calcext:value-type="float">
            <text:p>0.01779603958129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56791210174561" calcext:value-type="float">
            <text:p>0.01567912101745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6439590454102" calcext:value-type="float">
            <text:p>0.0106439590454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8199119567871" calcext:value-type="float">
            <text:p>0.01081991195678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215020179748535" calcext:value-type="float">
            <text:p>0.021502017974854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73881053924561" calcext:value-type="float">
            <text:p>0.01738810539245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5089416503906" calcext:value-type="float">
            <text:p>0.01150894165039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72522068023682" calcext:value-type="float">
            <text:p>0.017252206802368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3749504089355" calcext:value-type="float">
            <text:p>0.01137495040893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52640342712402" calcext:value-type="float">
            <text:p>0.0152640342712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39830112457275" calcext:value-type="float">
            <text:p>0.01398301124572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9400749206543" calcext:value-type="float">
            <text:p>0.010940074920654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7228755950928" calcext:value-type="float">
            <text:p>0.01072287559509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9119415283203" calcext:value-type="float">
            <text:p>0.0109119415283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7159614562988" calcext:value-type="float">
            <text:p>0.01071596145629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0440254211426" calcext:value-type="float">
            <text:p>0.01104402542114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4718208312988" calcext:value-type="float">
            <text:p>0.01047182083129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793924331665" calcext:value-type="float">
            <text:p>0.01079392433166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5688571929932" calcext:value-type="float">
            <text:p>0.01056885719299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5630626678467" calcext:value-type="float">
            <text:p>0.01156306266784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9300518035889" calcext:value-type="float">
            <text:p>0.02093005180358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3970203399658" calcext:value-type="float">
            <text:p>0.01939702033996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8108425140381" calcext:value-type="float">
            <text:p>0.02081084251403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89199447631836" calcext:value-type="float">
            <text:p>0.01891994476318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92101001739502" calcext:value-type="float">
            <text:p>0.0192101001739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453929901123" calcext:value-type="float">
            <text:p>0.02045392990112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11670398712158" calcext:value-type="float">
            <text:p>0.02116703987121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9829807281494" calcext:value-type="float">
            <text:p>0.0209829807281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8361148834229" calcext:value-type="float">
            <text:p>0.02083611488342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8530426025391" calcext:value-type="float">
            <text:p>0.02085304260253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0399627685547" calcext:value-type="float">
            <text:p>0.02103996276855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4751491546631" calcext:value-type="float">
            <text:p>0.02047514915466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0878849029541" calcext:value-type="float">
            <text:p>0.02108788490295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14059352874756" calcext:value-type="float">
            <text:p>0.02140593528747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226001739502" calcext:value-type="float">
            <text:p>0.02022600173950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805908203125" calcext:value-type="float">
            <text:p>0.01980590820312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0689563751221" calcext:value-type="float">
            <text:p>0.01906895637512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3580856323242" calcext:value-type="float">
            <text:p>0.02035808563232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8841094970703" calcext:value-type="float">
            <text:p>0.0198841094970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1640853881836" calcext:value-type="float">
            <text:p>0.01916408538818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191400051116943" calcext:value-type="float">
            <text:p>0.019140005111694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5051898956299" calcext:value-type="float">
            <text:p>0.0205051898956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1959609985352" calcext:value-type="float">
            <text:p>0.02019596099853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8451747894287" calcext:value-type="float">
            <text:p>0.020845174789429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192780494689941" calcext:value-type="float">
            <text:p>0.01927804946899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2840099334717" calcext:value-type="float">
            <text:p>0.01928400993347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3588733673096" calcext:value-type="float">
            <text:p>0.01935887336731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0420150756836" calcext:value-type="float">
            <text:p>0.01904201507568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89399719238281" calcext:value-type="float">
            <text:p>0.01893997192382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8369026184082" calcext:value-type="float">
            <text:p>0.019836902618408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6098556518555" calcext:value-type="float">
            <text:p>0.02060985565185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467830657959" calcext:value-type="float">
            <text:p>0.01946783065795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624979019165" calcext:value-type="float">
            <text:p>0.01262497901916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32870674133301" calcext:value-type="float">
            <text:p>0.0132870674133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82468891143799" calcext:value-type="float">
            <text:p>0.01824688911438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72150135040283" calcext:value-type="float">
            <text:p>0.01721501350402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06019973754883" calcext:value-type="float">
            <text:p>0.01060199737548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99999809265137" calcext:value-type="float">
            <text:p>0.01999998092651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09550952911377" calcext:value-type="float">
            <text:p>0.01095509529113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21839046478271" calcext:value-type="float">
            <text:p>0.01218390464782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39849185943604" calcext:value-type="float">
            <text:p>0.0139849185943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49149894714355" calcext:value-type="float">
            <text:p>0.01491498947143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44879817962646" calcext:value-type="float">
            <text:p>0.01448798179626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04899311065674" calcext:value-type="float">
            <text:p>0.02048993110656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793851852417" calcext:value-type="float">
            <text:p>0.01179385185241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9069347381592" calcext:value-type="float">
            <text:p>0.010906934738159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1789703369141" calcext:value-type="float">
            <text:p>0.01117897033691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39060020446777" calcext:value-type="float">
            <text:p>0.01390600204467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12648010253906" calcext:value-type="float">
            <text:p>0.01126480102539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9179019927979" calcext:value-type="float">
            <text:p>0.01091790199279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45361423492432" calcext:value-type="float">
            <text:p>0.01453614234924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4250183105469" calcext:value-type="float">
            <text:p>0.011425018310547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2349987030029" calcext:value-type="float">
            <text:p>0.01123499870300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983943939209" calcext:value-type="float">
            <text:p>0.01098394393920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7870101928711" calcext:value-type="float">
            <text:p>0.01078701019287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408878326416" calcext:value-type="float">
            <text:p>0.01040887832641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2869739532471" calcext:value-type="float">
            <text:p>0.01128697395324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5361938476563" calcext:value-type="float">
            <text:p>0.01053619384765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5969905853271" calcext:value-type="float">
            <text:p>0.01059699058532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8999481201172" calcext:value-type="float">
            <text:p>0.01189994812011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289119720459" calcext:value-type="float">
            <text:p>0.011289119720459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9090805053711" calcext:value-type="float">
            <text:p>0.010909080505371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3780498504639" calcext:value-type="float">
            <text:p>0.0113780498504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209460258483887" calcext:value-type="float">
            <text:p>0.02094602584838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3758945465088" calcext:value-type="float">
            <text:p>0.021375894546509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89859867095947" calcext:value-type="float">
            <text:p>0.01898598670959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88260078430176" calcext:value-type="float">
            <text:p>0.01882600784301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10220813751221" calcext:value-type="float">
            <text:p>0.02102208137512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1894211769104" calcext:value-type="float">
            <text:p>0.01894211769104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94780826568604" calcext:value-type="float">
            <text:p>0.0194780826568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380973815918" calcext:value-type="float">
            <text:p>0.020380973815918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22251415252686" calcext:value-type="float">
            <text:p>0.022225141525269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820140838623" calcext:value-type="float">
            <text:p>0.02082014083862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7328796386719" calcext:value-type="float">
            <text:p>0.02073287963867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7630863189697" calcext:value-type="float">
            <text:p>0.0217630863189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89249515533447" calcext:value-type="float">
            <text:p>0.018924951553345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193550586700439" calcext:value-type="float">
            <text:p>0.019355058670044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1230773925781" calcext:value-type="float">
            <text:p>0.01912307739257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5261707305908" calcext:value-type="float">
            <text:p>0.02052617073059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9470520019531" calcext:value-type="float">
            <text:p>0.01994705200195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4498767852783" calcext:value-type="float">
            <text:p>0.02044987678527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18658447265625" calcext:value-type="float">
            <text:p>0.02186584472656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2791862487793" calcext:value-type="float">
            <text:p>0.02279186248779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237922668457" calcext:value-type="float">
            <text:p>0.02023792266845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4551219940186" calcext:value-type="float">
            <text:p>0.02045512199401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0428237915039" calcext:value-type="float">
            <text:p>0.021042823791504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6208229064941" calcext:value-type="float">
            <text:p>0.020620822906494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1560726165771" calcext:value-type="float">
            <text:p>0.02115607261657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4010009765625" calcext:value-type="float">
            <text:p>0.020401000976563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7579135894775" calcext:value-type="float">
            <text:p>0.02075791358947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2419757843018" calcext:value-type="float">
            <text:p>0.02024197578430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12399959564209" calcext:value-type="float">
            <text:p>0.02123999595642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229905128479" calcext:value-type="float">
            <text:p>0.0222990512847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12361812591553" calcext:value-type="float">
            <text:p>0.02123618125915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3189849853516" calcext:value-type="float">
            <text:p>0.02031898498535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1259069442749" calcext:value-type="float">
            <text:p>0.021259069442749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53231620788574" calcext:value-type="float">
            <text:p>0.01532316207885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0208988189697" calcext:value-type="float">
            <text:p>0.0110208988189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56409740447998" calcext:value-type="float">
            <text:p>0.0156409740448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46279335021973" calcext:value-type="float">
            <text:p>0.01462793350219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0371112823486" calcext:value-type="float">
            <text:p>0.011037111282349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6269588470459" calcext:value-type="float">
            <text:p>0.01162695884704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1439228057861" calcext:value-type="float">
            <text:p>0.01114392280578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4899616241455" calcext:value-type="float">
            <text:p>0.01348996162414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11360549926758" calcext:value-type="float">
            <text:p>0.011136054992676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20158195495605" calcext:value-type="float">
            <text:p>0.01201581954956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002872467041" calcext:value-type="float">
            <text:p>0.01300287246704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216479301452637" calcext:value-type="float">
            <text:p>0.02164793014526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07309818267822" calcext:value-type="float">
            <text:p>0.01073098182678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12431049346924" calcext:value-type="float">
            <text:p>0.011243104934692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9199752807617" calcext:value-type="float">
            <text:p>0.01191997528076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58638954162598" calcext:value-type="float">
            <text:p>0.01586389541626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58059597015381" calcext:value-type="float">
            <text:p>0.01580595970153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8301639556885" calcext:value-type="float">
            <text:p>0.010830163955689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0981464385986" calcext:value-type="float">
            <text:p>0.011098146438599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5631351470947" calcext:value-type="float">
            <text:p>0.01056313514709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9031200408936" calcext:value-type="float">
            <text:p>0.010903120040894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1768245697021" calcext:value-type="float">
            <text:p>0.01117682456970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3158226013184" calcext:value-type="float">
            <text:p>0.01131582260131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6570720672607" calcext:value-type="float">
            <text:p>0.010657072067261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080242156982" calcext:value-type="float">
            <text:p>0.011008024215698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30579471588135" calcext:value-type="float">
            <text:p>0.01305794715881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17731094360352" calcext:value-type="float">
            <text:p>0.01177310943603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13370418548584" calcext:value-type="float">
            <text:p>0.01133704185485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50210857391357" calcext:value-type="float">
            <text:p>0.015021085739136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63910388946533" calcext:value-type="float">
            <text:p>0.01639103889465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559009552002" calcext:value-type="float">
            <text:p>0.011559009552002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4939937591553" calcext:value-type="float">
            <text:p>0.010493993759155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2068557739258" calcext:value-type="float">
            <text:p>0.02120685577392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3208923339844" calcext:value-type="float">
            <text:p>0.020320892333984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16560363769531" calcext:value-type="float">
            <text:p>0.02165603637695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9720134735107" calcext:value-type="float">
            <text:p>0.020972013473511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14419364929199" calcext:value-type="float">
            <text:p>0.0214419364929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5090045928955" calcext:value-type="float">
            <text:p>0.02050900459289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488977432251" calcext:value-type="float">
            <text:p>0.02048897743225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9379920959473" calcext:value-type="float">
            <text:p>0.01993799209594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2000141143799" calcext:value-type="float">
            <text:p>0.0202000141143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859956741333" calcext:value-type="float">
            <text:p>0.02085995674133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4980373382568" calcext:value-type="float">
            <text:p>0.020498037338257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6630229949951" calcext:value-type="float">
            <text:p>0.02066302299499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6921100616455" calcext:value-type="float">
            <text:p>0.02069211006164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759105682373" calcext:value-type="float">
            <text:p>0.02075910568237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1475076675415" calcext:value-type="float">
            <text:p>0.02147507667541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7700729370117" calcext:value-type="float">
            <text:p>0.02077007293701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9231376647949" calcext:value-type="float">
            <text:p>0.020923137664795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10731029510498" calcext:value-type="float">
            <text:p>0.0210731029510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41978168487549" calcext:value-type="float">
            <text:p>0.02419781684875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7810401916504" calcext:value-type="float">
            <text:p>0.0207810401916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3831195831299" calcext:value-type="float">
            <text:p>0.0203831195831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672082901001" calcext:value-type="float">
            <text:p>0.02067208290100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197961330413818" calcext:value-type="float">
            <text:p>0.019796133041382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89909934997559" calcext:value-type="float">
            <text:p>0.01899099349975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1899938583374" calcext:value-type="float">
            <text:p>0.02189993858337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1914005279541" calcext:value-type="float">
            <text:p>0.02191400527954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0389156341553" calcext:value-type="float">
            <text:p>0.01903891563415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8619365692139" calcext:value-type="float">
            <text:p>0.01986193656921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24900245666504" calcext:value-type="float">
            <text:p>0.0224900245666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6418762207031" calcext:value-type="float">
            <text:p>0.01964187622070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3190574645996" calcext:value-type="float">
            <text:p>0.019319057464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88620090484619" calcext:value-type="float">
            <text:p>0.018862009048462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4109516143799" calcext:value-type="float">
            <text:p>0.0114109516143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75690650939941" calcext:value-type="float">
            <text:p>0.01756906509399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8780860900879" calcext:value-type="float">
            <text:p>0.01087808609008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3199481964111" calcext:value-type="float">
            <text:p>0.01031994819641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39069557189941" calcext:value-type="float">
            <text:p>0.013906955718994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7629861831665" calcext:value-type="float">
            <text:p>0.017629861831665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98349952697754" calcext:value-type="float">
            <text:p>0.01983499526977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9930248260498" calcext:value-type="float">
            <text:p>0.0139930248260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084303855896" calcext:value-type="float">
            <text:p>0.01084303855896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2819671630859" calcext:value-type="float">
            <text:p>0.01128196716308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94342136383057" calcext:value-type="float">
            <text:p>0.019434213638306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66959762573242" calcext:value-type="float">
            <text:p>0.01669597625732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13818645477295" calcext:value-type="float">
            <text:p>0.01138186454773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23319625854492" calcext:value-type="float">
            <text:p>0.01233196258544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06179714202881" calcext:value-type="float">
            <text:p>0.01061797142028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7200145721436" calcext:value-type="float">
            <text:p>0.01072001457214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205180644989014" calcext:value-type="float">
            <text:p>0.02051806449890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9591484069824" calcext:value-type="float">
            <text:p>0.01095914840698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7619762420654" calcext:value-type="float">
            <text:p>0.01076197624206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8301639556885" calcext:value-type="float">
            <text:p>0.010830163955689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6010437011719" calcext:value-type="float">
            <text:p>0.01060104370117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12459659576416" calcext:value-type="float">
            <text:p>0.01124596595764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0759735107422" calcext:value-type="float">
            <text:p>0.01107597351074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2369785308838" calcext:value-type="float">
            <text:p>0.010236978530884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1016845703125" calcext:value-type="float">
            <text:p>0.011016845703125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13739967346191" calcext:value-type="float">
            <text:p>0.01137399673461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6549263000488" calcext:value-type="float">
            <text:p>0.01065492630004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9388828277588" calcext:value-type="float">
            <text:p>0.01093888282775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2309455871582" calcext:value-type="float">
            <text:p>0.01123094558715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71968936920166" calcext:value-type="float">
            <text:p>0.01719689369201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1462926864624" calcext:value-type="float">
            <text:p>0.01146292686462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04770660400391" calcext:value-type="float">
            <text:p>0.01047706604003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04949378967285" calcext:value-type="float">
            <text:p>0.02049493789672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2479362487793" calcext:value-type="float">
            <text:p>0.020247936248779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2770233154297" calcext:value-type="float">
            <text:p>0.0202770233154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91068649291992" calcext:value-type="float">
            <text:p>0.019106864929199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2178955078125" calcext:value-type="float">
            <text:p>0.02021789550781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10621356964111" calcext:value-type="float">
            <text:p>0.02106213569641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3399658203125" calcext:value-type="float">
            <text:p>0.02033996582031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7881927490234" calcext:value-type="float">
            <text:p>0.02078819274902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189869403839111" calcext:value-type="float">
            <text:p>0.01898694038391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7672119140625" calcext:value-type="float">
            <text:p>0.02076721191406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7531452178955" calcext:value-type="float">
            <text:p>0.02075314521789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723819732666" calcext:value-type="float">
            <text:p>0.02072381973266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2820301055908" calcext:value-type="float">
            <text:p>0.02028203010559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6681022644043" calcext:value-type="float">
            <text:p>0.019668102264404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0109481811523" calcext:value-type="float">
            <text:p>0.02001094818115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9151039123535" calcext:value-type="float">
            <text:p>0.01991510391235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9069976806641" calcext:value-type="float">
            <text:p>0.019906997680664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22501754760742" calcext:value-type="float">
            <text:p>0.02225017547607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0510025024414" calcext:value-type="float">
            <text:p>0.02005100250244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2131271362305" calcext:value-type="float">
            <text:p>0.02021312713623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10158824920654" calcext:value-type="float">
            <text:p>0.02101588249206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4529762268066" calcext:value-type="float">
            <text:p>0.020452976226807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2021598815918" calcext:value-type="float">
            <text:p>0.020202159881592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7200050354004" calcext:value-type="float">
            <text:p>0.020720005035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16348171234131" calcext:value-type="float">
            <text:p>0.021634817123413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8470821380615" calcext:value-type="float">
            <text:p>0.02084708213806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3380584716797" calcext:value-type="float">
            <text:p>0.0203380584716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11009979248047" calcext:value-type="float">
            <text:p>0.02110099792480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2219486236572" calcext:value-type="float">
            <text:p>0.02022194862365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2110538482666" calcext:value-type="float">
            <text:p>0.01921105384826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7500457763672" calcext:value-type="float">
            <text:p>0.02075004577636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24390029907227" calcext:value-type="float">
            <text:p>0.022439002990723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1810436248779" calcext:value-type="float">
            <text:p>0.012181043624878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3258361816406" calcext:value-type="float">
            <text:p>0.011325836181641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16009712219238" calcext:value-type="float">
            <text:p>0.011600971221924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221669673919678" calcext:value-type="float">
            <text:p>0.02216696739196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7180347442627" calcext:value-type="float">
            <text:p>0.01171803474426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9779319763184" calcext:value-type="float">
            <text:p>0.01497793197631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11761093139648" calcext:value-type="float">
            <text:p>0.01117610931396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69150829315186" calcext:value-type="float">
            <text:p>0.01691508293151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1651630401611" calcext:value-type="float">
            <text:p>0.01416516304016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5010223388672" calcext:value-type="float">
            <text:p>0.015501022338867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15900039672852" calcext:value-type="float">
            <text:p>0.011590003967285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98581218719482" calcext:value-type="float">
            <text:p>0.019858121871948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87067985534668" calcext:value-type="float">
            <text:p>0.018706798553467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8118267059326" calcext:value-type="float">
            <text:p>0.01381182670593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22950077056885" calcext:value-type="float">
            <text:p>0.01229500770568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9720230102539" calcext:value-type="float">
            <text:p>0.010972023010254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8399391174316" calcext:value-type="float">
            <text:p>0.010839939117432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25341415405273" calcext:value-type="float">
            <text:p>0.01253414154052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28409862518311" calcext:value-type="float">
            <text:p>0.01284098625183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6707181930542" calcext:value-type="float">
            <text:p>0.01670718193054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11229419708252" calcext:value-type="float">
            <text:p>0.01112294197082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5547904968262" calcext:value-type="float">
            <text:p>0.010554790496826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55908203125" calcext:value-type="float">
            <text:p>0.01055908203125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5048885345459" calcext:value-type="float">
            <text:p>0.01150488853454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72858238220215" calcext:value-type="float">
            <text:p>0.017285823822022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5929374694824" calcext:value-type="float">
            <text:p>0.01059293746948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422945022583" calcext:value-type="float">
            <text:p>0.01042294502258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54979228973389" calcext:value-type="float">
            <text:p>0.01549792289733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152982711792" calcext:value-type="float">
            <text:p>0.01115298271179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6909275054932" calcext:value-type="float">
            <text:p>0.01069092750549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51469612121582" calcext:value-type="float">
            <text:p>0.02514696121215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347239971160889" calcext:value-type="float">
            <text:p>0.034723997116089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4581489562988" calcext:value-type="float">
            <text:p>0.02145814895629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1290378570557" calcext:value-type="float">
            <text:p>0.01912903785705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5121040344238" calcext:value-type="float">
            <text:p>0.02051210403442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9419727325439" calcext:value-type="float">
            <text:p>0.02094197273254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8299160003662" calcext:value-type="float">
            <text:p>0.02082991600036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12061405181885" calcext:value-type="float">
            <text:p>0.02120614051818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6019878387451" calcext:value-type="float">
            <text:p>0.0206019878387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194160938262939" calcext:value-type="float">
            <text:p>0.01941609382629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3251838684082" calcext:value-type="float">
            <text:p>0.02032518386840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1680660247803" calcext:value-type="float">
            <text:p>0.0201680660247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197169780731201" calcext:value-type="float">
            <text:p>0.01971697807312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190901756286621" calcext:value-type="float">
            <text:p>0.01909017562866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1000442504883" calcext:value-type="float">
            <text:p>0.021100044250488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25639343261719" calcext:value-type="float">
            <text:p>0.02256393432617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36251354217529" calcext:value-type="float">
            <text:p>0.02362513542175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2779769897461" calcext:value-type="float">
            <text:p>0.020277976989746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9240913391113" calcext:value-type="float">
            <text:p>0.02092409133911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2109813690186" calcext:value-type="float">
            <text:p>0.02021098136901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8840370178223" calcext:value-type="float">
            <text:p>0.02088403701782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8549499511719" calcext:value-type="float">
            <text:p>0.02085494995117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6022262573242" calcext:value-type="float">
            <text:p>0.02060222625732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24370956420898" calcext:value-type="float">
            <text:p>0.02243709564209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8139419555664" calcext:value-type="float">
            <text:p>0.02081394195556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5538997650146" calcext:value-type="float">
            <text:p>0.019553899765015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6420421600342" calcext:value-type="float">
            <text:p>0.020642042160034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0719833374023" calcext:value-type="float">
            <text:p>0.02007198333740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395040512085" calcext:value-type="float">
            <text:p>0.02039504051208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4799175262451" calcext:value-type="float">
            <text:p>0.02047991752624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12409496307373" calcext:value-type="float">
            <text:p>0.02124094963073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0248489379883" calcext:value-type="float">
            <text:p>0.01902484893798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97000503540039" calcext:value-type="float">
            <text:p>0.019700050354004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6959247589111" calcext:value-type="float">
            <text:p>0.02069592475891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300895690918" calcext:value-type="float">
            <text:p>0.013300895690918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08890533447266" calcext:value-type="float">
            <text:p>0.010889053344727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207669734954834" calcext:value-type="float">
            <text:p>0.02076697349548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17309093475342" calcext:value-type="float">
            <text:p>0.01173090934753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2390518188477" calcext:value-type="float">
            <text:p>0.01123905181884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63991451263428" calcext:value-type="float">
            <text:p>0.01639914512634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42009258270264" calcext:value-type="float">
            <text:p>0.01420092582702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8435001373291" calcext:value-type="float">
            <text:p>0.01843500137329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59609317779541" calcext:value-type="float">
            <text:p>0.015960931777954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2030506134033" calcext:value-type="float">
            <text:p>0.01120305061340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34730339050293" calcext:value-type="float">
            <text:p>0.013473033905029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6808414459229" calcext:value-type="float">
            <text:p>0.01168084144592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57239437103271" calcext:value-type="float">
            <text:p>0.01572394371032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45978927612305" calcext:value-type="float">
            <text:p>0.01459789276123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16591453552246" calcext:value-type="float">
            <text:p>0.01165914535522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10130310058594" calcext:value-type="float">
            <text:p>0.011013031005859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87270641326904" calcext:value-type="float">
            <text:p>0.01872706413269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5671968460083" calcext:value-type="float">
            <text:p>0.01567196846008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9488964080811" calcext:value-type="float">
            <text:p>0.01094889640808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9210014343262" calcext:value-type="float">
            <text:p>0.01092100143432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7378959655762" calcext:value-type="float">
            <text:p>0.01073789596557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6110572814941" calcext:value-type="float">
            <text:p>0.010611057281494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6010437011719" calcext:value-type="float">
            <text:p>0.01060104370117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770629882813" calcext:value-type="float">
            <text:p>0.011177062988281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534104347229" calcext:value-type="float">
            <text:p>0.0153410434722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7049942016602" calcext:value-type="float">
            <text:p>0.0107049942016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5001926422119" calcext:value-type="float">
            <text:p>0.010500192642212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05891227722168" calcext:value-type="float">
            <text:p>0.010589122772217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09338760375977" calcext:value-type="float">
            <text:p>0.01093387603759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277609825134277" calcext:value-type="float">
            <text:p>0.027760982513428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4240026473999" calcext:value-type="float">
            <text:p>0.01424002647399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1281871795654" calcext:value-type="float">
            <text:p>0.01112818717956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192780494689941" calcext:value-type="float">
            <text:p>0.019278049468994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5879936218262" calcext:value-type="float">
            <text:p>0.01958799362182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193741321563721" calcext:value-type="float">
            <text:p>0.01937413215637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189929008483887" calcext:value-type="float">
            <text:p>0.018992900848389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0009346008301" calcext:value-type="float">
            <text:p>0.02000093460083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02770233154297" calcext:value-type="float">
            <text:p>0.02027702331543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615816116333" calcext:value-type="float">
            <text:p>0.02061581611633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150899887085" calcext:value-type="float">
            <text:p>0.02015089988708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8489894866943" calcext:value-type="float">
            <text:p>0.020848989486694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6999778747559" calcext:value-type="float">
            <text:p>0.02069997787475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4038619995117" calcext:value-type="float">
            <text:p>0.020403861999512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4708576202393" calcext:value-type="float">
            <text:p>0.020470857620239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0599899291992" calcext:value-type="float">
            <text:p>0.02105998992919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7951068878174" calcext:value-type="float">
            <text:p>0.02079510688781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9720134735107" calcext:value-type="float">
            <text:p>0.020972013473511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4908847808838" calcext:value-type="float">
            <text:p>0.020490884780884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0075798034668" calcext:value-type="float">
            <text:p>0.02007579803466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3750133514404" calcext:value-type="float">
            <text:p>0.02037501335144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6800231933594" calcext:value-type="float">
            <text:p>0.019680023193359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6408500671387" calcext:value-type="float">
            <text:p>0.02064085006713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395040512085" calcext:value-type="float">
            <text:p>0.02039504051208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11539268493652" calcext:value-type="float">
            <text:p>0.02115392684936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11708545684814" calcext:value-type="float">
            <text:p>0.021170854568482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19150972366333" calcext:value-type="float">
            <text:p>0.01915097236633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7321643829346" calcext:value-type="float">
            <text:p>0.02073216438293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196549892425537" calcext:value-type="float">
            <text:p>0.019654989242554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190060138702393" calcext:value-type="float">
            <text:p>0.01900601387023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14390754699707" calcext:value-type="float">
            <text:p>0.021439075469971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9071636199951" calcext:value-type="float">
            <text:p>0.02090716361999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3139781951904" calcext:value-type="float">
            <text:p>0.02031397819519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13329792022705" calcext:value-type="float">
            <text:p>0.02133297920227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4980373382568" calcext:value-type="float">
            <text:p>0.020498037338257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2700080871582" calcext:value-type="float">
            <text:p>0.01270008087158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0588073730469" calcext:value-type="float">
            <text:p>0.01105880737304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44150257110596" calcext:value-type="float">
            <text:p>0.0144150257110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7212066650391" calcext:value-type="float">
            <text:p>0.01072120666503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65801048278809" calcext:value-type="float">
            <text:p>0.016580104827881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45330429077148" calcext:value-type="float">
            <text:p>0.014533042907715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120029449462891" calcext:value-type="float">
            <text:p>0.01200294494628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69730186462402" calcext:value-type="float">
            <text:p>0.0169730186462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8312931060791" calcext:value-type="float">
            <text:p>0.01831293106079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6288661956787" calcext:value-type="float">
            <text:p>0.011628866195679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52678489685059" calcext:value-type="float">
            <text:p>0.0152678489685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16989612579346" calcext:value-type="float">
            <text:p>0.011698961257935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23429298400879" calcext:value-type="float">
            <text:p>0.01234292984008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31900310516357" calcext:value-type="float">
            <text:p>0.01319003105163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8629789352417" calcext:value-type="float">
            <text:p>0.018629789352417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9901428222656" calcext:value-type="float">
            <text:p>0.01099014282226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6477737426758" calcext:value-type="float">
            <text:p>0.01064777374267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6870403289795" calcext:value-type="float">
            <text:p>0.0116870403289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14350318908691" calcext:value-type="float">
            <text:p>0.01143503189086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11091136932373" calcext:value-type="float">
            <text:p>0.01110911369323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7600688934326" calcext:value-type="float">
            <text:p>0.01076006889343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7028484344482" calcext:value-type="float">
            <text:p>0.01070284843444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1570358276367" calcext:value-type="float">
            <text:p>0.01115703582763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1649036407471" calcext:value-type="float">
            <text:p>0.01116490364074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8969211578369" calcext:value-type="float">
            <text:p>0.01089692115783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4379653930664" calcext:value-type="float">
            <text:p>0.010437965393066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63118839263916" calcext:value-type="float">
            <text:p>0.01631188392639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4437198638916" calcext:value-type="float">
            <text:p>0.01443719863891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2221240997314" calcext:value-type="float">
            <text:p>0.01122212409973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8730792999268" calcext:value-type="float">
            <text:p>0.010873079299927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235359668731689" calcext:value-type="float">
            <text:p>0.02353596687316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92990303039551" calcext:value-type="float">
            <text:p>0.01929903030395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7840671539307" calcext:value-type="float">
            <text:p>0.02178406715393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205118656158447" calcext:value-type="float">
            <text:p>0.02051186561584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6298828125" calcext:value-type="float">
            <text:p>0.020629882812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1330184936523" calcext:value-type="float">
            <text:p>0.02013301849365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3719139099121" calcext:value-type="float">
            <text:p>0.02037191390991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237538814544678" calcext:value-type="float">
            <text:p>0.02375388145446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4670429229736" calcext:value-type="float">
            <text:p>0.02046704292297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1449394226074" calcext:value-type="float">
            <text:p>0.02014493942260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13801860809326" calcext:value-type="float">
            <text:p>0.02138018608093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8499431610107" calcext:value-type="float">
            <text:p>0.02084994316101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10521221160889" calcext:value-type="float">
            <text:p>0.02105212211608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03549861907959" calcext:value-type="float">
            <text:p>0.02035498619079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15690135955811" calcext:value-type="float">
            <text:p>0.021569013595581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193889141082764" calcext:value-type="float">
            <text:p>0.01938891410827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191750526428223" calcext:value-type="float">
            <text:p>0.01917505264282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190670490264893" calcext:value-type="float">
            <text:p>0.01906704902648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226378440856934" calcext:value-type="float">
            <text:p>0.02263784408569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15840339660645" calcext:value-type="float">
            <text:p>0.02158403396606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204949378967285" calcext:value-type="float">
            <text:p>0.02049493789672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205609798431396" calcext:value-type="float">
            <text:p>0.0205609798431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04920768737793" calcext:value-type="float">
            <text:p>0.02049207687377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1590061187744" calcext:value-type="float">
            <text:p>0.02015900611877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20658779144287" calcext:value-type="float">
            <text:p>0.022065877914429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052903175354" calcext:value-type="float">
            <text:p>0.0205290317535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5109119415283" calcext:value-type="float">
            <text:p>0.02051091194152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00910568237305" calcext:value-type="float">
            <text:p>0.020091056823731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6530094146729" calcext:value-type="float">
            <text:p>0.02065300941467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193121433258057" calcext:value-type="float">
            <text:p>0.0193121433258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193769931793213" calcext:value-type="float">
            <text:p>0.01937699317932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194849967956543" calcext:value-type="float">
            <text:p>0.01948499679565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188970565795898" calcext:value-type="float">
            <text:p>0.0188970565795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192830562591553" calcext:value-type="float">
            <text:p>0.01928305625915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13699436187744" calcext:value-type="float">
            <text:p>0.01136994361877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0089778900146" calcext:value-type="float">
            <text:p>0.01100897789001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0624885559082" calcext:value-type="float">
            <text:p>0.01062488555908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108280181884766" calcext:value-type="float">
            <text:p>0.01082801818847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10130310058594" calcext:value-type="float">
            <text:p>0.01101303100585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57599449157715" calcext:value-type="float">
            <text:p>0.01575994491577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205960273742676" calcext:value-type="float">
            <text:p>0.02059602737426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12709999084473" calcext:value-type="float">
            <text:p>0.01127099990844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44569873809814" calcext:value-type="float">
            <text:p>0.01445698738098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12559795379639" calcext:value-type="float">
            <text:p>0.01125597953796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53419971466064" calcext:value-type="float">
            <text:p>0.01534199714660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04520320892334" calcext:value-type="float">
            <text:p>0.01045203208923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6024112701416" calcext:value-type="float">
            <text:p>0.01602411270141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03781223297119" calcext:value-type="float">
            <text:p>0.01037812232971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153241157531738" calcext:value-type="float">
            <text:p>0.01532411575317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922908782959" calcext:value-type="float">
            <text:p>0.010922908782959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7400417327881" calcext:value-type="float">
            <text:p>0.01074004173278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03728771209717" calcext:value-type="float">
            <text:p>0.01037287712097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7121467590332" calcext:value-type="float">
            <text:p>0.01071214675903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23980045318604" calcext:value-type="float">
            <text:p>0.0123980045318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29091739654541" calcext:value-type="float">
            <text:p>0.01290917396545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22489929199219" calcext:value-type="float">
            <text:p>0.01224899291992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14960670471191" calcext:value-type="float">
            <text:p>0.01149606704711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13270282745361" calcext:value-type="float">
            <text:p>0.01132702827453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6539726257324" calcext:value-type="float">
            <text:p>0.01065397262573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962963104248" calcext:value-type="float">
            <text:p>0.01096296310424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21787166595459" calcext:value-type="float">
            <text:p>0.02178716659545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189540386199951" calcext:value-type="float">
            <text:p>0.01895403861999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0108852386475" calcext:value-type="float">
            <text:p>0.01101088523864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37648582458496" calcext:value-type="float">
            <text:p>0.0137648582458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07760429382324" calcext:value-type="float">
            <text:p>0.01077604293823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15199089050293" calcext:value-type="float">
            <text:p>0.01151990890502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er2</text:p>
          </table:table-cell>
          <table:table-cell office:value-type="float" office:value="0.0211670398712158" calcext:value-type="float">
            <text:p>0.02116703987121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2</text:p>
          </table:table-cell>
          <table:table-cell office:value-type="float" office:value="0.0194199085235596" calcext:value-type="float">
            <text:p>0.0194199085235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er2</text:p>
          </table:table-cell>
          <table:table-cell office:value-type="float" office:value="0.0209698677062988" calcext:value-type="float">
            <text:p>0.02096986770629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er2</text:p>
          </table:table-cell>
          <table:table-cell office:value-type="float" office:value="0.020392894744873" calcext:value-type="float">
            <text:p>0.02039289474487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2</text:p>
          </table:table-cell>
          <table:table-cell office:value-type="float" office:value="0.0204730033874512" calcext:value-type="float">
            <text:p>0.02047300338745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ver2</text:p>
          </table:table-cell>
          <table:table-cell office:value-type="float" office:value="0.0194220542907715" calcext:value-type="float">
            <text:p>0.01942205429077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er2</text:p>
          </table:table-cell>
          <table:table-cell office:value-type="float" office:value="0.0205180644989014" calcext:value-type="float">
            <text:p>0.02051806449890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ver2</text:p>
          </table:table-cell>
          <table:table-cell office:value-type="float" office:value="0.0208899974822998" calcext:value-type="float">
            <text:p>0.020889997482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rver2</text:p>
          </table:table-cell>
          <table:table-cell office:value-type="float" office:value="0.0209171772003174" calcext:value-type="float">
            <text:p>0.02091717720031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er2</text:p>
          </table:table-cell>
          <table:table-cell office:value-type="float" office:value="0.0209329128265381" calcext:value-type="float">
            <text:p>0.02093291282653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rver2</text:p>
          </table:table-cell>
          <table:table-cell office:value-type="float" office:value="0.0202798843383789" calcext:value-type="float">
            <text:p>0.02027988433837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rver2</text:p>
          </table:table-cell>
          <table:table-cell office:value-type="float" office:value="0.0212850570678711" calcext:value-type="float">
            <text:p>0.0212850570678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ver2</text:p>
          </table:table-cell>
          <table:table-cell office:value-type="float" office:value="0.0208818912506104" calcext:value-type="float">
            <text:p>0.0208818912506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ver2</text:p>
          </table:table-cell>
          <table:table-cell office:value-type="float" office:value="0.0208680629730225" calcext:value-type="float">
            <text:p>0.02086806297302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er2</text:p>
          </table:table-cell>
          <table:table-cell office:value-type="float" office:value="0.0207397937774658" calcext:value-type="float">
            <text:p>0.0207397937774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er2</text:p>
          </table:table-cell>
          <table:table-cell office:value-type="float" office:value="0.020514965057373" calcext:value-type="float">
            <text:p>0.0205149650573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rver2</text:p>
          </table:table-cell>
          <table:table-cell office:value-type="float" office:value="0.0191750526428223" calcext:value-type="float">
            <text:p>0.01917505264282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ver2</text:p>
          </table:table-cell>
          <table:table-cell office:value-type="float" office:value="0.0202078819274902" calcext:value-type="float">
            <text:p>0.020207881927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ver2</text:p>
          </table:table-cell>
          <table:table-cell office:value-type="float" office:value="0.01944899559021" calcext:value-type="float">
            <text:p>0.0194489955902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rver2</text:p>
          </table:table-cell>
          <table:table-cell office:value-type="float" office:value="0.0190529823303223" calcext:value-type="float">
            <text:p>0.01905298233032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rver2</text:p>
          </table:table-cell>
          <table:table-cell office:value-type="float" office:value="0.0211479663848877" calcext:value-type="float">
            <text:p>0.02114796638488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ver2</text:p>
          </table:table-cell>
          <table:table-cell office:value-type="float" office:value="0.0208978652954102" calcext:value-type="float">
            <text:p>0.0208978652954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rver2</text:p>
          </table:table-cell>
          <table:table-cell office:value-type="float" office:value="0.0204451084136963" calcext:value-type="float">
            <text:p>0.02044510841369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er2</text:p>
          </table:table-cell>
          <table:table-cell office:value-type="float" office:value="0.0211918354034424" calcext:value-type="float">
            <text:p>0.02119183540344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ver2</text:p>
          </table:table-cell>
          <table:table-cell office:value-type="float" office:value="0.0208549499511719" calcext:value-type="float">
            <text:p>0.0208549499511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ver2</text:p>
          </table:table-cell>
          <table:table-cell office:value-type="float" office:value="0.0215020179748535" calcext:value-type="float">
            <text:p>0.02150201797485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rver2</text:p>
          </table:table-cell>
          <table:table-cell office:value-type="float" office:value="0.0209541320800781" calcext:value-type="float">
            <text:p>0.0209541320800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ver2</text:p>
          </table:table-cell>
          <table:table-cell office:value-type="float" office:value="0.0209710597991943" calcext:value-type="float">
            <text:p>0.0209710597991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ver2</text:p>
          </table:table-cell>
          <table:table-cell office:value-type="float" office:value="0.0205349922180176" calcext:value-type="float">
            <text:p>0.02053499221801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rver2</text:p>
          </table:table-cell>
          <table:table-cell office:value-type="float" office:value="0.0207068920135498" calcext:value-type="float">
            <text:p>0.020706892013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er2</text:p>
          </table:table-cell>
          <table:table-cell office:value-type="float" office:value="0.0204219818115234" calcext:value-type="float">
            <text:p>0.0204219818115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server2</text:p>
          </table:table-cell>
          <table:table-cell office:value-type="float" office:value="0.0200860500335693" calcext:value-type="float">
            <text:p>0.0200860500335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rver1</text:p>
          </table:table-cell>
          <table:table-cell office:value-type="float" office:value="0.0132541656494141" calcext:value-type="float">
            <text:p>0.01325416564941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rver1</text:p>
          </table:table-cell>
          <table:table-cell office:value-type="float" office:value="0.0114991664886475" calcext:value-type="float">
            <text:p>0.01149916648864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er1</text:p>
          </table:table-cell>
          <table:table-cell office:value-type="float" office:value="0.0126240253448486" calcext:value-type="float">
            <text:p>0.01262402534484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er1</text:p>
          </table:table-cell>
          <table:table-cell office:value-type="float" office:value="0.0368311405181885" calcext:value-type="float">
            <text:p>0.03683114051818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rver1</text:p>
          </table:table-cell>
          <table:table-cell office:value-type="float" office:value="0.0121181011199951" calcext:value-type="float">
            <text:p>0.012118101119995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ver1</text:p>
          </table:table-cell>
          <table:table-cell office:value-type="float" office:value="0.011681079864502" calcext:value-type="float">
            <text:p>0.01168107986450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rver1</text:p>
          </table:table-cell>
          <table:table-cell office:value-type="float" office:value="0.0244519710540771" calcext:value-type="float">
            <text:p>0.02445197105407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er1</text:p>
          </table:table-cell>
          <table:table-cell office:value-type="float" office:value="0.0132999420166016" calcext:value-type="float">
            <text:p>0.01329994201660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er1</text:p>
          </table:table-cell>
          <table:table-cell office:value-type="float" office:value="0.0105540752410889" calcext:value-type="float">
            <text:p>0.010554075241089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er1</text:p>
          </table:table-cell>
          <table:table-cell office:value-type="float" office:value="0.0157639980316162" calcext:value-type="float">
            <text:p>0.015763998031616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er1</text:p>
          </table:table-cell>
          <table:table-cell office:value-type="float" office:value="0.0105869770050049" calcext:value-type="float">
            <text:p>0.01058697700500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rver1</text:p>
          </table:table-cell>
          <table:table-cell office:value-type="float" office:value="0.0187489986419678" calcext:value-type="float">
            <text:p>0.01874899864196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rver1</text:p>
          </table:table-cell>
          <table:table-cell office:value-type="float" office:value="0.0132038593292236" calcext:value-type="float">
            <text:p>0.01320385932922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er1</text:p>
          </table:table-cell>
          <table:table-cell office:value-type="float" office:value="0.0124480724334717" calcext:value-type="float">
            <text:p>0.012448072433472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er1</text:p>
          </table:table-cell>
          <table:table-cell office:value-type="float" office:value="0.0210020542144775" calcext:value-type="float">
            <text:p>0.02100205421447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er1</text:p>
          </table:table-cell>
          <table:table-cell office:value-type="float" office:value="0.0106899738311768" calcext:value-type="float">
            <text:p>0.01068997383117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rver1</text:p>
          </table:table-cell>
          <table:table-cell office:value-type="float" office:value="0.0108418464660645" calcext:value-type="float">
            <text:p>0.01084184646606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1</text:p>
          </table:table-cell>
          <table:table-cell office:value-type="float" office:value="0.0112318992614746" calcext:value-type="float">
            <text:p>0.01123189926147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rver1</text:p>
          </table:table-cell>
          <table:table-cell office:value-type="float" office:value="0.0104379653930664" calcext:value-type="float">
            <text:p>0.01043796539306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rver1</text:p>
          </table:table-cell>
          <table:table-cell office:value-type="float" office:value="0.0104200839996338" calcext:value-type="float">
            <text:p>0.01042008399963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er1</text:p>
          </table:table-cell>
          <table:table-cell office:value-type="float" office:value="0.0105190277099609" calcext:value-type="float">
            <text:p>0.01051902770996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rver1</text:p>
          </table:table-cell>
          <table:table-cell office:value-type="float" office:value="0.0104231834411621" calcext:value-type="float">
            <text:p>0.01042318344116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er1</text:p>
          </table:table-cell>
          <table:table-cell office:value-type="float" office:value="0.0107100009918213" calcext:value-type="float">
            <text:p>0.01071000099182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rver1</text:p>
          </table:table-cell>
          <table:table-cell office:value-type="float" office:value="0.010789155960083" calcext:value-type="float">
            <text:p>0.01078915596008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rver1</text:p>
          </table:table-cell>
          <table:table-cell office:value-type="float" office:value="0.0104799270629883" calcext:value-type="float">
            <text:p>0.010479927062988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er1</text:p>
          </table:table-cell>
          <table:table-cell office:value-type="float" office:value="0.0104639530181885" calcext:value-type="float">
            <text:p>0.010463953018189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er1</text:p>
          </table:table-cell>
          <table:table-cell office:value-type="float" office:value="0.010746955871582" calcext:value-type="float">
            <text:p>0.010746955871582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er1</text:p>
          </table:table-cell>
          <table:table-cell office:value-type="float" office:value="0.0252070426940918" calcext:value-type="float">
            <text:p>0.02520704269409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er1</text:p>
          </table:table-cell>
          <table:table-cell office:value-type="float" office:value="0.0119390487670898" calcext:value-type="float">
            <text:p>0.01193904876709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er1</text:p>
          </table:table-cell>
          <table:table-cell office:value-type="float" office:value="0.0104520320892334" calcext:value-type="float">
            <text:p>0.01045203208923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er1</text:p>
          </table:table-cell>
          <table:table-cell office:value-type="float" office:value="0.0189669132232666" calcext:value-type="float">
            <text:p>0.0189669132232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er1</text:p>
          </table:table-cell>
          <table:table-cell office:value-type="float" office:value="0.0186970233917236" calcext:value-type="float">
            <text:p>0.018697023391724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.2752in" svg:y="3.6677in">
            <draw:object draw:notify-on-update-of-ranges="Sheet2.A2:Sheet2.B2 Sheet2.C2:Sheet2.AH2 Sheet2.A3:Sheet2.B3 Sheet2.C3:Sheet2.AH3 Sheet2.A5:Sheet2.B5 Sheet2.C5:Sheet2.AH5 Sheet2.A7:Sheet2.B7 Sheet2.C7:Sheet2.A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6669in" svg:y="3.5559in">
            <draw:object draw:notify-on-update-of-ranges="Sheet2.C2:Sheet2.AH2 Sheet2.A4:Sheet2.B4 Sheet2.C4:Sheet2.AH4 Sheet2.A6:Sheet2.B6 Sheet2.C6:Sheet2.AH6 Sheet2.A8:Sheet2.B8 Sheet2.C8:Sheet2.A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3"/>
        <table:table-column table:style-name="co6" table:default-cell-style-name="ce9"/>
        <table:table-column table:style-name="co6" table:default-cell-style-name="ce15"/>
        <table:table-column table:style-name="co6" table:number-columns-repeated="30" table:default-cell-style-name="ce20"/>
        <table:table-column table:style-name="co6" table:default-cell-style-name="ce23"/>
        <table:table-column table:style-name="co6" table:default-cell-style-name="ce28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run</text:p>
          </table:table-cell>
          <table:table-cell table:style-name="ce18" table:number-columns-repeated="31"/>
          <table:table-cell table:style-name="ce26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8" office:value-type="string" calcext:value-type="string">
            <text:p>Data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27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server1</text:p>
          </table:table-cell>
          <table:table-cell office:value-type="string" calcext:value-type="string">
            <text:p>Count - server</text:p>
          </table:table-cell>
          <table:table-cell table:number-columns-repeated="3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style-name="ce4" office:value-type="string" calcext:value-type="string">
            <text:p>server1</text:p>
          </table:table-cell>
          <table:table-cell table:style-name="ce10" office:value-type="string" calcext:value-type="string">
            <text:p>Average - elapsed</text:p>
          </table:table-cell>
          <table:table-cell office:value-type="float" office:value="0.0136262774467468" calcext:value-type="float">
            <text:p>0.013626277446747</text:p>
          </table:table-cell>
          <table:table-cell office:value-type="float" office:value="0.0127854123711586" calcext:value-type="float">
            <text:p>0.012785412371159</text:p>
          </table:table-cell>
          <table:table-cell office:value-type="float" office:value="0.0139231160283089" calcext:value-type="float">
            <text:p>0.013923116028309</text:p>
          </table:table-cell>
          <table:table-cell office:value-type="float" office:value="0.0130431577563286" calcext:value-type="float">
            <text:p>0.013043157756329</text:p>
          </table:table-cell>
          <table:table-cell office:value-type="float" office:value="0.0125784799456596" calcext:value-type="float">
            <text:p>0.01257847994566</text:p>
          </table:table-cell>
          <table:table-cell office:value-type="float" office:value="0.012654535472393" calcext:value-type="float">
            <text:p>0.012654535472393</text:p>
          </table:table-cell>
          <table:table-cell office:value-type="float" office:value="0.0124740526080132" calcext:value-type="float">
            <text:p>0.012474052608013</text:p>
          </table:table-cell>
          <table:table-cell office:value-type="float" office:value="0.0131156742572784" calcext:value-type="float">
            <text:p>0.013115674257279</text:p>
          </table:table-cell>
          <table:table-cell office:value-type="float" office:value="0.0125074535608292" calcext:value-type="float">
            <text:p>0.012507453560829</text:p>
          </table:table-cell>
          <table:table-cell office:value-type="float" office:value="0.0136455446481705" calcext:value-type="float">
            <text:p>0.013645544648171</text:p>
          </table:table-cell>
          <table:table-cell office:value-type="float" office:value="0.0131369233131409" calcext:value-type="float">
            <text:p>0.013136923313141</text:p>
          </table:table-cell>
          <table:table-cell office:value-type="float" office:value="0.0126691535115242" calcext:value-type="float">
            <text:p>0.012669153511524</text:p>
          </table:table-cell>
          <table:table-cell office:value-type="float" office:value="0.0131347998976707" calcext:value-type="float">
            <text:p>0.013134799897671</text:p>
          </table:table-cell>
          <table:table-cell office:value-type="float" office:value="0.0122875571250916" calcext:value-type="float">
            <text:p>0.012287557125092</text:p>
          </table:table-cell>
          <table:table-cell office:value-type="float" office:value="0.0125568211078644" calcext:value-type="float">
            <text:p>0.012556821107864</text:p>
          </table:table-cell>
          <table:table-cell office:value-type="float" office:value="0.0125460401177406" calcext:value-type="float">
            <text:p>0.012546040117741</text:p>
          </table:table-cell>
          <table:table-cell office:value-type="float" office:value="0.012964129447937" calcext:value-type="float">
            <text:p>0.012964129447937</text:p>
          </table:table-cell>
          <table:table-cell office:value-type="float" office:value="0.014310747385025" calcext:value-type="float">
            <text:p>0.014310747385025</text:p>
          </table:table-cell>
          <table:table-cell office:value-type="float" office:value="0.0123366639018059" calcext:value-type="float">
            <text:p>0.012336663901806</text:p>
          </table:table-cell>
          <table:table-cell office:value-type="float" office:value="0.0130320489406586" calcext:value-type="float">
            <text:p>0.013032048940659</text:p>
          </table:table-cell>
          <table:table-cell office:value-type="float" office:value="0.0136364474892616" calcext:value-type="float">
            <text:p>0.013636447489262</text:p>
          </table:table-cell>
          <table:table-cell office:value-type="float" office:value="0.0134988203644753" calcext:value-type="float">
            <text:p>0.013498820364475</text:p>
          </table:table-cell>
          <table:table-cell office:value-type="float" office:value="0.0127833262085915" calcext:value-type="float">
            <text:p>0.012783326208592</text:p>
          </table:table-cell>
          <table:table-cell office:value-type="float" office:value="0.0128055959939957" calcext:value-type="float">
            <text:p>0.012805595993996</text:p>
          </table:table-cell>
          <table:table-cell office:value-type="float" office:value="0.0130368620157242" calcext:value-type="float">
            <text:p>0.013036862015724</text:p>
          </table:table-cell>
          <table:table-cell office:value-type="float" office:value="0.0126394703984261" calcext:value-type="float">
            <text:p>0.012639470398426</text:p>
          </table:table-cell>
          <table:table-cell office:value-type="float" office:value="0.0127947404980659" calcext:value-type="float">
            <text:p>0.012794740498066</text:p>
          </table:table-cell>
          <table:table-cell office:value-type="float" office:value="0.014410637319088" calcext:value-type="float">
            <text:p>0.014410637319088</text:p>
          </table:table-cell>
          <table:table-cell office:value-type="float" office:value="0.0135271325707436" calcext:value-type="float">
            <text:p>0.013527132570744</text:p>
          </table:table-cell>
          <table:table-cell office:value-type="float" office:value="0.0133351162075996" calcext:value-type="float">
            <text:p>0.0133351162076</text:p>
          </table:table-cell>
          <table:table-cell office:value-type="float" office:value="0.012758195400238" calcext:value-type="float">
            <text:p>0.012758195400238</text:p>
          </table:table-cell>
          <table:table-cell office:value-type="float" office:value="0.0140963643789291" calcext:value-type="float">
            <text:p>0.014096364378929</text:p>
          </table:table-cell>
          <table:table-cell office:value-type="float" office:value="0.0130828530527651" calcext:value-type="float">
            <text:p>0.013082853052765</text:p>
          </table:table-cell>
        </table:table-row>
        <table:table-row table:style-name="ro1">
          <table:table-cell office:value-type="string" calcext:value-type="string">
            <text:p>server2</text:p>
          </table:table-cell>
          <table:table-cell office:value-type="string" calcext:value-type="string">
            <text:p>Count - server</text:p>
          </table:table-cell>
          <table:table-cell table:number-columns-repeated="3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style-name="ce4" office:value-type="string" calcext:value-type="string">
            <text:p>server2</text:p>
          </table:table-cell>
          <table:table-cell table:style-name="ce10" office:value-type="string" calcext:value-type="string">
            <text:p>Average - elapsed</text:p>
          </table:table-cell>
          <table:table-cell office:value-type="float" office:value="0.0126437246799469" calcext:value-type="float">
            <text:p>0.012643724679947</text:p>
          </table:table-cell>
          <table:table-cell office:value-type="float" office:value="0.0206558257341385" calcext:value-type="float">
            <text:p>0.020655825734139</text:p>
          </table:table-cell>
          <table:table-cell office:value-type="float" office:value="0.020389698445797" calcext:value-type="float">
            <text:p>0.020389698445797</text:p>
          </table:table-cell>
          <table:table-cell office:value-type="float" office:value="0.0207473412156105" calcext:value-type="float">
            <text:p>0.020747341215611</text:p>
          </table:table-cell>
          <table:table-cell office:value-type="float" office:value="0.0204031392931938" calcext:value-type="float">
            <text:p>0.020403139293194</text:p>
          </table:table-cell>
          <table:table-cell office:value-type="float" office:value="0.0201158076524734" calcext:value-type="float">
            <text:p>0.020115807652474</text:p>
          </table:table-cell>
          <table:table-cell office:value-type="float" office:value="0.0200378373265266" calcext:value-type="float">
            <text:p>0.020037837326527</text:p>
          </table:table-cell>
          <table:table-cell office:value-type="float" office:value="0.0204043611884117" calcext:value-type="float">
            <text:p>0.020404361188412</text:p>
          </table:table-cell>
          <table:table-cell office:value-type="float" office:value="0.0205742940306664" calcext:value-type="float">
            <text:p>0.020574294030666</text:p>
          </table:table-cell>
          <table:table-cell office:value-type="float" office:value="0.0203304812312126" calcext:value-type="float">
            <text:p>0.020330481231213</text:p>
          </table:table-cell>
          <table:table-cell office:value-type="float" office:value="0.0201719328761101" calcext:value-type="float">
            <text:p>0.02017193287611</text:p>
          </table:table-cell>
          <table:table-cell office:value-type="float" office:value="0.0207090377807617" calcext:value-type="float">
            <text:p>0.020709037780762</text:p>
          </table:table-cell>
          <table:table-cell office:value-type="float" office:value="0.0205703973770142" calcext:value-type="float">
            <text:p>0.020570397377014</text:p>
          </table:table-cell>
          <table:table-cell office:value-type="float" office:value="0.0204320549964905" calcext:value-type="float">
            <text:p>0.020432054996491</text:p>
          </table:table-cell>
          <table:table-cell office:value-type="float" office:value="0.0201167911291122" calcext:value-type="float">
            <text:p>0.020116791129112</text:p>
          </table:table-cell>
          <table:table-cell office:value-type="float" office:value="0.020409569144249" calcext:value-type="float">
            <text:p>0.020409569144249</text:p>
          </table:table-cell>
          <table:table-cell office:value-type="float" office:value="0.0207545086741447" calcext:value-type="float">
            <text:p>0.020754508674145</text:p>
          </table:table-cell>
          <table:table-cell office:value-type="float" office:value="0.0206970050930977" calcext:value-type="float">
            <text:p>0.020697005093098</text:p>
          </table:table-cell>
          <table:table-cell office:value-type="float" office:value="0.0202755630016327" calcext:value-type="float">
            <text:p>0.020275563001633</text:p>
          </table:table-cell>
          <table:table-cell office:value-type="float" office:value="0.0203954130411148" calcext:value-type="float">
            <text:p>0.020395413041115</text:p>
          </table:table-cell>
          <table:table-cell office:value-type="float" office:value="0.0204602628946304" calcext:value-type="float">
            <text:p>0.020460262894631</text:p>
          </table:table-cell>
          <table:table-cell office:value-type="float" office:value="0.0208007022738457" calcext:value-type="float">
            <text:p>0.020800702273846</text:p>
          </table:table-cell>
          <table:table-cell office:value-type="float" office:value="0.0205899700522423" calcext:value-type="float">
            <text:p>0.020589970052242</text:p>
          </table:table-cell>
          <table:table-cell office:value-type="float" office:value="0.0204987153410912" calcext:value-type="float">
            <text:p>0.020498715341091</text:p>
          </table:table-cell>
          <table:table-cell office:value-type="float" office:value="0.0200806558132172" calcext:value-type="float">
            <text:p>0.020080655813217</text:p>
          </table:table-cell>
          <table:table-cell office:value-type="float" office:value="0.0205876007676125" calcext:value-type="float">
            <text:p>0.020587600767613</text:p>
          </table:table-cell>
          <table:table-cell office:value-type="float" office:value="0.020696759223938" calcext:value-type="float">
            <text:p>0.020696759223938</text:p>
          </table:table-cell>
          <table:table-cell office:value-type="float" office:value="0.0204686746001244" calcext:value-type="float">
            <text:p>0.020468674600124</text:p>
          </table:table-cell>
          <table:table-cell office:value-type="float" office:value="0.0206092149019241" calcext:value-type="float">
            <text:p>0.020609214901924</text:p>
          </table:table-cell>
          <table:table-cell office:value-type="float" office:value="0.0203295722603798" calcext:value-type="float">
            <text:p>0.02032957226038</text:p>
          </table:table-cell>
          <table:table-cell office:value-type="float" office:value="0.0205239653587341" calcext:value-type="float">
            <text:p>0.020523965358734</text:p>
          </table:table-cell>
          <table:table-cell office:value-type="float" office:value="0.0205397605895996" calcext:value-type="float">
            <text:p>0.0205397605896</text:p>
          </table:table-cell>
          <table:table-cell office:value-type="float" office:value="0.0202193949371576" calcext:value-type="float">
            <text:p>0.020219394937158</text:p>
          </table:table-cell>
        </table:table-row>
        <table:table-row table:style-name="ro1">
          <table:table-cell table:style-name="ce5" office:value-type="string" calcext:value-type="string">
            <text:p>Total Count - server</text:p>
          </table:table-cell>
          <table:table-cell table:style-name="ce11"/>
          <table:table-cell table:style-name="ce16" office:value-type="float" office:value="64" calcext:value-type="float">
            <text:p>64</text:p>
          </table:table-cell>
          <table:table-cell table:number-columns-repeated="30" table:style-name="ce21" office:value-type="float" office:value="64" calcext:value-type="float">
            <text:p>64</text:p>
          </table:table-cell>
          <table:table-cell table:style-name="ce24"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6" office:value-type="string" calcext:value-type="string">
            <text:p>Total Average - elapsed</text:p>
          </table:table-cell>
          <table:table-cell table:style-name="ce12"/>
          <table:table-cell table:style-name="ce17" office:value-type="float" office:value="0.0131350010633469" calcext:value-type="float">
            <text:p>0.013135001063347</text:p>
          </table:table-cell>
          <table:table-cell table:style-name="ce22" office:value-type="float" office:value="0.0167206190526485" calcext:value-type="float">
            <text:p>0.016720619052649</text:p>
          </table:table-cell>
          <table:table-cell table:style-name="ce22" office:value-type="float" office:value="0.0171564072370529" calcext:value-type="float">
            <text:p>0.017156407237053</text:p>
          </table:table-cell>
          <table:table-cell table:style-name="ce22" office:value-type="float" office:value="0.0168952494859695" calcext:value-type="float">
            <text:p>0.01689524948597</text:p>
          </table:table-cell>
          <table:table-cell table:style-name="ce22" office:value-type="float" office:value="0.0164908096194267" calcext:value-type="float">
            <text:p>0.016490809619427</text:p>
          </table:table-cell>
          <table:table-cell table:style-name="ce22" office:value-type="float" office:value="0.0163851715624332" calcext:value-type="float">
            <text:p>0.016385171562433</text:p>
          </table:table-cell>
          <table:table-cell table:style-name="ce22" office:value-type="float" office:value="0.0162559449672699" calcext:value-type="float">
            <text:p>0.01625594496727</text:p>
          </table:table-cell>
          <table:table-cell table:style-name="ce22" office:value-type="float" office:value="0.0167600177228451" calcext:value-type="float">
            <text:p>0.016760017722845</text:p>
          </table:table-cell>
          <table:table-cell table:style-name="ce22" office:value-type="float" office:value="0.0165408737957478" calcext:value-type="float">
            <text:p>0.016540873795748</text:p>
          </table:table-cell>
          <table:table-cell table:style-name="ce22" office:value-type="float" office:value="0.0169880129396915" calcext:value-type="float">
            <text:p>0.016988012939692</text:p>
          </table:table-cell>
          <table:table-cell table:style-name="ce22" office:value-type="float" office:value="0.0166544280946255" calcext:value-type="float">
            <text:p>0.016654428094626</text:p>
          </table:table-cell>
          <table:table-cell table:style-name="ce22" office:value-type="float" office:value="0.016689095646143" calcext:value-type="float">
            <text:p>0.016689095646143</text:p>
          </table:table-cell>
          <table:table-cell table:style-name="ce22" office:value-type="float" office:value="0.0168525986373425" calcext:value-type="float">
            <text:p>0.016852598637343</text:p>
          </table:table-cell>
          <table:table-cell table:style-name="ce22" office:value-type="float" office:value="0.016359806060791" calcext:value-type="float">
            <text:p>0.016359806060791</text:p>
          </table:table-cell>
          <table:table-cell table:style-name="ce22" office:value-type="float" office:value="0.0163368061184883" calcext:value-type="float">
            <text:p>0.016336806118488</text:p>
          </table:table-cell>
          <table:table-cell table:style-name="ce22" office:value-type="float" office:value="0.0164778046309948" calcext:value-type="float">
            <text:p>0.016477804630995</text:p>
          </table:table-cell>
          <table:table-cell table:style-name="ce22" office:value-type="float" office:value="0.0168593190610409" calcext:value-type="float">
            <text:p>0.016859319061041</text:p>
          </table:table-cell>
          <table:table-cell table:style-name="ce22" office:value-type="float" office:value="0.0175038762390614" calcext:value-type="float">
            <text:p>0.017503876239061</text:p>
          </table:table-cell>
          <table:table-cell table:style-name="ce22" office:value-type="float" office:value="0.0163061134517193" calcext:value-type="float">
            <text:p>0.016306113451719</text:p>
          </table:table-cell>
          <table:table-cell table:style-name="ce22" office:value-type="float" office:value="0.0167137309908867" calcext:value-type="float">
            <text:p>0.016713730990887</text:p>
          </table:table-cell>
          <table:table-cell table:style-name="ce22" office:value-type="float" office:value="0.017048355191946" calcext:value-type="float">
            <text:p>0.017048355191946</text:p>
          </table:table-cell>
          <table:table-cell table:style-name="ce22" office:value-type="float" office:value="0.0171497613191605" calcext:value-type="float">
            <text:p>0.017149761319161</text:p>
          </table:table-cell>
          <table:table-cell table:style-name="ce22" office:value-type="float" office:value="0.0166866481304169" calcext:value-type="float">
            <text:p>0.016686648130417</text:p>
          </table:table-cell>
          <table:table-cell table:style-name="ce22" office:value-type="float" office:value="0.0166521556675434" calcext:value-type="float">
            <text:p>0.016652155667544</text:p>
          </table:table-cell>
          <table:table-cell table:style-name="ce22" office:value-type="float" office:value="0.0165587589144707" calcext:value-type="float">
            <text:p>0.016558758914471</text:p>
          </table:table-cell>
          <table:table-cell table:style-name="ce22" office:value-type="float" office:value="0.0166135355830193" calcext:value-type="float">
            <text:p>0.016613535583019</text:p>
          </table:table-cell>
          <table:table-cell table:style-name="ce22" office:value-type="float" office:value="0.016745749861002" calcext:value-type="float">
            <text:p>0.016745749861002</text:p>
          </table:table-cell>
          <table:table-cell table:style-name="ce22" office:value-type="float" office:value="0.0174396559596062" calcext:value-type="float">
            <text:p>0.017439655959606</text:p>
          </table:table-cell>
          <table:table-cell table:style-name="ce22" office:value-type="float" office:value="0.0170681737363338" calcext:value-type="float">
            <text:p>0.017068173736334</text:p>
          </table:table-cell>
          <table:table-cell table:style-name="ce22" office:value-type="float" office:value="0.0168323442339897" calcext:value-type="float">
            <text:p>0.01683234423399</text:p>
          </table:table-cell>
          <table:table-cell table:style-name="ce22" office:value-type="float" office:value="0.0166410803794861" calcext:value-type="float">
            <text:p>0.016641080379486</text:p>
          </table:table-cell>
          <table:table-cell table:style-name="ce25" office:value-type="float" office:value="0.0173180624842644" calcext:value-type="float">
            <text:p>0.017318062484264</text:p>
          </table:table-cell>
          <table:table-cell table:style-name="ce29" office:value-type="float" office:value="0.0166511239949614" calcext:value-type="float">
            <text:p>0.016651123994961</text:p>
          </table:table-cell>
        </table:table-row>
      </table:table>
      <table:named-expressions/>
      <table:data-pilot-tables>
        <table:data-pilot-table table:name="DataPilot1" table:application-data="" table:target-range-address="Sheet2.A1:Sheet2.AI8" table:buttons="Sheet2.A2 Sheet2.B2 Sheet2.C1" table:show-filter-button="false" table:drill-down-on-double-click="false">
          <table:source-cell-range table:cell-range-address="'data_2021-09-23T20:19:17'.A1:'data_2021-09-23T20:19:17'.E2049"/>
          <table:data-pilot-field table:source-field-name="run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row" table:used-hierarchy="0" table:function="auto">
            <table:data-pilot-level table:show-empty="false" calcext:repeat-item-labels="true">
              <table:data-pilot-members>
                <table:data-pilot-member table:name="server1" table:display="true" table:show-details="true"/>
                <table:data-pilot-member table:name="server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data" table:used-hierarchy="0" table:function="count">
            <table:data-pilot-level table:show-empty="false" calcext:repeat-item-labels="false">
              <table:data-pilot-members>
                <table:data-pilot-member table:name="server1" table:display="true" table:show-details="true"/>
                <table:data-pilot-member table:name="server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" table:orientation="data" table:used-hierarchy="0" table:function="average">
            <table:data-pilot-level table:show-empty="false" calcext:repeat-item-labels="false">
              <table:data-pilot-members>
                <table:data-pilot-member table:name="0.010236978530884" table:display="true" table:show-details="true"/>
                <table:data-pilot-member table:name="0.010319948196411" table:display="true" table:show-details="true"/>
                <table:data-pilot-member table:name="0.010350942611694" table:display="true" table:show-details="true"/>
                <table:data-pilot-member table:name="0.010372877120972" table:display="true" table:show-details="true"/>
                <table:data-pilot-member table:name="0.010378122329712" table:display="true" table:show-details="true"/>
                <table:data-pilot-member table:name="0.010408878326416" table:display="true" table:show-details="true"/>
                <table:data-pilot-member table:name="0.010416984558106" table:display="true" table:show-details="true"/>
                <table:data-pilot-member table:name="0.010420083999634" table:display="true" table:show-details="true"/>
                <table:data-pilot-member table:name="0.010422945022583" table:display="true" table:show-details="true"/>
                <table:data-pilot-member table:name="0.010423183441162" table:display="true" table:show-details="true"/>
                <table:data-pilot-member table:name="0.010426044464111" table:display="true" table:show-details="true"/>
                <table:data-pilot-member table:name="0.010437965393066" table:display="true" table:show-details="true"/>
                <table:data-pilot-member table:name="0.010438919067383" table:display="true" table:show-details="true"/>
                <table:data-pilot-member table:name="0.010447025299072" table:display="true" table:show-details="true"/>
                <table:data-pilot-member table:name="0.010449886322022" table:display="true" table:show-details="true"/>
                <table:data-pilot-member table:name="0.010452032089233" table:display="true" table:show-details="true"/>
                <table:data-pilot-member table:name="0.01045298576355" table:display="true" table:show-details="true"/>
                <table:data-pilot-member table:name="0.010456085205078" table:display="true" table:show-details="true"/>
                <table:data-pilot-member table:name="0.010458946228027" table:display="true" table:show-details="true"/>
                <table:data-pilot-member table:name="0.010462045669556" table:display="true" table:show-details="true"/>
                <table:data-pilot-member table:name="0.010463953018189" table:display="true" table:show-details="true"/>
                <table:data-pilot-member table:name="0.010470867156983" table:display="true" table:show-details="true"/>
                <table:data-pilot-member table:name="0.010471820831299" table:display="true" table:show-details="true"/>
                <table:data-pilot-member table:name="0.010473012924194" table:display="true" table:show-details="true"/>
                <table:data-pilot-member table:name="0.010477066040039" table:display="true" table:show-details="true"/>
                <table:data-pilot-member table:name="0.010478973388672" table:display="true" table:show-details="true"/>
                <table:data-pilot-member table:name="0.010479927062988" table:display="true" table:show-details="true"/>
                <table:data-pilot-member table:name="0.010493993759155" table:display="true" table:show-details="true"/>
                <table:data-pilot-member table:name="0.010499000549316" table:display="true" table:show-details="true"/>
                <table:data-pilot-member table:name="0.010500192642212" table:display="true" table:show-details="true"/>
                <table:data-pilot-member table:name="0.010504007339478" table:display="true" table:show-details="true"/>
                <table:data-pilot-member table:name="0.010507106781006" table:display="true" table:show-details="true"/>
                <table:data-pilot-member table:name="0.010509967803955" table:display="true" table:show-details="true"/>
                <table:data-pilot-member table:name="0.010510921478272" table:display="true" table:show-details="true"/>
                <table:data-pilot-member table:name="0.010513067245483" table:display="true" table:show-details="true"/>
                <table:data-pilot-member table:name="0.010519027709961" table:display="true" table:show-details="true"/>
                <table:data-pilot-member table:name="0.010520935058594" table:display="true" table:show-details="true"/>
                <table:data-pilot-member table:name="0.010524034500122" table:display="true" table:show-details="true"/>
                <table:data-pilot-member table:name="0.010524988174439" table:display="true" table:show-details="true"/>
                <table:data-pilot-member table:name="0.010525941848755" table:display="true" table:show-details="true"/>
                <table:data-pilot-member table:name="0.010527849197388" table:display="true" table:show-details="true"/>
                <table:data-pilot-member table:name="0.010529041290283" table:display="true" table:show-details="true"/>
                <table:data-pilot-member table:name="0.010530948638916" table:display="true" table:show-details="true"/>
                <table:data-pilot-member table:name="0.010535001754761" table:display="true" table:show-details="true"/>
                <table:data-pilot-member table:name="0.010535955429077" table:display="true" table:show-details="true"/>
                <table:data-pilot-member table:name="0.010536193847656" table:display="true" table:show-details="true"/>
                <table:data-pilot-member table:name="0.010537147521973" table:display="true" table:show-details="true"/>
                <table:data-pilot-member table:name="0.010538101196289" table:display="true" table:show-details="true"/>
                <table:data-pilot-member table:name="0.010547161102295" table:display="true" table:show-details="true"/>
                <table:data-pilot-member table:name="0.010553121566773" table:display="true" table:show-details="true"/>
                <table:data-pilot-member table:name="0.010554075241089" table:display="true" table:show-details="true"/>
                <table:data-pilot-member table:name="0.010554790496826" table:display="true" table:show-details="true"/>
                <table:data-pilot-member table:name="0.010555028915405" table:display="true" table:show-details="true"/>
                <table:data-pilot-member table:name="0.010555982589722" table:display="true" table:show-details="true"/>
                <table:data-pilot-member table:name="0.010556936264038" table:display="true" table:show-details="true"/>
                <table:data-pilot-member table:name="0.01055908203125" table:display="true" table:show-details="true"/>
                <table:data-pilot-member table:name="0.010560989379883" table:display="true" table:show-details="true"/>
                <table:data-pilot-member table:name="0.010561943054199" table:display="true" table:show-details="true"/>
                <table:data-pilot-member table:name="0.010563135147095" table:display="true" table:show-details="true"/>
                <table:data-pilot-member table:name="0.010568857192993" table:display="true" table:show-details="true"/>
                <table:data-pilot-member table:name="0.010571956634522" table:display="true" table:show-details="true"/>
                <table:data-pilot-member table:name="0.010573148727417" table:display="true" table:show-details="true"/>
                <table:data-pilot-member table:name="0.010573863983154" table:display="true" table:show-details="true"/>
                <table:data-pilot-member table:name="0.010574102401733" table:display="true" table:show-details="true"/>
                <table:data-pilot-member table:name="0.010574817657471" table:display="true" table:show-details="true"/>
                <table:data-pilot-member table:name="0.010576963424683" table:display="true" table:show-details="true"/>
                <table:data-pilot-member table:name="0.010580062866211" table:display="true" table:show-details="true"/>
                <table:data-pilot-member table:name="0.010581970214844" table:display="true" table:show-details="true"/>
                <table:data-pilot-member table:name="0.010586023330689" table:display="true" table:show-details="true"/>
                <table:data-pilot-member table:name="0.010586977005005" table:display="true" table:show-details="true"/>
                <table:data-pilot-member table:name="0.010589122772217" table:display="true" table:show-details="true"/>
                <table:data-pilot-member table:name="0.010590076446533" table:display="true" table:show-details="true"/>
                <table:data-pilot-member table:name="0.010592937469483" table:display="true" table:show-details="true"/>
                <table:data-pilot-member table:name="0.010595083236694" table:display="true" table:show-details="true"/>
                <table:data-pilot-member table:name="0.010596990585327" table:display="true" table:show-details="true"/>
                <table:data-pilot-member table:name="0.010599136352539" table:display="true" table:show-details="true"/>
                <table:data-pilot-member table:name="0.010600090026856" table:display="true" table:show-details="true"/>
                <table:data-pilot-member table:name="0.010601043701172" table:display="true" table:show-details="true"/>
                <table:data-pilot-member table:name="0.010601997375488" table:display="true" table:show-details="true"/>
                <table:data-pilot-member table:name="0.0106041431427" table:display="true" table:show-details="true"/>
                <table:data-pilot-member table:name="0.010607957839966" table:display="true" table:show-details="true"/>
                <table:data-pilot-member table:name="0.010608196258545" table:display="true" table:show-details="true"/>
                <table:data-pilot-member table:name="0.010609149932861" table:display="true" table:show-details="true"/>
                <table:data-pilot-member table:name="0.010610103607178" table:display="true" table:show-details="true"/>
                <table:data-pilot-member table:name="0.010611057281494" table:display="true" table:show-details="true"/>
                <table:data-pilot-member table:name="0.010615110397339" table:display="true" table:show-details="true"/>
                <table:data-pilot-member table:name="0.010615825653076" table:display="true" table:show-details="true"/>
                <table:data-pilot-member table:name="0.010617971420288" table:display="true" table:show-details="true"/>
                <table:data-pilot-member table:name="0.010618925094605" table:display="true" table:show-details="true"/>
                <table:data-pilot-member table:name="0.010621070861816" table:display="true" table:show-details="true"/>
                <table:data-pilot-member table:name="0.010622978210449" table:display="true" table:show-details="true"/>
                <table:data-pilot-member table:name="0.010624885559082" table:display="true" table:show-details="true"/>
                <table:data-pilot-member table:name="0.010626792907715" table:display="true" table:show-details="true"/>
                <table:data-pilot-member table:name="0.010629892349243" table:display="true" table:show-details="true"/>
                <table:data-pilot-member table:name="0.010631084442139" table:display="true" table:show-details="true"/>
                <table:data-pilot-member table:name="0.010632038116455" table:display="true" table:show-details="true"/>
                <table:data-pilot-member table:name="0.010633945465088" table:display="true" table:show-details="true"/>
                <table:data-pilot-member table:name="0.010638952255249" table:display="true" table:show-details="true"/>
                <table:data-pilot-member table:name="0.010643005371094" table:display="true" table:show-details="true"/>
                <table:data-pilot-member table:name="0.01064395904541" table:display="true" table:show-details="true"/>
                <table:data-pilot-member table:name="0.010647773742676" table:display="true" table:show-details="true"/>
                <table:data-pilot-member table:name="0.010653972625733" table:display="true" table:show-details="true"/>
                <table:data-pilot-member table:name="0.010654926300049" table:display="true" table:show-details="true"/>
                <table:data-pilot-member table:name="0.010656118392944" table:display="true" table:show-details="true"/>
                <table:data-pilot-member table:name="0.010657072067261" table:display="true" table:show-details="true"/>
                <table:data-pilot-member table:name="0.010658025741577" table:display="true" table:show-details="true"/>
                <table:data-pilot-member table:name="0.010658979415894" table:display="true" table:show-details="true"/>
                <table:data-pilot-member table:name="0.01065993309021" table:display="true" table:show-details="true"/>
                <table:data-pilot-member table:name="0.010661125183106" table:display="true" table:show-details="true"/>
                <table:data-pilot-member table:name="0.010662078857422" table:display="true" table:show-details="true"/>
                <table:data-pilot-member table:name="0.010663032531738" table:display="true" table:show-details="true"/>
                <table:data-pilot-member table:name="0.010667085647583" table:display="true" table:show-details="true"/>
                <table:data-pilot-member table:name="0.010673999786377" table:display="true" table:show-details="true"/>
                <table:data-pilot-member table:name="0.010674953460693" table:display="true" table:show-details="true"/>
                <table:data-pilot-member table:name="0.010679006576538" table:display="true" table:show-details="true"/>
                <table:data-pilot-member table:name="0.010679960250855" table:display="true" table:show-details="true"/>
                <table:data-pilot-member table:name="0.010681867599487" table:display="true" table:show-details="true"/>
                <table:data-pilot-member table:name="0.010682106018066" table:display="true" table:show-details="true"/>
                <table:data-pilot-member table:name="0.010685920715332" table:display="true" table:show-details="true"/>
                <table:data-pilot-member table:name="0.010688781738281" table:display="true" table:show-details="true"/>
                <table:data-pilot-member table:name="0.010689973831177" table:display="true" table:show-details="true"/>
                <table:data-pilot-member table:name="0.010690927505493" table:display="true" table:show-details="true"/>
                <table:data-pilot-member table:name="0.010694980621338" table:display="true" table:show-details="true"/>
                <table:data-pilot-member table:name="0.010701894760132" table:display="true" table:show-details="true"/>
                <table:data-pilot-member table:name="0.010702848434448" table:display="true" table:show-details="true"/>
                <table:data-pilot-member table:name="0.01070499420166" table:display="true" table:show-details="true"/>
                <table:data-pilot-member table:name="0.010709047317505" table:display="true" table:show-details="true"/>
                <table:data-pilot-member table:name="0.010710000991821" table:display="true" table:show-details="true"/>
                <table:data-pilot-member table:name="0.010711908340454" table:display="true" table:show-details="true"/>
                <table:data-pilot-member table:name="0.010712146759033" table:display="true" table:show-details="true"/>
                <table:data-pilot-member table:name="0.010712862014771" table:display="true" table:show-details="true"/>
                <table:data-pilot-member table:name="0.010715961456299" table:display="true" table:show-details="true"/>
                <table:data-pilot-member table:name="0.010719060897827" table:display="true" table:show-details="true"/>
                <table:data-pilot-member table:name="0.010720014572144" table:display="true" table:show-details="true"/>
                <table:data-pilot-member table:name="0.010721206665039" table:display="true" table:show-details="true"/>
                <table:data-pilot-member table:name="0.010722160339356" table:display="true" table:show-details="true"/>
                <table:data-pilot-member table:name="0.010722875595093" table:display="true" table:show-details="true"/>
                <table:data-pilot-member table:name="0.010723114013672" table:display="true" table:show-details="true"/>
                <table:data-pilot-member table:name="0.010726928710938" table:display="true" table:show-details="true"/>
                <table:data-pilot-member table:name="0.010730981826782" table:display="true" table:show-details="true"/>
                <table:data-pilot-member table:name="0.010731935501099" table:display="true" table:show-details="true"/>
                <table:data-pilot-member table:name="0.010734796524048" table:display="true" table:show-details="true"/>
                <table:data-pilot-member table:name="0.010737895965576" table:display="true" table:show-details="true"/>
                <table:data-pilot-member table:name="0.010740041732788" table:display="true" table:show-details="true"/>
                <table:data-pilot-member table:name="0.010741949081421" table:display="true" table:show-details="true"/>
                <table:data-pilot-member table:name="0.0107421875" table:display="true" table:show-details="true"/>
                <table:data-pilot-member table:name="0.010742902755737" table:display="true" table:show-details="true"/>
                <table:data-pilot-member table:name="0.010746955871582" table:display="true" table:show-details="true"/>
                <table:data-pilot-member table:name="0.010751962661743" table:display="true" table:show-details="true"/>
                <table:data-pilot-member table:name="0.010754823684692" table:display="true" table:show-details="true"/>
                <table:data-pilot-member table:name="0.010757923126221" table:display="true" table:show-details="true"/>
                <table:data-pilot-member table:name="0.010759830474854" table:display="true" table:show-details="true"/>
                <table:data-pilot-member table:name="0.010760068893433" table:display="true" table:show-details="true"/>
                <table:data-pilot-member table:name="0.010761976242066" table:display="true" table:show-details="true"/>
                <table:data-pilot-member table:name="0.010762929916382" table:display="true" table:show-details="true"/>
                <table:data-pilot-member table:name="0.010763168334961" table:display="true" table:show-details="true"/>
                <table:data-pilot-member table:name="0.010763883590698" table:display="true" table:show-details="true"/>
                <table:data-pilot-member table:name="0.010764837265015" table:display="true" table:show-details="true"/>
                <table:data-pilot-member table:name="0.010765075683594" table:display="true" table:show-details="true"/>
                <table:data-pilot-member table:name="0.010766983032227" table:display="true" table:show-details="true"/>
                <table:data-pilot-member table:name="0.010768890380859" table:display="true" table:show-details="true"/>
                <table:data-pilot-member table:name="0.010770082473755" table:display="true" table:show-details="true"/>
                <table:data-pilot-member table:name="0.010770797729492" table:display="true" table:show-details="true"/>
                <table:data-pilot-member table:name="0.010771036148071" table:display="true" table:show-details="true"/>
                <table:data-pilot-member table:name="0.010771989822388" table:display="true" table:show-details="true"/>
                <table:data-pilot-member table:name="0.010776042938233" table:display="true" table:show-details="true"/>
                <table:data-pilot-member table:name="0.010776996612549" table:display="true" table:show-details="true"/>
                <table:data-pilot-member table:name="0.010777950286865" table:display="true" table:show-details="true"/>
                <table:data-pilot-member table:name="0.010778188705444" table:display="true" table:show-details="true"/>
                <table:data-pilot-member table:name="0.010780096054077" table:display="true" table:show-details="true"/>
                <table:data-pilot-member table:name="0.01078200340271" table:display="true" table:show-details="true"/>
                <table:data-pilot-member table:name="0.010782957077026" table:display="true" table:show-details="true"/>
                <table:data-pilot-member table:name="0.010784864425659" table:display="true" table:show-details="true"/>
                <table:data-pilot-member table:name="0.010787010192871" table:display="true" table:show-details="true"/>
                <table:data-pilot-member table:name="0.010787963867188" table:display="true" table:show-details="true"/>
                <table:data-pilot-member table:name="0.010789155960083" table:display="true" table:show-details="true"/>
                <table:data-pilot-member table:name="0.010792970657349" table:display="true" table:show-details="true"/>
                <table:data-pilot-member table:name="0.010793924331665" table:display="true" table:show-details="true"/>
                <table:data-pilot-member table:name="0.010796070098877" table:display="true" table:show-details="true"/>
                <table:data-pilot-member table:name="0.010797023773193" table:display="true" table:show-details="true"/>
                <table:data-pilot-member table:name="0.01079797744751" table:display="true" table:show-details="true"/>
                <table:data-pilot-member table:name="0.010799169540405" table:display="true" table:show-details="true"/>
                <table:data-pilot-member table:name="0.010802984237671" table:display="true" table:show-details="true"/>
                <table:data-pilot-member table:name="0.010803937911987" table:display="true" table:show-details="true"/>
                <table:data-pilot-member table:name="0.010806798934937" table:display="true" table:show-details="true"/>
                <table:data-pilot-member table:name="0.010808944702149" table:display="true" table:show-details="true"/>
                <table:data-pilot-member table:name="0.01081109046936" table:display="true" table:show-details="true"/>
                <table:data-pilot-member table:name="0.010817050933838" table:display="true" table:show-details="true"/>
                <table:data-pilot-member table:name="0.010818004608154" table:display="true" table:show-details="true"/>
                <table:data-pilot-member table:name="0.010818958282471" table:display="true" table:show-details="true"/>
                <table:data-pilot-member table:name="0.010819911956787" table:display="true" table:show-details="true"/>
                <table:data-pilot-member table:name="0.01082181930542" table:display="true" table:show-details="true"/>
                <table:data-pilot-member table:name="0.010824918746948" table:display="true" table:show-details="true"/>
                <table:data-pilot-member table:name="0.010826826095581" table:display="true" table:show-details="true"/>
                <table:data-pilot-member table:name="0.01082706451416" table:display="true" table:show-details="true"/>
                <table:data-pilot-member table:name="0.010828018188477" table:display="true" table:show-details="true"/>
                <table:data-pilot-member table:name="0.010828971862793" table:display="true" table:show-details="true"/>
                <table:data-pilot-member table:name="0.010830163955689" table:display="true" table:show-details="true"/>
                <table:data-pilot-member table:name="0.010832071304321" table:display="true" table:show-details="true"/>
                <table:data-pilot-member table:name="0.010835886001587" table:display="true" table:show-details="true"/>
                <table:data-pilot-member table:name="0.010836124420166" table:display="true" table:show-details="true"/>
                <table:data-pilot-member table:name="0.010838985443115" table:display="true" table:show-details="true"/>
                <table:data-pilot-member table:name="0.010839939117432" table:display="true" table:show-details="true"/>
                <table:data-pilot-member table:name="0.010840177536011" table:display="true" table:show-details="true"/>
                <table:data-pilot-member table:name="0.010841846466065" table:display="true" table:show-details="true"/>
                <table:data-pilot-member table:name="0.010842084884644" table:display="true" table:show-details="true"/>
                <table:data-pilot-member table:name="0.01084303855896" table:display="true" table:show-details="true"/>
                <table:data-pilot-member table:name="0.010846138000488" table:display="true" table:show-details="true"/>
                <table:data-pilot-member table:name="0.010848999023438" table:display="true" table:show-details="true"/>
                <table:data-pilot-member table:name="0.010849952697754" table:display="true" table:show-details="true"/>
                <table:data-pilot-member table:name="0.01085090637207" table:display="true" table:show-details="true"/>
                <table:data-pilot-member table:name="0.01085114479065" table:display="true" table:show-details="true"/>
                <table:data-pilot-member table:name="0.010852098464966" table:display="true" table:show-details="true"/>
                <table:data-pilot-member table:name="0.010853052139282" table:display="true" table:show-details="true"/>
                <table:data-pilot-member table:name="0.010858058929443" table:display="true" table:show-details="true"/>
                <table:data-pilot-member table:name="0.010865211486816" table:display="true" table:show-details="true"/>
                <table:data-pilot-member table:name="0.010865926742554" table:display="true" table:show-details="true"/>
                <table:data-pilot-member table:name="0.010869979858399" table:display="true" table:show-details="true"/>
                <table:data-pilot-member table:name="0.010871171951294" table:display="true" table:show-details="true"/>
                <table:data-pilot-member table:name="0.010872840881348" table:display="true" table:show-details="true"/>
                <table:data-pilot-member table:name="0.010873079299927" table:display="true" table:show-details="true"/>
                <table:data-pilot-member table:name="0.010874032974243" table:display="true" table:show-details="true"/>
                <table:data-pilot-member table:name="0.010877132415772" table:display="true" table:show-details="true"/>
                <table:data-pilot-member table:name="0.010878086090088" table:display="true" table:show-details="true"/>
                <table:data-pilot-member table:name="0.010878801345825" table:display="true" table:show-details="true"/>
                <table:data-pilot-member table:name="0.010889053344727" table:display="true" table:show-details="true"/>
                <table:data-pilot-member table:name="0.010891914367676" table:display="true" table:show-details="true"/>
                <table:data-pilot-member table:name="0.010896921157837" table:display="true" table:show-details="true"/>
                <table:data-pilot-member table:name="0.010900974273682" table:display="true" table:show-details="true"/>
                <table:data-pilot-member table:name="0.010901927947998" table:display="true" table:show-details="true"/>
                <table:data-pilot-member table:name="0.010903120040894" table:display="true" table:show-details="true"/>
                <table:data-pilot-member table:name="0.010905027389526" table:display="true" table:show-details="true"/>
                <table:data-pilot-member table:name="0.010905981063843" table:display="true" table:show-details="true"/>
                <table:data-pilot-member table:name="0.010906934738159" table:display="true" table:show-details="true"/>
                <table:data-pilot-member table:name="0.010907888412476" table:display="true" table:show-details="true"/>
                <table:data-pilot-member table:name="0.010908842086792" table:display="true" table:show-details="true"/>
                <table:data-pilot-member table:name="0.010909080505371" table:display="true" table:show-details="true"/>
                <table:data-pilot-member table:name="0.01091194152832" table:display="true" table:show-details="true"/>
                <table:data-pilot-member table:name="0.010912895202637" table:display="true" table:show-details="true"/>
                <table:data-pilot-member table:name="0.010915040969849" table:display="true" table:show-details="true"/>
                <table:data-pilot-member table:name="0.010916948318482" table:display="true" table:show-details="true"/>
                <table:data-pilot-member table:name="0.010917901992798" table:display="true" table:show-details="true"/>
                <table:data-pilot-member table:name="0.010918140411377" table:display="true" table:show-details="true"/>
                <table:data-pilot-member table:name="0.010918855667114" table:display="true" table:show-details="true"/>
                <table:data-pilot-member table:name="0.010921001434326" table:display="true" table:show-details="true"/>
                <table:data-pilot-member table:name="0.010922908782959" table:display="true" table:show-details="true"/>
                <table:data-pilot-member table:name="0.010925054550171" table:display="true" table:show-details="true"/>
                <table:data-pilot-member table:name="0.010926008224487" table:display="true" table:show-details="true"/>
                <table:data-pilot-member table:name="0.010926961898804" table:display="true" table:show-details="true"/>
                <table:data-pilot-member table:name="0.010931968688965" table:display="true" table:show-details="true"/>
                <table:data-pilot-member table:name="0.010933876037598" table:display="true" table:show-details="true"/>
                <table:data-pilot-member table:name="0.010936975479126" table:display="true" table:show-details="true"/>
                <table:data-pilot-member table:name="0.010937929153442" table:display="true" table:show-details="true"/>
                <table:data-pilot-member table:name="0.010938882827759" table:display="true" table:show-details="true"/>
                <table:data-pilot-member table:name="0.010939836502075" table:display="true" table:show-details="true"/>
                <table:data-pilot-member table:name="0.010940074920654" table:display="true" table:show-details="true"/>
                <table:data-pilot-member table:name="0.010940790176392" table:display="true" table:show-details="true"/>
                <table:data-pilot-member table:name="0.01094388961792" table:display="true" table:show-details="true"/>
                <table:data-pilot-member table:name="0.010946035385132" table:display="true" table:show-details="true"/>
                <table:data-pilot-member table:name="0.010948181152344" table:display="true" table:show-details="true"/>
                <table:data-pilot-member table:name="0.010948896408081" table:display="true" table:show-details="true"/>
                <table:data-pilot-member table:name="0.010950088500977" table:display="true" table:show-details="true"/>
                <table:data-pilot-member table:name="0.010951042175293" table:display="true" table:show-details="true"/>
                <table:data-pilot-member table:name="0.010951995849609" table:display="true" table:show-details="true"/>
                <table:data-pilot-member table:name="0.010955095291138" table:display="true" table:show-details="true"/>
                <table:data-pilot-member table:name="0.010955810546875" table:display="true" table:show-details="true"/>
                <table:data-pilot-member table:name="0.010956048965454" table:display="true" table:show-details="true"/>
                <table:data-pilot-member table:name="0.010957002639771" table:display="true" table:show-details="true"/>
                <table:data-pilot-member table:name="0.010959148406983" table:display="true" table:show-details="true"/>
                <table:data-pilot-member table:name="0.010960102081299" table:display="true" table:show-details="true"/>
                <table:data-pilot-member table:name="0.010962009429932" table:display="true" table:show-details="true"/>
                <table:data-pilot-member table:name="0.010962963104248" table:display="true" table:show-details="true"/>
                <table:data-pilot-member table:name="0.010963916778565" table:display="true" table:show-details="true"/>
                <table:data-pilot-member table:name="0.010964870452881" table:display="true" table:show-details="true"/>
                <table:data-pilot-member table:name="0.010965824127197" table:display="true" table:show-details="true"/>
                <table:data-pilot-member table:name="0.010970115661621" table:display="true" table:show-details="true"/>
                <table:data-pilot-member table:name="0.010972023010254" table:display="true" table:show-details="true"/>
                <table:data-pilot-member table:name="0.01097297668457" table:display="true" table:show-details="true"/>
                <table:data-pilot-member table:name="0.010975122451782" table:display="true" table:show-details="true"/>
                <table:data-pilot-member table:name="0.01097583770752" table:display="true" table:show-details="true"/>
                <table:data-pilot-member table:name="0.010976076126099" table:display="true" table:show-details="true"/>
                <table:data-pilot-member table:name="0.010977029800415" table:display="true" table:show-details="true"/>
                <table:data-pilot-member table:name="0.010977983474732" table:display="true" table:show-details="true"/>
                <table:data-pilot-member table:name="0.010982036590576" table:display="true" table:show-details="true"/>
                <table:data-pilot-member table:name="0.010982990264893" table:display="true" table:show-details="true"/>
                <table:data-pilot-member table:name="0.010983943939209" table:display="true" table:show-details="true"/>
                <table:data-pilot-member table:name="0.010984897613525" table:display="true" table:show-details="true"/>
                <table:data-pilot-member table:name="0.010990142822266" table:display="true" table:show-details="true"/>
                <table:data-pilot-member table:name="0.01099419593811" table:display="true" table:show-details="true"/>
                <table:data-pilot-member table:name="0.011003971099854" table:display="true" table:show-details="true"/>
                <table:data-pilot-member table:name="0.01100492477417" table:display="true" table:show-details="true"/>
                <table:data-pilot-member table:name="0.011006116867066" table:display="true" table:show-details="true"/>
                <table:data-pilot-member table:name="0.011008024215698" table:display="true" table:show-details="true"/>
                <table:data-pilot-member table:name="0.011008977890015" table:display="true" table:show-details="true"/>
                <table:data-pilot-member table:name="0.011010885238648" table:display="true" table:show-details="true"/>
                <table:data-pilot-member table:name="0.011012077331543" table:display="true" table:show-details="true"/>
                <table:data-pilot-member table:name="0.011013031005859" table:display="true" table:show-details="true"/>
                <table:data-pilot-member table:name="0.011013984680176" table:display="true" table:show-details="true"/>
                <table:data-pilot-member table:name="0.011014223098755" table:display="true" table:show-details="true"/>
                <table:data-pilot-member table:name="0.011016845703125" table:display="true" table:show-details="true"/>
                <table:data-pilot-member table:name="0.011017084121704" table:display="true" table:show-details="true"/>
                <table:data-pilot-member table:name="0.01102089881897" table:display="true" table:show-details="true"/>
                <table:data-pilot-member table:name="0.011021137237549" table:display="true" table:show-details="true"/>
                <table:data-pilot-member table:name="0.011024951934815" table:display="true" table:show-details="true"/>
                <table:data-pilot-member table:name="0.011031150817871" table:display="true" table:show-details="true"/>
                <table:data-pilot-member table:name="0.011031866073608" table:display="true" table:show-details="true"/>
                <table:data-pilot-member table:name="0.011033058166504" table:display="true" table:show-details="true"/>
                <table:data-pilot-member table:name="0.011037111282349" table:display="true" table:show-details="true"/>
                <table:data-pilot-member table:name="0.011041879653931" table:display="true" table:show-details="true"/>
                <table:data-pilot-member table:name="0.011044025421143" table:display="true" table:show-details="true"/>
                <table:data-pilot-member table:name="0.011046171188355" table:display="true" table:show-details="true"/>
                <table:data-pilot-member table:name="0.011046886444092" table:display="true" table:show-details="true"/>
                <table:data-pilot-member table:name="0.011051177978516" table:display="true" table:show-details="true"/>
                <table:data-pilot-member table:name="0.011055946350098" table:display="true" table:show-details="true"/>
                <table:data-pilot-member table:name="0.011056900024414" table:display="true" table:show-details="true"/>
                <table:data-pilot-member table:name="0.01105809211731" table:display="true" table:show-details="true"/>
                <table:data-pilot-member table:name="0.011058807373047" table:display="true" table:show-details="true"/>
                <table:data-pilot-member table:name="0.011062145233154" table:display="true" table:show-details="true"/>
                <table:data-pilot-member table:name="0.011066198348999" table:display="true" table:show-details="true"/>
                <table:data-pilot-member table:name="0.011067152023316" table:display="true" table:show-details="true"/>
                <table:data-pilot-member table:name="0.011068820953369" table:display="true" table:show-details="true"/>
                <table:data-pilot-member table:name="0.011072874069214" table:display="true" table:show-details="true"/>
                <table:data-pilot-member table:name="0.011075973510742" table:display="true" table:show-details="true"/>
                <table:data-pilot-member table:name="0.011077880859375" table:display="true" table:show-details="true"/>
                <table:data-pilot-member table:name="0.011084079742432" table:display="true" table:show-details="true"/>
                <table:data-pilot-member table:name="0.011085987091065" table:display="true" table:show-details="true"/>
                <table:data-pilot-member table:name="0.011086940765381" table:display="true" table:show-details="true"/>
                <table:data-pilot-member table:name="0.01108980178833" table:display="true" table:show-details="true"/>
                <table:data-pilot-member table:name="0.011094093322754" table:display="true" table:show-details="true"/>
                <table:data-pilot-member table:name="0.011098146438599" table:display="true" table:show-details="true"/>
                <table:data-pilot-member table:name="0.011101007461548" table:display="true" table:show-details="true"/>
                <table:data-pilot-member table:name="0.011102199554443" table:display="true" table:show-details="true"/>
                <table:data-pilot-member table:name="0.011102914810181" table:display="true" table:show-details="true"/>
                <table:data-pilot-member table:name="0.01110315322876" table:display="true" table:show-details="true"/>
                <table:data-pilot-member table:name="0.011105060577393" table:display="true" table:show-details="true"/>
                <table:data-pilot-member table:name="0.011109113693237" table:display="true" table:show-details="true"/>
                <table:data-pilot-member table:name="0.011113882064819" table:display="true" table:show-details="true"/>
                <table:data-pilot-member table:name="0.011114120483399" table:display="true" table:show-details="true"/>
                <table:data-pilot-member table:name="0.011115074157715" table:display="true" table:show-details="true"/>
                <table:data-pilot-member table:name="0.011116027832031" table:display="true" table:show-details="true"/>
                <table:data-pilot-member table:name="0.011118888854981" table:display="true" table:show-details="true"/>
                <table:data-pilot-member table:name="0.011119842529297" table:display="true" table:show-details="true"/>
                <table:data-pilot-member table:name="0.011122941970825" table:display="true" table:show-details="true"/>
                <table:data-pilot-member table:name="0.011123895645142" table:display="true" table:show-details="true"/>
                <table:data-pilot-member table:name="0.011125802993775" table:display="true" table:show-details="true"/>
                <table:data-pilot-member table:name="0.011126041412354" table:display="true" table:show-details="true"/>
                <table:data-pilot-member table:name="0.01112699508667" table:display="true" table:show-details="true"/>
                <table:data-pilot-member table:name="0.011128187179566" table:display="true" table:show-details="true"/>
                <table:data-pilot-member table:name="0.011132001876831" table:display="true" table:show-details="true"/>
                <table:data-pilot-member table:name="0.011134147644043" table:display="true" table:show-details="true"/>
                <table:data-pilot-member table:name="0.011135101318359" table:display="true" table:show-details="true"/>
                <table:data-pilot-member table:name="0.011136054992676" table:display="true" table:show-details="true"/>
                <table:data-pilot-member table:name="0.011139154434204" table:display="true" table:show-details="true"/>
                <table:data-pilot-member table:name="0.011139869689941" table:display="true" table:show-details="true"/>
                <table:data-pilot-member table:name="0.01114296913147" table:display="true" table:show-details="true"/>
                <table:data-pilot-member table:name="0.011143922805786" table:display="true" table:show-details="true"/>
                <table:data-pilot-member table:name="0.011144876480103" table:display="true" table:show-details="true"/>
                <table:data-pilot-member table:name="0.011147022247315" table:display="true" table:show-details="true"/>
                <table:data-pilot-member table:name="0.011152982711792" table:display="true" table:show-details="true"/>
                <table:data-pilot-member table:name="0.011157035827637" table:display="true" table:show-details="true"/>
                <table:data-pilot-member table:name="0.011160135269165" table:display="true" table:show-details="true"/>
                <table:data-pilot-member table:name="0.011164903640747" table:display="true" table:show-details="true"/>
                <table:data-pilot-member table:name="0.011168956756592" table:display="true" table:show-details="true"/>
                <table:data-pilot-member table:name="0.011169910430908" table:display="true" table:show-details="true"/>
                <table:data-pilot-member table:name="0.011172771453858" table:display="true" table:show-details="true"/>
                <table:data-pilot-member table:name="0.011173963546753" table:display="true" table:show-details="true"/>
                <table:data-pilot-member table:name="0.011176109313965" table:display="true" table:show-details="true"/>
                <table:data-pilot-member table:name="0.011176824569702" table:display="true" table:show-details="true"/>
                <table:data-pilot-member table:name="0.011177062988281" table:display="true" table:show-details="true"/>
                <table:data-pilot-member table:name="0.011178016662598" table:display="true" table:show-details="true"/>
                <table:data-pilot-member table:name="0.011178970336914" table:display="true" table:show-details="true"/>
                <table:data-pilot-member table:name="0.011182069778442" table:display="true" table:show-details="true"/>
                <table:data-pilot-member table:name="0.011183977127075" table:display="true" table:show-details="true"/>
                <table:data-pilot-member table:name="0.011187076568604" table:display="true" table:show-details="true"/>
                <table:data-pilot-member table:name="0.011189937591553" table:display="true" table:show-details="true"/>
                <table:data-pilot-member table:name="0.011191129684448" table:display="true" table:show-details="true"/>
                <table:data-pilot-member table:name="0.011196136474609" table:display="true" table:show-details="true"/>
                <table:data-pilot-member table:name="0.011198997497559" table:display="true" table:show-details="true"/>
                <table:data-pilot-member table:name="0.011199951171875" table:display="true" table:show-details="true"/>
                <table:data-pilot-member table:name="0.011201858520508" table:display="true" table:show-details="true"/>
                <table:data-pilot-member table:name="0.011203050613403" table:display="true" table:show-details="true"/>
                <table:data-pilot-member table:name="0.011205196380615" table:display="true" table:show-details="true"/>
                <table:data-pilot-member table:name="0.011206865310669" table:display="true" table:show-details="true"/>
                <table:data-pilot-member table:name="0.011214017868042" table:display="true" table:show-details="true"/>
                <table:data-pilot-member table:name="0.01121711730957" table:display="true" table:show-details="true"/>
                <table:data-pilot-member table:name="0.011218070983887" table:display="true" table:show-details="true"/>
                <table:data-pilot-member table:name="0.011222124099732" table:display="true" table:show-details="true"/>
                <table:data-pilot-member table:name="0.011224985122681" table:display="true" table:show-details="true"/>
                <table:data-pilot-member table:name="0.011229038238525" table:display="true" table:show-details="true"/>
                <table:data-pilot-member table:name="0.011230945587158" table:display="true" table:show-details="true"/>
                <table:data-pilot-member table:name="0.011231899261475" table:display="true" table:show-details="true"/>
                <table:data-pilot-member table:name="0.011234998703003" table:display="true" table:show-details="true"/>
                <table:data-pilot-member table:name="0.011238098144531" table:display="true" table:show-details="true"/>
                <table:data-pilot-member table:name="0.011239051818848" table:display="true" table:show-details="true"/>
                <table:data-pilot-member table:name="0.011241912841797" table:display="true" table:show-details="true"/>
                <table:data-pilot-member table:name="0.011243104934692" table:display="true" table:show-details="true"/>
                <table:data-pilot-member table:name="0.011245012283325" table:display="true" table:show-details="true"/>
                <table:data-pilot-member table:name="0.011245965957642" table:display="true" table:show-details="true"/>
                <table:data-pilot-member table:name="0.011250019073486" table:display="true" table:show-details="true"/>
                <table:data-pilot-member table:name="0.011252164840698" table:display="true" table:show-details="true"/>
                <table:data-pilot-member table:name="0.011255025863648" table:display="true" table:show-details="true"/>
                <table:data-pilot-member table:name="0.011255979537964" table:display="true" table:show-details="true"/>
                <table:data-pilot-member table:name="0.01125693321228" table:display="true" table:show-details="true"/>
                <table:data-pilot-member table:name="0.011258125305176" table:display="true" table:show-details="true"/>
                <table:data-pilot-member table:name="0.011263132095337" table:display="true" table:show-details="true"/>
                <table:data-pilot-member table:name="0.011264801025391" table:display="true" table:show-details="true"/>
                <table:data-pilot-member table:name="0.01126503944397" table:display="true" table:show-details="true"/>
                <table:data-pilot-member table:name="0.011265993118286" table:display="true" table:show-details="true"/>
                <table:data-pilot-member table:name="0.011270999908447" table:display="true" table:show-details="true"/>
                <table:data-pilot-member table:name="0.011273860931397" table:display="true" table:show-details="true"/>
                <table:data-pilot-member table:name="0.011274814605713" table:display="true" table:show-details="true"/>
                <table:data-pilot-member table:name="0.011275053024292" table:display="true" table:show-details="true"/>
                <table:data-pilot-member table:name="0.011276006698608" table:display="true" table:show-details="true"/>
                <table:data-pilot-member table:name="0.011281967163086" table:display="true" table:show-details="true"/>
                <table:data-pilot-member table:name="0.011283874511719" table:display="true" table:show-details="true"/>
                <table:data-pilot-member table:name="0.011286973953247" table:display="true" table:show-details="true"/>
                <table:data-pilot-member table:name="0.011289119720459" table:display="true" table:show-details="true"/>
                <table:data-pilot-member table:name="0.011292934417725" table:display="true" table:show-details="true"/>
                <table:data-pilot-member table:name="0.011298179626465" table:display="true" table:show-details="true"/>
                <table:data-pilot-member table:name="0.011299133300781" table:display="true" table:show-details="true"/>
                <table:data-pilot-member table:name="0.011300086975098" table:display="true" table:show-details="true"/>
                <table:data-pilot-member table:name="0.011304140090942" table:display="true" table:show-details="true"/>
                <table:data-pilot-member table:name="0.01130485534668" table:display="true" table:show-details="true"/>
                <table:data-pilot-member table:name="0.011315822601318" table:display="true" table:show-details="true"/>
                <table:data-pilot-member table:name="0.011317014694214" table:display="true" table:show-details="true"/>
                <table:data-pilot-member table:name="0.011325836181641" table:display="true" table:show-details="true"/>
                <table:data-pilot-member table:name="0.011326789855957" table:display="true" table:show-details="true"/>
                <table:data-pilot-member table:name="0.011327028274536" table:display="true" table:show-details="true"/>
                <table:data-pilot-member table:name="0.011334896087647" table:display="true" table:show-details="true"/>
                <table:data-pilot-member table:name="0.011336088180542" table:display="true" table:show-details="true"/>
                <table:data-pilot-member table:name="0.011337041854858" table:display="true" table:show-details="true"/>
                <table:data-pilot-member table:name="0.011340856552124" table:display="true" table:show-details="true"/>
                <table:data-pilot-member table:name="0.01134991645813" table:display="true" table:show-details="true"/>
                <table:data-pilot-member table:name="0.011362075805664" table:display="true" table:show-details="true"/>
                <table:data-pilot-member table:name="0.011365175247192" table:display="true" table:show-details="true"/>
                <table:data-pilot-member table:name="0.011369943618775" table:display="true" table:show-details="true"/>
                <table:data-pilot-member table:name="0.011370897293091" table:display="true" table:show-details="true"/>
                <table:data-pilot-member table:name="0.011372089385986" table:display="true" table:show-details="true"/>
                <table:data-pilot-member table:name="0.011373996734619" table:display="true" table:show-details="true"/>
                <table:data-pilot-member table:name="0.011374950408936" table:display="true" table:show-details="true"/>
                <table:data-pilot-member table:name="0.011378049850464" table:display="true" table:show-details="true"/>
                <table:data-pilot-member table:name="0.01137900352478" table:display="true" table:show-details="true"/>
                <table:data-pilot-member table:name="0.01138186454773" table:display="true" table:show-details="true"/>
                <table:data-pilot-member table:name="0.011384963989258" table:display="true" table:show-details="true"/>
                <table:data-pilot-member table:name="0.011388063430786" table:display="true" table:show-details="true"/>
                <table:data-pilot-member table:name="0.011390924453735" table:display="true" table:show-details="true"/>
                <table:data-pilot-member table:name="0.011394023895264" table:display="true" table:show-details="true"/>
                <table:data-pilot-member table:name="0.011399030685425" table:display="true" table:show-details="true"/>
                <table:data-pilot-member table:name="0.011404037475586" table:display="true" table:show-details="true"/>
                <table:data-pilot-member table:name="0.011406898498535" table:display="true" table:show-details="true"/>
                <table:data-pilot-member table:name="0.011408805847168" table:display="true" table:show-details="true"/>
                <table:data-pilot-member table:name="0.011409044265747" table:display="true" table:show-details="true"/>
                <table:data-pilot-member table:name="0.01141095161438" table:display="true" table:show-details="true"/>
                <table:data-pilot-member table:name="0.011411190032959" table:display="true" table:show-details="true"/>
                <table:data-pilot-member table:name="0.011411905288696" table:display="true" table:show-details="true"/>
                <table:data-pilot-member table:name="0.011412143707275" table:display="true" table:show-details="true"/>
                <table:data-pilot-member table:name="0.011415004730225" table:display="true" table:show-details="true"/>
                <table:data-pilot-member table:name="0.011419057846069" table:display="true" table:show-details="true"/>
                <table:data-pilot-member table:name="0.011425018310547" table:display="true" table:show-details="true"/>
                <table:data-pilot-member table:name="0.011428833007813" table:display="true" table:show-details="true"/>
                <table:data-pilot-member table:name="0.011429071426392" table:display="true" table:show-details="true"/>
                <table:data-pilot-member table:name="0.011432886123657" table:display="true" table:show-details="true"/>
                <table:data-pilot-member table:name="0.011435031890869" table:display="true" table:show-details="true"/>
                <table:data-pilot-member table:name="0.01144003868103" table:display="true" table:show-details="true"/>
                <table:data-pilot-member table:name="0.011440992355347" table:display="true" table:show-details="true"/>
                <table:data-pilot-member table:name="0.011443853378296" table:display="true" table:show-details="true"/>
                <table:data-pilot-member table:name="0.011447906494141" table:display="true" table:show-details="true"/>
                <table:data-pilot-member table:name="0.011458158493042" table:display="true" table:show-details="true"/>
                <table:data-pilot-member table:name="0.011462926864624" table:display="true" table:show-details="true"/>
                <table:data-pilot-member table:name="0.011474847793579" table:display="true" table:show-details="true"/>
                <table:data-pilot-member table:name="0.011487007141113" table:display="true" table:show-details="true"/>
                <table:data-pilot-member table:name="0.011488914489746" table:display="true" table:show-details="true"/>
                <table:data-pilot-member table:name="0.011489152908325" table:display="true" table:show-details="true"/>
                <table:data-pilot-member table:name="0.011496067047119" table:display="true" table:show-details="true"/>
                <table:data-pilot-member table:name="0.011499166488648" table:display="true" table:show-details="true"/>
                <table:data-pilot-member table:name="0.011504888534546" table:display="true" table:show-details="true"/>
                <table:data-pilot-member table:name="0.011507987976074" table:display="true" table:show-details="true"/>
                <table:data-pilot-member table:name="0.011508941650391" table:display="true" table:show-details="true"/>
                <table:data-pilot-member table:name="0.011509895324707" table:display="true" table:show-details="true"/>
                <table:data-pilot-member table:name="0.011511087417603" table:display="true" table:show-details="true"/>
                <table:data-pilot-member table:name="0.011519908905029" table:display="true" table:show-details="true"/>
                <table:data-pilot-member table:name="0.011526107788086" table:display="true" table:show-details="true"/>
                <table:data-pilot-member table:name="0.011527061462402" table:display="true" table:show-details="true"/>
                <table:data-pilot-member table:name="0.011553049087525" table:display="true" table:show-details="true"/>
                <table:data-pilot-member table:name="0.011559009552002" table:display="true" table:show-details="true"/>
                <table:data-pilot-member table:name="0.011563062667847" table:display="true" table:show-details="true"/>
                <table:data-pilot-member table:name="0.011568784713745" table:display="true" table:show-details="true"/>
                <table:data-pilot-member table:name="0.011590003967285" table:display="true" table:show-details="true"/>
                <table:data-pilot-member table:name="0.011593103408814" table:display="true" table:show-details="true"/>
                <table:data-pilot-member table:name="0.011600971221924" table:display="true" table:show-details="true"/>
                <table:data-pilot-member table:name="0.011605978012085" table:display="true" table:show-details="true"/>
                <table:data-pilot-member table:name="0.011608839035034" table:display="true" table:show-details="true"/>
                <table:data-pilot-member table:name="0.011621952056885" table:display="true" table:show-details="true"/>
                <table:data-pilot-member table:name="0.011625051498413" table:display="true" table:show-details="true"/>
                <table:data-pilot-member table:name="0.011626958847046" table:display="true" table:show-details="true"/>
                <table:data-pilot-member table:name="0.011628866195679" table:display="true" table:show-details="true"/>
                <table:data-pilot-member table:name="0.011633157730103" table:display="true" table:show-details="true"/>
                <table:data-pilot-member table:name="0.011646032333374" table:display="true" table:show-details="true"/>
                <table:data-pilot-member table:name="0.011653184890747" table:display="true" table:show-details="true"/>
                <table:data-pilot-member table:name="0.011659145355225" table:display="true" table:show-details="true"/>
                <table:data-pilot-member table:name="0.011662006378174" table:display="true" table:show-details="true"/>
                <table:data-pilot-member table:name="0.01167106628418" table:display="true" table:show-details="true"/>
                <table:data-pilot-member table:name="0.011672019958496" table:display="true" table:show-details="true"/>
                <table:data-pilot-member table:name="0.011678218841553" table:display="true" table:show-details="true"/>
                <table:data-pilot-member table:name="0.011680841445923" table:display="true" table:show-details="true"/>
                <table:data-pilot-member table:name="0.011681079864502" table:display="true" table:show-details="true"/>
                <table:data-pilot-member table:name="0.01168704032898" table:display="true" table:show-details="true"/>
                <table:data-pilot-member table:name="0.011688947677612" table:display="true" table:show-details="true"/>
                <table:data-pilot-member table:name="0.011693000793457" table:display="true" table:show-details="true"/>
                <table:data-pilot-member table:name="0.011698961257935" table:display="true" table:show-details="true"/>
                <table:data-pilot-member table:name="0.011702060699463" table:display="true" table:show-details="true"/>
                <table:data-pilot-member table:name="0.011713981628418" table:display="true" table:show-details="true"/>
                <table:data-pilot-member table:name="0.01171612739563" table:display="true" table:show-details="true"/>
                <table:data-pilot-member table:name="0.011717081069946" table:display="true" table:show-details="true"/>
                <table:data-pilot-member table:name="0.011718034744263" table:display="true" table:show-details="true"/>
                <table:data-pilot-member table:name="0.011720895767212" table:display="true" table:show-details="true"/>
                <table:data-pilot-member table:name="0.01172685623169" table:display="true" table:show-details="true"/>
                <table:data-pilot-member table:name="0.011730909347534" table:display="true" table:show-details="true"/>
                <table:data-pilot-member table:name="0.011750936508179" table:display="true" table:show-details="true"/>
                <table:data-pilot-member table:name="0.011753082275391" table:display="true" table:show-details="true"/>
                <table:data-pilot-member table:name="0.011754035949707" table:display="true" table:show-details="true"/>
                <table:data-pilot-member table:name="0.011759042739868" table:display="true" table:show-details="true"/>
                <table:data-pilot-member table:name="0.011765956878662" table:display="true" table:show-details="true"/>
                <table:data-pilot-member table:name="0.011772871017456" table:display="true" table:show-details="true"/>
                <table:data-pilot-member table:name="0.011773109436035" table:display="true" table:show-details="true"/>
                <table:data-pilot-member table:name="0.011781930923462" table:display="true" table:show-details="true"/>
                <table:data-pilot-member table:name="0.011788129806519" table:display="true" table:show-details="true"/>
                <table:data-pilot-member table:name="0.011789083480835" table:display="true" table:show-details="true"/>
                <table:data-pilot-member table:name="0.011790037155151" table:display="true" table:show-details="true"/>
                <table:data-pilot-member table:name="0.011793851852417" table:display="true" table:show-details="true"/>
                <table:data-pilot-member table:name="0.011795997619629" table:display="true" table:show-details="true"/>
                <table:data-pilot-member table:name="0.01181697845459" table:display="true" table:show-details="true"/>
                <table:data-pilot-member table:name="0.011821031570435" table:display="true" table:show-details="true"/>
                <table:data-pilot-member table:name="0.011825084686279" table:display="true" table:show-details="true"/>
                <table:data-pilot-member table:name="0.011835098266602" table:display="true" table:show-details="true"/>
                <table:data-pilot-member table:name="0.011837005615234" table:display="true" table:show-details="true"/>
                <table:data-pilot-member table:name="0.011844873428345" table:display="true" table:show-details="true"/>
                <table:data-pilot-member table:name="0.011863946914673" table:display="true" table:show-details="true"/>
                <table:data-pilot-member table:name="0.011879920959473" table:display="true" table:show-details="true"/>
                <table:data-pilot-member table:name="0.011887788772583" table:display="true" table:show-details="true"/>
                <table:data-pilot-member table:name="0.01189398765564" table:display="true" table:show-details="true"/>
                <table:data-pilot-member table:name="0.011898040771484" table:display="true" table:show-details="true"/>
                <table:data-pilot-member table:name="0.011899948120117" table:display="true" table:show-details="true"/>
                <table:data-pilot-member table:name="0.01190710067749" table:display="true" table:show-details="true"/>
                <table:data-pilot-member table:name="0.01190996170044" table:display="true" table:show-details="true"/>
                <table:data-pilot-member table:name="0.011919975280762" table:display="true" table:show-details="true"/>
                <table:data-pilot-member table:name="0.01192307472229" table:display="true" table:show-details="true"/>
                <table:data-pilot-member table:name="0.01193904876709" table:display="true" table:show-details="true"/>
                <table:data-pilot-member table:name="0.011943817138672" table:display="true" table:show-details="true"/>
                <table:data-pilot-member table:name="0.01195502281189" table:display="true" table:show-details="true"/>
                <table:data-pilot-member table:name="0.0119788646698" table:display="true" table:show-details="true"/>
                <table:data-pilot-member table:name="0.012002944946289" table:display="true" table:show-details="true"/>
                <table:data-pilot-member table:name="0.012015819549561" table:display="true" table:show-details="true"/>
                <table:data-pilot-member table:name="0.012026071548462" table:display="true" table:show-details="true"/>
                <table:data-pilot-member table:name="0.012027025222778" table:display="true" table:show-details="true"/>
                <table:data-pilot-member table:name="0.012042045593262" table:display="true" table:show-details="true"/>
                <table:data-pilot-member table:name="0.0120530128479" table:display="true" table:show-details="true"/>
                <table:data-pilot-member table:name="0.012063026428223" table:display="true" table:show-details="true"/>
                <table:data-pilot-member table:name="0.012076854705811" table:display="true" table:show-details="true"/>
                <table:data-pilot-member table:name="0.012084007263184" table:display="true" table:show-details="true"/>
                <table:data-pilot-member table:name="0.012086868286133" table:display="true" table:show-details="true"/>
                <table:data-pilot-member table:name="0.012099027633667" table:display="true" table:show-details="true"/>
                <table:data-pilot-member table:name="0.012106895446777" table:display="true" table:show-details="true"/>
                <table:data-pilot-member table:name="0.012109041213989" table:display="true" table:show-details="true"/>
                <table:data-pilot-member table:name="0.012117147445679" table:display="true" table:show-details="true"/>
                <table:data-pilot-member table:name="0.012118101119995" table:display="true" table:show-details="true"/>
                <table:data-pilot-member table:name="0.012127161026001" table:display="true" table:show-details="true"/>
                <table:data-pilot-member table:name="0.012130975723267" table:display="true" table:show-details="true"/>
                <table:data-pilot-member table:name="0.012136936187744" table:display="true" table:show-details="true"/>
                <table:data-pilot-member table:name="0.012143135070801" table:display="true" table:show-details="true"/>
                <table:data-pilot-member table:name="0.012143850326538" table:display="true" table:show-details="true"/>
                <table:data-pilot-member table:name="0.012148857116699" table:display="true" table:show-details="true"/>
                <table:data-pilot-member table:name="0.01215410232544" table:display="true" table:show-details="true"/>
                <table:data-pilot-member table:name="0.012165784835816" table:display="true" table:show-details="true"/>
                <table:data-pilot-member table:name="0.012181043624878" table:display="true" table:show-details="true"/>
                <table:data-pilot-member table:name="0.012182950973511" table:display="true" table:show-details="true"/>
                <table:data-pilot-member table:name="0.012183904647827" table:display="true" table:show-details="true"/>
                <table:data-pilot-member table:name="0.01218581199646" table:display="true" table:show-details="true"/>
                <table:data-pilot-member table:name="0.012196063995361" table:display="true" table:show-details="true"/>
                <table:data-pilot-member table:name="0.012211084365845" table:display="true" table:show-details="true"/>
                <table:data-pilot-member table:name="0.0122230052948" table:display="true" table:show-details="true"/>
                <table:data-pilot-member table:name="0.012225866317749" table:display="true" table:show-details="true"/>
                <table:data-pilot-member table:name="0.012228965759277" table:display="true" table:show-details="true"/>
                <table:data-pilot-member table:name="0.012245893478394" table:display="true" table:show-details="true"/>
                <table:data-pilot-member table:name="0.012248992919922" table:display="true" table:show-details="true"/>
                <table:data-pilot-member table:name="0.012259006500244" table:display="true" table:show-details="true"/>
                <table:data-pilot-member table:name="0.012261867523193" table:display="true" table:show-details="true"/>
                <table:data-pilot-member table:name="0.012295007705689" table:display="true" table:show-details="true"/>
                <table:data-pilot-member table:name="0.012331962585449" table:display="true" table:show-details="true"/>
                <table:data-pilot-member table:name="0.012342929840088" table:display="true" table:show-details="true"/>
                <table:data-pilot-member table:name="0.012344837188721" table:display="true" table:show-details="true"/>
                <table:data-pilot-member table:name="0.0123770236969" table:display="true" table:show-details="true"/>
                <table:data-pilot-member table:name="0.012382984161377" table:display="true" table:show-details="true"/>
                <table:data-pilot-member table:name="0.012395143508911" table:display="true" table:show-details="true"/>
                <table:data-pilot-member table:name="0.012395858764649" table:display="true" table:show-details="true"/>
                <table:data-pilot-member table:name="0.01239800453186" table:display="true" table:show-details="true"/>
                <table:data-pilot-member table:name="0.012437105178833" table:display="true" table:show-details="true"/>
                <table:data-pilot-member table:name="0.012448072433472" table:display="true" table:show-details="true"/>
                <table:data-pilot-member table:name="0.012460947036743" table:display="true" table:show-details="true"/>
                <table:data-pilot-member table:name="0.012484073638916" table:display="true" table:show-details="true"/>
                <table:data-pilot-member table:name="0.012516021728516" table:display="true" table:show-details="true"/>
                <table:data-pilot-member table:name="0.012525796890259" table:display="true" table:show-details="true"/>
                <table:data-pilot-member table:name="0.012534141540527" table:display="true" table:show-details="true"/>
                <table:data-pilot-member table:name="0.012539148330689" table:display="true" table:show-details="true"/>
                <table:data-pilot-member table:name="0.012600183486939" table:display="true" table:show-details="true"/>
                <table:data-pilot-member table:name="0.012602090835571" table:display="true" table:show-details="true"/>
                <table:data-pilot-member table:name="0.012624025344849" table:display="true" table:show-details="true"/>
                <table:data-pilot-member table:name="0.012624979019165" table:display="true" table:show-details="true"/>
                <table:data-pilot-member table:name="0.012634992599487" table:display="true" table:show-details="true"/>
                <table:data-pilot-member table:name="0.012638807296753" table:display="true" table:show-details="true"/>
                <table:data-pilot-member table:name="0.012648105621338" table:display="true" table:show-details="true"/>
                <table:data-pilot-member table:name="0.01265287399292" table:display="true" table:show-details="true"/>
                <table:data-pilot-member table:name="0.012676000595093" table:display="true" table:show-details="true"/>
                <table:data-pilot-member table:name="0.01268196105957" table:display="true" table:show-details="true"/>
                <table:data-pilot-member table:name="0.012683868408203" table:display="true" table:show-details="true"/>
                <table:data-pilot-member table:name="0.012685060501099" table:display="true" table:show-details="true"/>
                <table:data-pilot-member table:name="0.012700080871582" table:display="true" table:show-details="true"/>
                <table:data-pilot-member table:name="0.012717008590698" table:display="true" table:show-details="true"/>
                <table:data-pilot-member table:name="0.012737989425659" table:display="true" table:show-details="true"/>
                <table:data-pilot-member table:name="0.012748956680298" table:display="true" table:show-details="true"/>
                <table:data-pilot-member table:name="0.012780904769898" table:display="true" table:show-details="true"/>
                <table:data-pilot-member table:name="0.012783050537109" table:display="true" table:show-details="true"/>
                <table:data-pilot-member table:name="0.012789011001587" table:display="true" table:show-details="true"/>
                <table:data-pilot-member table:name="0.012809991836548" table:display="true" table:show-details="true"/>
                <table:data-pilot-member table:name="0.012840986251831" table:display="true" table:show-details="true"/>
                <table:data-pilot-member table:name="0.012843132019043" table:display="true" table:show-details="true"/>
                <table:data-pilot-member table:name="0.012864828109741" table:display="true" table:show-details="true"/>
                <table:data-pilot-member table:name="0.01286792755127" table:display="true" table:show-details="true"/>
                <table:data-pilot-member table:name="0.012872934341431" table:display="true" table:show-details="true"/>
                <table:data-pilot-member table:name="0.012874841690064" table:display="true" table:show-details="true"/>
                <table:data-pilot-member table:name="0.012897968292236" table:display="true" table:show-details="true"/>
                <table:data-pilot-member table:name="0.012901067733765" table:display="true" table:show-details="true"/>
                <table:data-pilot-member table:name="0.012909173965454" table:display="true" table:show-details="true"/>
                <table:data-pilot-member table:name="0.012923955917358" table:display="true" table:show-details="true"/>
                <table:data-pilot-member table:name="0.012951135635376" table:display="true" table:show-details="true"/>
                <table:data-pilot-member table:name="0.012997150421143" table:display="true" table:show-details="true"/>
                <table:data-pilot-member table:name="0.012999057769775" table:display="true" table:show-details="true"/>
                <table:data-pilot-member table:name="0.013002872467041" table:display="true" table:show-details="true"/>
                <table:data-pilot-member table:name="0.013036012649536" table:display="true" table:show-details="true"/>
                <table:data-pilot-member table:name="0.013044118881226" table:display="true" table:show-details="true"/>
                <table:data-pilot-member table:name="0.013053178787232" table:display="true" table:show-details="true"/>
                <table:data-pilot-member table:name="0.013057947158814" table:display="true" table:show-details="true"/>
                <table:data-pilot-member table:name="0.013094902038574" table:display="true" table:show-details="true"/>
                <table:data-pilot-member table:name="0.013118028640747" table:display="true" table:show-details="true"/>
                <table:data-pilot-member table:name="0.013134002685547" table:display="true" table:show-details="true"/>
                <table:data-pilot-member table:name="0.013134956359863" table:display="true" table:show-details="true"/>
                <table:data-pilot-member table:name="0.013138055801392" table:display="true" table:show-details="true"/>
                <table:data-pilot-member table:name="0.013159036636353" table:display="true" table:show-details="true"/>
                <table:data-pilot-member table:name="0.013190031051636" table:display="true" table:show-details="true"/>
                <table:data-pilot-member table:name="0.013203859329224" table:display="true" table:show-details="true"/>
                <table:data-pilot-member table:name="0.013204097747803" table:display="true" table:show-details="true"/>
                <table:data-pilot-member table:name="0.01321291923523" table:display="true" table:show-details="true"/>
                <table:data-pilot-member table:name="0.013231039047241" table:display="true" table:show-details="true"/>
                <table:data-pilot-member table:name="0.013254165649414" table:display="true" table:show-details="true"/>
                <table:data-pilot-member table:name="0.01326584815979" table:display="true" table:show-details="true"/>
                <table:data-pilot-member table:name="0.013280153274536" table:display="true" table:show-details="true"/>
                <table:data-pilot-member table:name="0.01328706741333" table:display="true" table:show-details="true"/>
                <table:data-pilot-member table:name="0.013288974761963" table:display="true" table:show-details="true"/>
                <table:data-pilot-member table:name="0.013290882110596" table:display="true" table:show-details="true"/>
                <table:data-pilot-member table:name="0.013296127319336" table:display="true" table:show-details="true"/>
                <table:data-pilot-member table:name="0.013299942016602" table:display="true" table:show-details="true"/>
                <table:data-pilot-member table:name="0.013300895690918" table:display="true" table:show-details="true"/>
                <table:data-pilot-member table:name="0.01333498954773" table:display="true" table:show-details="true"/>
                <table:data-pilot-member table:name="0.013353824615479" table:display="true" table:show-details="true"/>
                <table:data-pilot-member table:name="0.013365030288696" table:display="true" table:show-details="true"/>
                <table:data-pilot-member table:name="0.013368129730225" table:display="true" table:show-details="true"/>
                <table:data-pilot-member table:name="0.013415098190308" table:display="true" table:show-details="true"/>
                <table:data-pilot-member table:name="0.013473033905029" table:display="true" table:show-details="true"/>
                <table:data-pilot-member table:name="0.013487100601196" table:display="true" table:show-details="true"/>
                <table:data-pilot-member table:name="0.013489961624146" table:display="true" table:show-details="true"/>
                <table:data-pilot-member table:name="0.013524055480957" table:display="true" table:show-details="true"/>
                <table:data-pilot-member table:name="0.013550043106079" table:display="true" table:show-details="true"/>
                <table:data-pilot-member table:name="0.013576984405518" table:display="true" table:show-details="true"/>
                <table:data-pilot-member table:name="0.013585805892944" table:display="true" table:show-details="true"/>
                <table:data-pilot-member table:name="0.01358699798584" table:display="true" table:show-details="true"/>
                <table:data-pilot-member table:name="0.013599872589111" table:display="true" table:show-details="true"/>
                <table:data-pilot-member table:name="0.013622999191284" table:display="true" table:show-details="true"/>
                <table:data-pilot-member table:name="0.013633012771607" table:display="true" table:show-details="true"/>
                <table:data-pilot-member table:name="0.013635873794556" table:display="true" table:show-details="true"/>
                <table:data-pilot-member table:name="0.013649940490723" table:display="true" table:show-details="true"/>
                <table:data-pilot-member table:name="0.013658046722412" table:display="true" table:show-details="true"/>
                <table:data-pilot-member table:name="0.01367998123169" table:display="true" table:show-details="true"/>
                <table:data-pilot-member table:name="0.013720989227295" table:display="true" table:show-details="true"/>
                <table:data-pilot-member table:name="0.01376485824585" table:display="true" table:show-details="true"/>
                <table:data-pilot-member table:name="0.013775110244751" table:display="true" table:show-details="true"/>
                <table:data-pilot-member table:name="0.013775825500488" table:display="true" table:show-details="true"/>
                <table:data-pilot-member table:name="0.013811826705933" table:display="true" table:show-details="true"/>
                <table:data-pilot-member table:name="0.013830184936524" table:display="true" table:show-details="true"/>
                <table:data-pilot-member table:name="0.013833999633789" table:display="true" table:show-details="true"/>
                <table:data-pilot-member table:name="0.013843059539795" table:display="true" table:show-details="true"/>
                <table:data-pilot-member table:name="0.0138840675354" table:display="true" table:show-details="true"/>
                <table:data-pilot-member table:name="0.013904809951782" table:display="true" table:show-details="true"/>
                <table:data-pilot-member table:name="0.013906002044678" table:display="true" table:show-details="true"/>
                <table:data-pilot-member table:name="0.013906955718994" table:display="true" table:show-details="true"/>
                <table:data-pilot-member table:name="0.013933897018433" table:display="true" table:show-details="true"/>
                <table:data-pilot-member table:name="0.013962984085083" table:display="true" table:show-details="true"/>
                <table:data-pilot-member table:name="0.013968944549561" table:display="true" table:show-details="true"/>
                <table:data-pilot-member table:name="0.013983011245728" table:display="true" table:show-details="true"/>
                <table:data-pilot-member table:name="0.01398491859436" table:display="true" table:show-details="true"/>
                <table:data-pilot-member table:name="0.01399302482605" table:display="true" table:show-details="true"/>
                <table:data-pilot-member table:name="0.014022827148438" table:display="true" table:show-details="true"/>
                <table:data-pilot-member table:name="0.014047145843506" table:display="true" table:show-details="true"/>
                <table:data-pilot-member table:name="0.014050006866455" table:display="true" table:show-details="true"/>
                <table:data-pilot-member table:name="0.014064788818359" table:display="true" table:show-details="true"/>
                <table:data-pilot-member table:name="0.014085054397583" table:display="true" table:show-details="true"/>
                <table:data-pilot-member table:name="0.014088153839111" table:display="true" table:show-details="true"/>
                <table:data-pilot-member table:name="0.014094829559326" table:display="true" table:show-details="true"/>
                <table:data-pilot-member table:name="0.014111042022705" table:display="true" table:show-details="true"/>
                <table:data-pilot-member table:name="0.014119863510132" table:display="true" table:show-details="true"/>
                <table:data-pilot-member table:name="0.014145135879517" table:display="true" table:show-details="true"/>
                <table:data-pilot-member table:name="0.014165163040161" table:display="true" table:show-details="true"/>
                <table:data-pilot-member table:name="0.014194965362549" table:display="true" table:show-details="true"/>
                <table:data-pilot-member table:name="0.014199018478394" table:display="true" table:show-details="true"/>
                <table:data-pilot-member table:name="0.014200925827026" table:display="true" table:show-details="true"/>
                <table:data-pilot-member table:name="0.014240026473999" table:display="true" table:show-details="true"/>
                <table:data-pilot-member table:name="0.014285087585449" table:display="true" table:show-details="true"/>
                <table:data-pilot-member table:name="0.014343976974487" table:display="true" table:show-details="true"/>
                <table:data-pilot-member table:name="0.01441502571106" table:display="true" table:show-details="true"/>
                <table:data-pilot-member table:name="0.014426946640015" table:display="true" table:show-details="true"/>
                <table:data-pilot-member table:name="0.014437198638916" table:display="true" table:show-details="true"/>
                <table:data-pilot-member table:name="0.014456987380982" table:display="true" table:show-details="true"/>
                <table:data-pilot-member table:name="0.014474868774414" table:display="true" table:show-details="true"/>
                <table:data-pilot-member table:name="0.014487981796265" table:display="true" table:show-details="true"/>
                <table:data-pilot-member table:name="0.014503955841065" table:display="true" table:show-details="true"/>
                <table:data-pilot-member table:name="0.014507055282593" table:display="true" table:show-details="true"/>
                <table:data-pilot-member table:name="0.014533042907715" table:display="true" table:show-details="true"/>
                <table:data-pilot-member table:name="0.014536142349243" table:display="true" table:show-details="true"/>
                <table:data-pilot-member table:name="0.014559984207153" table:display="true" table:show-details="true"/>
                <table:data-pilot-member table:name="0.014595031738281" table:display="true" table:show-details="true"/>
                <table:data-pilot-member table:name="0.014597892761231" table:display="true" table:show-details="true"/>
                <table:data-pilot-member table:name="0.014622211456299" table:display="true" table:show-details="true"/>
                <table:data-pilot-member table:name="0.014627933502197" table:display="true" table:show-details="true"/>
                <table:data-pilot-member table:name="0.014641046524048" table:display="true" table:show-details="true"/>
                <table:data-pilot-member table:name="0.014682054519653" table:display="true" table:show-details="true"/>
                <table:data-pilot-member table:name="0.01469612121582" table:display="true" table:show-details="true"/>
                <table:data-pilot-member table:name="0.014698028564453" table:display="true" table:show-details="true"/>
                <table:data-pilot-member table:name="0.014755964279175" table:display="true" table:show-details="true"/>
                <table:data-pilot-member table:name="0.014765024185181" table:display="true" table:show-details="true"/>
                <table:data-pilot-member table:name="0.014790058135986" table:display="true" table:show-details="true"/>
                <table:data-pilot-member table:name="0.014829158782959" table:display="true" table:show-details="true"/>
                <table:data-pilot-member table:name="0.014914989471436" table:display="true" table:show-details="true"/>
                <table:data-pilot-member table:name="0.01492190361023" table:display="true" table:show-details="true"/>
                <table:data-pilot-member table:name="0.014961004257202" table:display="true" table:show-details="true"/>
                <table:data-pilot-member table:name="0.014977931976318" table:display="true" table:show-details="true"/>
                <table:data-pilot-member table:name="0.014983177185059" table:display="true" table:show-details="true"/>
                <table:data-pilot-member table:name="0.015021085739136" table:display="true" table:show-details="true"/>
                <table:data-pilot-member table:name="0.015048980712891" table:display="true" table:show-details="true"/>
                <table:data-pilot-member table:name="0.015056133270264" table:display="true" table:show-details="true"/>
                <table:data-pilot-member table:name="0.015060901641846" table:display="true" table:show-details="true"/>
                <table:data-pilot-member table:name="0.015089988708496" table:display="true" table:show-details="true"/>
                <table:data-pilot-member table:name="0.015091180801392" table:display="true" table:show-details="true"/>
                <table:data-pilot-member table:name="0.015092134475708" table:display="true" table:show-details="true"/>
                <table:data-pilot-member table:name="0.015102863311768" table:display="true" table:show-details="true"/>
                <table:data-pilot-member table:name="0.015113830566406" table:display="true" table:show-details="true"/>
                <table:data-pilot-member table:name="0.015133142471314" table:display="true" table:show-details="true"/>
                <table:data-pilot-member table:name="0.015149831771851" table:display="true" table:show-details="true"/>
                <table:data-pilot-member table:name="0.015155076980591" table:display="true" table:show-details="true"/>
                <table:data-pilot-member table:name="0.015228033065796" table:display="true" table:show-details="true"/>
                <table:data-pilot-member table:name="0.01526403427124" table:display="true" table:show-details="true"/>
                <table:data-pilot-member table:name="0.015267848968506" table:display="true" table:show-details="true"/>
                <table:data-pilot-member table:name="0.015304088592529" table:display="true" table:show-details="true"/>
                <table:data-pilot-member table:name="0.015323162078858" table:display="true" table:show-details="true"/>
                <table:data-pilot-member table:name="0.015324115753174" table:display="true" table:show-details="true"/>
                <table:data-pilot-member table:name="0.01534104347229" table:display="true" table:show-details="true"/>
                <table:data-pilot-member table:name="0.015341997146607" table:display="true" table:show-details="true"/>
                <table:data-pilot-member table:name="0.015377998352051" table:display="true" table:show-details="true"/>
                <table:data-pilot-member table:name="0.015421867370606" table:display="true" table:show-details="true"/>
                <table:data-pilot-member table:name="0.015453815460205" table:display="true" table:show-details="true"/>
                <table:data-pilot-member table:name="0.015493869781494" table:display="true" table:show-details="true"/>
                <table:data-pilot-member table:name="0.015497922897339" table:display="true" table:show-details="true"/>
                <table:data-pilot-member table:name="0.015501022338867" table:display="true" table:show-details="true"/>
                <table:data-pilot-member table:name="0.015502214431763" table:display="true" table:show-details="true"/>
                <table:data-pilot-member table:name="0.015513896942139" table:display="true" table:show-details="true"/>
                <table:data-pilot-member table:name="0.015542984008789" table:display="true" table:show-details="true"/>
                <table:data-pilot-member table:name="0.01554799079895" table:display="true" table:show-details="true"/>
                <table:data-pilot-member table:name="0.015555858612061" table:display="true" table:show-details="true"/>
                <table:data-pilot-member table:name="0.015573978424072" table:display="true" table:show-details="true"/>
                <table:data-pilot-member table:name="0.015591859817505" table:display="true" table:show-details="true"/>
                <table:data-pilot-member table:name="0.015618085861206" table:display="true" table:show-details="true"/>
                <table:data-pilot-member table:name="0.0156409740448" table:display="true" table:show-details="true"/>
                <table:data-pilot-member table:name="0.0156569480896" table:display="true" table:show-details="true"/>
                <table:data-pilot-member table:name="0.015671968460083" table:display="true" table:show-details="true"/>
                <table:data-pilot-member table:name="0.015679121017456" table:display="true" table:show-details="true"/>
                <table:data-pilot-member table:name="0.015721797943115" table:display="true" table:show-details="true"/>
                <table:data-pilot-member table:name="0.015723943710327" table:display="true" table:show-details="true"/>
                <table:data-pilot-member table:name="0.015759944915772" table:display="true" table:show-details="true"/>
                <table:data-pilot-member table:name="0.015763998031616" table:display="true" table:show-details="true"/>
                <table:data-pilot-member table:name="0.015799045562744" table:display="true" table:show-details="true"/>
                <table:data-pilot-member table:name="0.015805959701538" table:display="true" table:show-details="true"/>
                <table:data-pilot-member table:name="0.01583194732666" table:display="true" table:show-details="true"/>
                <table:data-pilot-member table:name="0.01586389541626" table:display="true" table:show-details="true"/>
                <table:data-pilot-member table:name="0.015873908996582" table:display="true" table:show-details="true"/>
                <table:data-pilot-member table:name="0.015958070755005" table:display="true" table:show-details="true"/>
                <table:data-pilot-member table:name="0.015960931777954" table:display="true" table:show-details="true"/>
                <table:data-pilot-member table:name="0.015963077545166" table:display="true" table:show-details="true"/>
                <table:data-pilot-member table:name="0.015975952148438" table:display="true" table:show-details="true"/>
                <table:data-pilot-member table:name="0.01597809791565" table:display="true" table:show-details="true"/>
                <table:data-pilot-member table:name="0.015981912612915" table:display="true" table:show-details="true"/>
                <table:data-pilot-member table:name="0.016000986099243" table:display="true" table:show-details="true"/>
                <table:data-pilot-member table:name="0.016024112701416" table:display="true" table:show-details="true"/>
                <table:data-pilot-member table:name="0.016025066375733" table:display="true" table:show-details="true"/>
                <table:data-pilot-member table:name="0.016041040420532" table:display="true" table:show-details="true"/>
                <table:data-pilot-member table:name="0.016103029251099" table:display="true" table:show-details="true"/>
                <table:data-pilot-member table:name="0.016140937805176" table:display="true" table:show-details="true"/>
                <table:data-pilot-member table:name="0.016219139099121" table:display="true" table:show-details="true"/>
                <table:data-pilot-member table:name="0.016236066818237" table:display="true" table:show-details="true"/>
                <table:data-pilot-member table:name="0.016241073608399" table:display="true" table:show-details="true"/>
                <table:data-pilot-member table:name="0.016303062438965" table:display="true" table:show-details="true"/>
                <table:data-pilot-member table:name="0.016311883926392" table:display="true" table:show-details="true"/>
                <table:data-pilot-member table:name="0.016355991363525" table:display="true" table:show-details="true"/>
                <table:data-pilot-member table:name="0.016366958618164" table:display="true" table:show-details="true"/>
                <table:data-pilot-member table:name="0.016367912292481" table:display="true" table:show-details="true"/>
                <table:data-pilot-member table:name="0.016374826431275" table:display="true" table:show-details="true"/>
                <table:data-pilot-member table:name="0.016389131546021" table:display="true" table:show-details="true"/>
                <table:data-pilot-member table:name="0.016391038894653" table:display="true" table:show-details="true"/>
                <table:data-pilot-member table:name="0.016399145126343" table:display="true" table:show-details="true"/>
                <table:data-pilot-member table:name="0.016443014144898" table:display="true" table:show-details="true"/>
                <table:data-pilot-member table:name="0.016478061676025" table:display="true" table:show-details="true"/>
                <table:data-pilot-member table:name="0.016496181488037" table:display="true" table:show-details="true"/>
                <table:data-pilot-member table:name="0.016564846038818" table:display="true" table:show-details="true"/>
                <table:data-pilot-member table:name="0.016570091247559" table:display="true" table:show-details="true"/>
                <table:data-pilot-member table:name="0.016579151153565" table:display="true" table:show-details="true"/>
                <table:data-pilot-member table:name="0.016580104827881" table:display="true" table:show-details="true"/>
                <table:data-pilot-member table:name="0.01659107208252" table:display="true" table:show-details="true"/>
                <table:data-pilot-member table:name="0.016635894775391" table:display="true" table:show-details="true"/>
                <table:data-pilot-member table:name="0.01666784286499" table:display="true" table:show-details="true"/>
                <table:data-pilot-member table:name="0.016695976257324" table:display="true" table:show-details="true"/>
                <table:data-pilot-member table:name="0.016707181930542" table:display="true" table:show-details="true"/>
                <table:data-pilot-member table:name="0.016746997833252" table:display="true" table:show-details="true"/>
                <table:data-pilot-member table:name="0.016754865646362" table:display="true" table:show-details="true"/>
                <table:data-pilot-member table:name="0.01679801940918" table:display="true" table:show-details="true"/>
                <table:data-pilot-member table:name="0.016838073730469" table:display="true" table:show-details="true"/>
                <table:data-pilot-member table:name="0.016890048980713" table:display="true" table:show-details="true"/>
                <table:data-pilot-member table:name="0.016915082931519" table:display="true" table:show-details="true"/>
                <table:data-pilot-member table:name="0.01693606376648" table:display="true" table:show-details="true"/>
                <table:data-pilot-member table:name="0.016969919204712" table:display="true" table:show-details="true"/>
                <table:data-pilot-member table:name="0.01697301864624" table:display="true" table:show-details="true"/>
                <table:data-pilot-member table:name="0.016985177993775" table:display="true" table:show-details="true"/>
                <table:data-pilot-member table:name="0.017009973526001" table:display="true" table:show-details="true"/>
                <table:data-pilot-member table:name="0.017010927200317" table:display="true" table:show-details="true"/>
                <table:data-pilot-member table:name="0.017084836959839" table:display="true" table:show-details="true"/>
                <table:data-pilot-member table:name="0.017117977142334" table:display="true" table:show-details="true"/>
                <table:data-pilot-member table:name="0.017196893692017" table:display="true" table:show-details="true"/>
                <table:data-pilot-member table:name="0.017215013504028" table:display="true" table:show-details="true"/>
                <table:data-pilot-member table:name="0.017252206802368" table:display="true" table:show-details="true"/>
                <table:data-pilot-member table:name="0.017285823822022" table:display="true" table:show-details="true"/>
                <table:data-pilot-member table:name="0.017328023910523" table:display="true" table:show-details="true"/>
                <table:data-pilot-member table:name="0.017334938049316" table:display="true" table:show-details="true"/>
                <table:data-pilot-member table:name="0.017385005950928" table:display="true" table:show-details="true"/>
                <table:data-pilot-member table:name="0.017388105392456" table:display="true" table:show-details="true"/>
                <table:data-pilot-member table:name="0.017415046691895" table:display="true" table:show-details="true"/>
                <table:data-pilot-member table:name="0.017428874969483" table:display="true" table:show-details="true"/>
                <table:data-pilot-member table:name="0.017488956451416" table:display="true" table:show-details="true"/>
                <table:data-pilot-member table:name="0.017559051513672" table:display="true" table:show-details="true"/>
                <table:data-pilot-member table:name="0.017569065093994" table:display="true" table:show-details="true"/>
                <table:data-pilot-member table:name="0.017596960067749" table:display="true" table:show-details="true"/>
                <table:data-pilot-member table:name="0.017629861831665" table:display="true" table:show-details="true"/>
                <table:data-pilot-member table:name="0.017668008804321" table:display="true" table:show-details="true"/>
                <table:data-pilot-member table:name="0.0177321434021" table:display="true" table:show-details="true"/>
                <table:data-pilot-member table:name="0.017745971679688" table:display="true" table:show-details="true"/>
                <table:data-pilot-member table:name="0.017760038375855" table:display="true" table:show-details="true"/>
                <table:data-pilot-member table:name="0.017792940139771" table:display="true" table:show-details="true"/>
                <table:data-pilot-member table:name="0.017796039581299" table:display="true" table:show-details="true"/>
                <table:data-pilot-member table:name="0.017847061157227" table:display="true" table:show-details="true"/>
                <table:data-pilot-member table:name="0.017918109893799" table:display="true" table:show-details="true"/>
                <table:data-pilot-member table:name="0.017998933792114" table:display="true" table:show-details="true"/>
                <table:data-pilot-member table:name="0.01804518699646" table:display="true" table:show-details="true"/>
                <table:data-pilot-member table:name="0.018064022064209" table:display="true" table:show-details="true"/>
                <table:data-pilot-member table:name="0.018183946609497" table:display="true" table:show-details="true"/>
                <table:data-pilot-member table:name="0.018198013305664" table:display="true" table:show-details="true"/>
                <table:data-pilot-member table:name="0.01824688911438" table:display="true" table:show-details="true"/>
                <table:data-pilot-member table:name="0.01830792427063" table:display="true" table:show-details="true"/>
                <table:data-pilot-member table:name="0.018312931060791" table:display="true" table:show-details="true"/>
                <table:data-pilot-member table:name="0.018387794494629" table:display="true" table:show-details="true"/>
                <table:data-pilot-member table:name="0.018425941467285" table:display="true" table:show-details="true"/>
                <table:data-pilot-member table:name="0.018431186676025" table:display="true" table:show-details="true"/>
                <table:data-pilot-member table:name="0.018435001373291" table:display="true" table:show-details="true"/>
                <table:data-pilot-member table:name="0.018465995788574" table:display="true" table:show-details="true"/>
                <table:data-pilot-member table:name="0.018518924713135" table:display="true" table:show-details="true"/>
                <table:data-pilot-member table:name="0.018547773361206" table:display="true" table:show-details="true"/>
                <table:data-pilot-member table:name="0.018573999404907" table:display="true" table:show-details="true"/>
                <table:data-pilot-member table:name="0.018620014190674" table:display="true" table:show-details="true"/>
                <table:data-pilot-member table:name="0.018629789352417" table:display="true" table:show-details="true"/>
                <table:data-pilot-member table:name="0.01865291595459" table:display="true" table:show-details="true"/>
                <table:data-pilot-member table:name="0.018657207489014" table:display="true" table:show-details="true"/>
                <table:data-pilot-member table:name="0.018674850463867" table:display="true" table:show-details="true"/>
                <table:data-pilot-member table:name="0.018676996231079" table:display="true" table:show-details="true"/>
                <table:data-pilot-member table:name="0.018697023391724" table:display="true" table:show-details="true"/>
                <table:data-pilot-member table:name="0.018706798553467" table:display="true" table:show-details="true"/>
                <table:data-pilot-member table:name="0.018711090087891" table:display="true" table:show-details="true"/>
                <table:data-pilot-member table:name="0.018727064132691" table:display="true" table:show-details="true"/>
                <table:data-pilot-member table:name="0.018728971481323" table:display="true" table:show-details="true"/>
                <table:data-pilot-member table:name="0.01874303817749" table:display="true" table:show-details="true"/>
                <table:data-pilot-member table:name="0.018748998641968" table:display="true" table:show-details="true"/>
                <table:data-pilot-member table:name="0.018754005432129" table:display="true" table:show-details="true"/>
                <table:data-pilot-member table:name="0.018755912780762" table:display="true" table:show-details="true"/>
                <table:data-pilot-member table:name="0.018767833709717" table:display="true" table:show-details="true"/>
                <table:data-pilot-member table:name="0.018826007843018" table:display="true" table:show-details="true"/>
                <table:data-pilot-member table:name="0.018860816955566" table:display="true" table:show-details="true"/>
                <table:data-pilot-member table:name="0.018862009048462" table:display="true" table:show-details="true"/>
                <table:data-pilot-member table:name="0.018871068954468" table:display="true" table:show-details="true"/>
                <table:data-pilot-member table:name="0.018871784210205" table:display="true" table:show-details="true"/>
                <table:data-pilot-member table:name="0.018884897232056" table:display="true" table:show-details="true"/>
                <table:data-pilot-member table:name="0.018885850906372" table:display="true" table:show-details="true"/>
                <table:data-pilot-member table:name="0.018890142440796" table:display="true" table:show-details="true"/>
                <table:data-pilot-member table:name="0.01889705657959" table:display="true" table:show-details="true"/>
                <table:data-pilot-member table:name="0.018898963928223" table:display="true" table:show-details="true"/>
                <table:data-pilot-member table:name="0.018899917602539" table:display="true" table:show-details="true"/>
                <table:data-pilot-member table:name="0.018903017044067" table:display="true" table:show-details="true"/>
                <table:data-pilot-member table:name="0.0189049243927" table:display="true" table:show-details="true"/>
                <table:data-pilot-member table:name="0.018908977508545" table:display="true" table:show-details="true"/>
                <table:data-pilot-member table:name="0.01891303062439" table:display="true" table:show-details="true"/>
                <table:data-pilot-member table:name="0.018918991088867" table:display="true" table:show-details="true"/>
                <table:data-pilot-member table:name="0.018919944763184" table:display="true" table:show-details="true"/>
                <table:data-pilot-member table:name="0.018923044204712" table:display="true" table:show-details="true"/>
                <table:data-pilot-member table:name="0.018924951553345" table:display="true" table:show-details="true"/>
                <table:data-pilot-member table:name="0.018929958343506" table:display="true" table:show-details="true"/>
                <table:data-pilot-member table:name="0.018934965133667" table:display="true" table:show-details="true"/>
                <table:data-pilot-member table:name="0.018939971923828" table:display="true" table:show-details="true"/>
                <table:data-pilot-member table:name="0.01894211769104" table:display="true" table:show-details="true"/>
                <table:data-pilot-member table:name="0.018947839736939" table:display="true" table:show-details="true"/>
                <table:data-pilot-member table:name="0.018952131271362" table:display="true" table:show-details="true"/>
                <table:data-pilot-member table:name="0.018954038619995" table:display="true" table:show-details="true"/>
                <table:data-pilot-member table:name="0.018966913223267" table:display="true" table:show-details="true"/>
                <table:data-pilot-member table:name="0.018976926803589" table:display="true" table:show-details="true"/>
                <table:data-pilot-member table:name="0.018979072570801" table:display="true" table:show-details="true"/>
                <table:data-pilot-member table:name="0.018980026245117" table:display="true" table:show-details="true"/>
                <table:data-pilot-member table:name="0.01898193359375" table:display="true" table:show-details="true"/>
                <table:data-pilot-member table:name="0.018985986709595" table:display="true" table:show-details="true"/>
                <table:data-pilot-member table:name="0.018986940383911" table:display="true" table:show-details="true"/>
                <table:data-pilot-member table:name="0.01899003982544" table:display="true" table:show-details="true"/>
                <table:data-pilot-member table:name="0.018990993499756" table:display="true" table:show-details="true"/>
                <table:data-pilot-member table:name="0.018992900848389" table:display="true" table:show-details="true"/>
                <table:data-pilot-member table:name="0.018998146057129" table:display="true" table:show-details="true"/>
                <table:data-pilot-member table:name="0.018998861312866" table:display="true" table:show-details="true"/>
                <table:data-pilot-member table:name="0.019000053405762" table:display="true" table:show-details="true"/>
                <table:data-pilot-member table:name="0.019001007080078" table:display="true" table:show-details="true"/>
                <table:data-pilot-member table:name="0.019002914428711" table:display="true" table:show-details="true"/>
                <table:data-pilot-member table:name="0.019006013870239" table:display="true" table:show-details="true"/>
                <table:data-pilot-member table:name="0.019006967544556" table:display="true" table:show-details="true"/>
                <table:data-pilot-member table:name="0.019011974334717" table:display="true" table:show-details="true"/>
                <table:data-pilot-member table:name="0.019015073776245" table:display="true" table:show-details="true"/>
                <table:data-pilot-member table:name="0.019021034240723" table:display="true" table:show-details="true"/>
                <table:data-pilot-member table:name="0.019024848937988" table:display="true" table:show-details="true"/>
                <table:data-pilot-member table:name="0.019038915634155" table:display="true" table:show-details="true"/>
                <table:data-pilot-member table:name="0.019042015075684" table:display="true" table:show-details="true"/>
                <table:data-pilot-member table:name="0.019043922424316" table:display="true" table:show-details="true"/>
                <table:data-pilot-member table:name="0.019049882888794" table:display="true" table:show-details="true"/>
                <table:data-pilot-member table:name="0.019052982330322" table:display="true" table:show-details="true"/>
                <table:data-pilot-member table:name="0.019056081771851" table:display="true" table:show-details="true"/>
                <table:data-pilot-member table:name="0.019057989120483" table:display="true" table:show-details="true"/>
                <table:data-pilot-member table:name="0.019061088562012" table:display="true" table:show-details="true"/>
                <table:data-pilot-member table:name="0.019062042236328" table:display="true" table:show-details="true"/>
                <table:data-pilot-member table:name="0.019062995910645" table:display="true" table:show-details="true"/>
                <table:data-pilot-member table:name="0.019067049026489" table:display="true" table:show-details="true"/>
                <table:data-pilot-member table:name="0.019068956375122" table:display="true" table:show-details="true"/>
                <table:data-pilot-member table:name="0.019069194793701" table:display="true" table:show-details="true"/>
                <table:data-pilot-member table:name="0.01907205581665" table:display="true" table:show-details="true"/>
                <table:data-pilot-member table:name="0.019088983535767" table:display="true" table:show-details="true"/>
                <table:data-pilot-member table:name="0.019089937210083" table:display="true" table:show-details="true"/>
                <table:data-pilot-member table:name="0.019090175628662" table:display="true" table:show-details="true"/>
                <table:data-pilot-member table:name="0.019095897674561" table:display="true" table:show-details="true"/>
                <table:data-pilot-member table:name="0.019098043441773" table:display="true" table:show-details="true"/>
                <table:data-pilot-member table:name="0.019100904464722" table:display="true" table:show-details="true"/>
                <table:data-pilot-member table:name="0.019106864929199" table:display="true" table:show-details="true"/>
                <table:data-pilot-member table:name="0.019108057022095" table:display="true" table:show-details="true"/>
                <table:data-pilot-member table:name="0.019109010696411" table:display="true" table:show-details="true"/>
                <table:data-pilot-member table:name="0.019111156463623" table:display="true" table:show-details="true"/>
                <table:data-pilot-member table:name="0.01911211013794" table:display="true" table:show-details="true"/>
                <table:data-pilot-member table:name="0.019112825393677" table:display="true" table:show-details="true"/>
                <table:data-pilot-member table:name="0.019118070602417" table:display="true" table:show-details="true"/>
                <table:data-pilot-member table:name="0.019119024276733" table:display="true" table:show-details="true"/>
                <table:data-pilot-member table:name="0.019123077392578" table:display="true" table:show-details="true"/>
                <table:data-pilot-member table:name="0.019126892089844" table:display="true" table:show-details="true"/>
                <table:data-pilot-member table:name="0.019129037857056" table:display="true" table:show-details="true"/>
                <table:data-pilot-member table:name="0.019129991531372" table:display="true" table:show-details="true"/>
                <table:data-pilot-member table:name="0.019137859344483" table:display="true" table:show-details="true"/>
                <table:data-pilot-member table:name="0.019139051437378" table:display="true" table:show-details="true"/>
                <table:data-pilot-member table:name="0.019140005111694" table:display="true" table:show-details="true"/>
                <table:data-pilot-member table:name="0.019141912460327" table:display="true" table:show-details="true"/>
                <table:data-pilot-member table:name="0.019142866134644" table:display="true" table:show-details="true"/>
                <table:data-pilot-member table:name="0.01914381980896" table:display="true" table:show-details="true"/>
                <table:data-pilot-member table:name="0.019145011901856" table:display="true" table:show-details="true"/>
                <table:data-pilot-member table:name="0.019145965576172" table:display="true" table:show-details="true"/>
                <table:data-pilot-member table:name="0.019147872924805" table:display="true" table:show-details="true"/>
                <table:data-pilot-member table:name="0.019150972366333" table:display="true" table:show-details="true"/>
                <table:data-pilot-member table:name="0.019160985946655" table:display="true" table:show-details="true"/>
                <table:data-pilot-member table:name="0.019164085388184" table:display="true" table:show-details="true"/>
                <table:data-pilot-member table:name="0.0191650390625" table:display="true" table:show-details="true"/>
                <table:data-pilot-member table:name="0.019170045852661" table:display="true" table:show-details="true"/>
                <table:data-pilot-member table:name="0.019175052642822" table:display="true" table:show-details="true"/>
                <table:data-pilot-member table:name="0.019176006317139" table:display="true" table:show-details="true"/>
                <table:data-pilot-member table:name="0.019180059432983" table:display="true" table:show-details="true"/>
                <table:data-pilot-member table:name="0.019181966781616" table:display="true" table:show-details="true"/>
                <table:data-pilot-member table:name="0.019182920455933" table:display="true" table:show-details="true"/>
                <table:data-pilot-member table:name="0.019183158874512" table:display="true" table:show-details="true"/>
                <table:data-pilot-member table:name="0.019186973571777" table:display="true" table:show-details="true"/>
                <table:data-pilot-member table:name="0.019187927246094" table:display="true" table:show-details="true"/>
                <table:data-pilot-member table:name="0.019190073013306" table:display="true" table:show-details="true"/>
                <table:data-pilot-member table:name="0.019194841384888" table:display="true" table:show-details="true"/>
                <table:data-pilot-member table:name="0.019195079803467" table:display="true" table:show-details="true"/>
                <table:data-pilot-member table:name="0.0191969871521" table:display="true" table:show-details="true"/>
                <table:data-pilot-member table:name="0.019199132919312" table:display="true" table:show-details="true"/>
                <table:data-pilot-member table:name="0.019201040267944" table:display="true" table:show-details="true"/>
                <table:data-pilot-member table:name="0.019201993942261" table:display="true" table:show-details="true"/>
                <table:data-pilot-member table:name="0.019202947616577" table:display="true" table:show-details="true"/>
                <table:data-pilot-member table:name="0.019206047058106" table:display="true" table:show-details="true"/>
                <table:data-pilot-member table:name="0.019207000732422" table:display="true" table:show-details="true"/>
                <table:data-pilot-member table:name="0.019207954406738" table:display="true" table:show-details="true"/>
                <table:data-pilot-member table:name="0.019208192825317" table:display="true" table:show-details="true"/>
                <table:data-pilot-member table:name="0.01921010017395" table:display="true" table:show-details="true"/>
                <table:data-pilot-member table:name="0.019211053848267" table:display="true" table:show-details="true"/>
                <table:data-pilot-member table:name="0.019212007522583" table:display="true" table:show-details="true"/>
                <table:data-pilot-member table:name="0.019214868545532" table:display="true" table:show-details="true"/>
                <table:data-pilot-member table:name="0.019216060638428" table:display="true" table:show-details="true"/>
                <table:data-pilot-member table:name="0.01922082901001" table:display="true" table:show-details="true"/>
                <table:data-pilot-member table:name="0.019223928451538" table:display="true" table:show-details="true"/>
                <table:data-pilot-member table:name="0.019225120544434" table:display="true" table:show-details="true"/>
                <table:data-pilot-member table:name="0.019226789474487" table:display="true" table:show-details="true"/>
                <table:data-pilot-member table:name="0.019227027893066" table:display="true" table:show-details="true"/>
                <table:data-pilot-member table:name="0.019230127334595" table:display="true" table:show-details="true"/>
                <table:data-pilot-member table:name="0.019231081008911" table:display="true" table:show-details="true"/>
                <table:data-pilot-member table:name="0.019232034683228" table:display="true" table:show-details="true"/>
                <table:data-pilot-member table:name="0.019253969192505" table:display="true" table:show-details="true"/>
                <table:data-pilot-member table:name="0.019261121749878" table:display="true" table:show-details="true"/>
                <table:data-pilot-member table:name="0.019268989562988" table:display="true" table:show-details="true"/>
                <table:data-pilot-member table:name="0.019278049468994" table:display="true" table:show-details="true"/>
                <table:data-pilot-member table:name="0.019283056259155" table:display="true" table:show-details="true"/>
                <table:data-pilot-member table:name="0.019284009933472" table:display="true" table:show-details="true"/>
                <table:data-pilot-member table:name="0.019287824630737" table:display="true" table:show-details="true"/>
                <table:data-pilot-member table:name="0.019288063049316" table:display="true" table:show-details="true"/>
                <table:data-pilot-member table:name="0.019288778305054" table:display="true" table:show-details="true"/>
                <table:data-pilot-member table:name="0.019291877746582" table:display="true" table:show-details="true"/>
                <table:data-pilot-member table:name="0.019294023513794" table:display="true" table:show-details="true"/>
                <table:data-pilot-member table:name="0.01929783821106" table:display="true" table:show-details="true"/>
                <table:data-pilot-member table:name="0.019298076629639" table:display="true" table:show-details="true"/>
                <table:data-pilot-member table:name="0.019299030303955" table:display="true" table:show-details="true"/>
                <table:data-pilot-member table:name="0.019300937652588" table:display="true" table:show-details="true"/>
                <table:data-pilot-member table:name="0.019308090209961" table:display="true" table:show-details="true"/>
                <table:data-pilot-member table:name="0.019312143325806" table:display="true" table:show-details="true"/>
                <table:data-pilot-member table:name="0.019315004348755" table:display="true" table:show-details="true"/>
                <table:data-pilot-member table:name="0.0193190574646" table:display="true" table:show-details="true"/>
                <table:data-pilot-member table:name="0.019322156906128" table:display="true" table:show-details="true"/>
                <table:data-pilot-member table:name="0.019322872161865" table:display="true" table:show-details="true"/>
                <table:data-pilot-member table:name="0.019338846206665" table:display="true" table:show-details="true"/>
                <table:data-pilot-member table:name="0.019355058670044" table:display="true" table:show-details="true"/>
                <table:data-pilot-member table:name="0.01935601234436" table:display="true" table:show-details="true"/>
                <table:data-pilot-member table:name="0.019357204437256" table:display="true" table:show-details="true"/>
                <table:data-pilot-member table:name="0.01935887336731" table:display="true" table:show-details="true"/>
                <table:data-pilot-member table:name="0.019374132156372" table:display="true" table:show-details="true"/>
                <table:data-pilot-member table:name="0.019376993179321" table:display="true" table:show-details="true"/>
                <table:data-pilot-member table:name="0.019379138946533" table:display="true" table:show-details="true"/>
                <table:data-pilot-member table:name="0.019382953643799" table:display="true" table:show-details="true"/>
                <table:data-pilot-member table:name="0.019388914108276" table:display="true" table:show-details="true"/>
                <table:data-pilot-member table:name="0.019391059875488" table:display="true" table:show-details="true"/>
                <table:data-pilot-member table:name="0.019397020339966" table:display="true" table:show-details="true"/>
                <table:data-pilot-member table:name="0.019408941268921" table:display="true" table:show-details="true"/>
                <table:data-pilot-member table:name="0.019416093826294" table:display="true" table:show-details="true"/>
                <table:data-pilot-member table:name="0.01941990852356" table:display="true" table:show-details="true"/>
                <table:data-pilot-member table:name="0.019421100616455" table:display="true" table:show-details="true"/>
                <table:data-pilot-member table:name="0.019422054290772" table:display="true" table:show-details="true"/>
                <table:data-pilot-member table:name="0.019423961639404" table:display="true" table:show-details="true"/>
                <table:data-pilot-member table:name="0.019424200057983" table:display="true" table:show-details="true"/>
                <table:data-pilot-member table:name="0.019428968429566" table:display="true" table:show-details="true"/>
                <table:data-pilot-member table:name="0.019434213638306" table:display="true" table:show-details="true"/>
                <table:data-pilot-member table:name="0.019443988800049" table:display="true" table:show-details="true"/>
                <table:data-pilot-member table:name="0.01944899559021" table:display="true" table:show-details="true"/>
                <table:data-pilot-member table:name="0.019453048706055" table:display="true" table:show-details="true"/>
                <table:data-pilot-member table:name="0.0194571018219" table:display="true" table:show-details="true"/>
                <table:data-pilot-member table:name="0.019467830657959" table:display="true" table:show-details="true"/>
                <table:data-pilot-member table:name="0.019474983215332" table:display="true" table:show-details="true"/>
                <table:data-pilot-member table:name="0.01947808265686" table:display="true" table:show-details="true"/>
                <table:data-pilot-member table:name="0.019484996795654" table:display="true" table:show-details="true"/>
                <table:data-pilot-member table:name="0.019489049911499" table:display="true" table:show-details="true"/>
                <table:data-pilot-member table:name="0.019522905349732" table:display="true" table:show-details="true"/>
                <table:data-pilot-member table:name="0.019524812698364" table:display="true" table:show-details="true"/>
                <table:data-pilot-member table:name="0.019536018371582" table:display="true" table:show-details="true"/>
                <table:data-pilot-member table:name="0.019537925720215" table:display="true" table:show-details="true"/>
                <table:data-pilot-member table:name="0.01954197883606" table:display="true" table:show-details="true"/>
                <table:data-pilot-member table:name="0.019546985626221" table:display="true" table:show-details="true"/>
                <table:data-pilot-member table:name="0.019553899765015" table:display="true" table:show-details="true"/>
                <table:data-pilot-member table:name="0.019554138183594" table:display="true" table:show-details="true"/>
                <table:data-pilot-member table:name="0.019557952880859" table:display="true" table:show-details="true"/>
                <table:data-pilot-member table:name="0.019569873809815" table:display="true" table:show-details="true"/>
                <table:data-pilot-member table:name="0.019572019577026" table:display="true" table:show-details="true"/>
                <table:data-pilot-member table:name="0.019575119018555" table:display="true" table:show-details="true"/>
                <table:data-pilot-member table:name="0.01958703994751" table:display="true" table:show-details="true"/>
                <table:data-pilot-member table:name="0.019587993621826" table:display="true" table:show-details="true"/>
                <table:data-pilot-member table:name="0.019595861434937" table:display="true" table:show-details="true"/>
                <table:data-pilot-member table:name="0.019599199295044" table:display="true" table:show-details="true"/>
                <table:data-pilot-member table:name="0.019606113433838" table:display="true" table:show-details="true"/>
                <table:data-pilot-member table:name="0.019613981246948" table:display="true" table:show-details="true"/>
                <table:data-pilot-member table:name="0.019617080688477" table:display="true" table:show-details="true"/>
                <table:data-pilot-member table:name="0.019626140594483" table:display="true" table:show-details="true"/>
                <table:data-pilot-member table:name="0.019628047943115" table:display="true" table:show-details="true"/>
                <table:data-pilot-member table:name="0.019634962081909" table:display="true" table:show-details="true"/>
                <table:data-pilot-member table:name="0.019641876220703" table:display="true" table:show-details="true"/>
                <table:data-pilot-member table:name="0.019649982452393" table:display="true" table:show-details="true"/>
                <table:data-pilot-member table:name="0.019654989242554" table:display="true" table:show-details="true"/>
                <table:data-pilot-member table:name="0.01966404914856" table:display="true" table:show-details="true"/>
                <table:data-pilot-member table:name="0.019665956497192" table:display="true" table:show-details="true"/>
                <table:data-pilot-member table:name="0.019666910171509" table:display="true" table:show-details="true"/>
                <table:data-pilot-member table:name="0.019667148590088" table:display="true" table:show-details="true"/>
                <table:data-pilot-member table:name="0.019668102264404" table:display="true" table:show-details="true"/>
                <table:data-pilot-member table:name="0.019674777984619" table:display="true" table:show-details="true"/>
                <table:data-pilot-member table:name="0.019678115844727" table:display="true" table:show-details="true"/>
                <table:data-pilot-member table:name="0.019680023193359" table:display="true" table:show-details="true"/>
                <table:data-pilot-member table:name="0.019690990447998" table:display="true" table:show-details="true"/>
                <table:data-pilot-member table:name="0.019691944122315" table:display="true" table:show-details="true"/>
                <table:data-pilot-member table:name="0.019693851470947" table:display="true" table:show-details="true"/>
                <table:data-pilot-member table:name="0.019699096679688" table:display="true" table:show-details="true"/>
                <table:data-pilot-member table:name="0.019700050354004" table:display="true" table:show-details="true"/>
                <table:data-pilot-member table:name="0.01970386505127" table:display="true" table:show-details="true"/>
                <table:data-pilot-member table:name="0.01970911026001" table:display="true" table:show-details="true"/>
                <table:data-pilot-member table:name="0.019710063934326" table:display="true" table:show-details="true"/>
                <table:data-pilot-member table:name="0.01971697807312" table:display="true" table:show-details="true"/>
                <table:data-pilot-member table:name="0.019720077514649" table:display="true" table:show-details="true"/>
                <table:data-pilot-member table:name="0.019737005233765" table:display="true" table:show-details="true"/>
                <table:data-pilot-member table:name="0.019756078720093" table:display="true" table:show-details="true"/>
                <table:data-pilot-member table:name="0.019757986068726" table:display="true" table:show-details="true"/>
                <table:data-pilot-member table:name="0.019763946533203" table:display="true" table:show-details="true"/>
                <table:data-pilot-member table:name="0.019766092300415" table:display="true" table:show-details="true"/>
                <table:data-pilot-member table:name="0.019770860671997" table:display="true" table:show-details="true"/>
                <table:data-pilot-member table:name="0.01977801322937" table:display="true" table:show-details="true"/>
                <table:data-pilot-member table:name="0.019782066345215" table:display="true" table:show-details="true"/>
                <table:data-pilot-member table:name="0.019791126251221" table:display="true" table:show-details="true"/>
                <table:data-pilot-member table:name="0.019796133041382" table:display="true" table:show-details="true"/>
                <table:data-pilot-member table:name="0.019799947738648" table:display="true" table:show-details="true"/>
                <table:data-pilot-member table:name="0.01980185508728" table:display="true" table:show-details="true"/>
                <table:data-pilot-member table:name="0.019805908203125" table:display="true" table:show-details="true"/>
                <table:data-pilot-member table:name="0.019809007644653" table:display="true" table:show-details="true"/>
                <table:data-pilot-member table:name="0.01980996131897" table:display="true" table:show-details="true"/>
                <table:data-pilot-member table:name="0.019814014434815" table:display="true" table:show-details="true"/>
                <table:data-pilot-member table:name="0.019820928573608" table:display="true" table:show-details="true"/>
                <table:data-pilot-member table:name="0.019834995269775" table:display="true" table:show-details="true"/>
                <table:data-pilot-member table:name="0.019835948944092" table:display="true" table:show-details="true"/>
                <table:data-pilot-member table:name="0.019836902618408" table:display="true" table:show-details="true"/>
                <table:data-pilot-member table:name="0.019847869873047" table:display="true" table:show-details="true"/>
                <table:data-pilot-member table:name="0.019851922988892" table:display="true" table:show-details="true"/>
                <table:data-pilot-member table:name="0.019858121871948" table:display="true" table:show-details="true"/>
                <table:data-pilot-member table:name="0.019861936569214" table:display="true" table:show-details="true"/>
                <table:data-pilot-member table:name="0.019875049591065" table:display="true" table:show-details="true"/>
                <table:data-pilot-member table:name="0.019881010055542" table:display="true" table:show-details="true"/>
                <table:data-pilot-member table:name="0.01988410949707" table:display="true" table:show-details="true"/>
                <table:data-pilot-member table:name="0.019895792007446" table:display="true" table:show-details="true"/>
                <table:data-pilot-member table:name="0.019899129867554" table:display="true" table:show-details="true"/>
                <table:data-pilot-member table:name="0.019906997680664" table:display="true" table:show-details="true"/>
                <table:data-pilot-member table:name="0.019914865493775" table:display="true" table:show-details="true"/>
                <table:data-pilot-member table:name="0.019915103912354" table:display="true" table:show-details="true"/>
                <table:data-pilot-member table:name="0.019916772842407" table:display="true" table:show-details="true"/>
                <table:data-pilot-member table:name="0.019926071166992" table:display="true" table:show-details="true"/>
                <table:data-pilot-member table:name="0.019927978515625" table:display="true" table:show-details="true"/>
                <table:data-pilot-member table:name="0.019932985305786" table:display="true" table:show-details="true"/>
                <table:data-pilot-member table:name="0.019933938980103" table:display="true" table:show-details="true"/>
                <table:data-pilot-member table:name="0.019935846328735" table:display="true" table:show-details="true"/>
                <table:data-pilot-member table:name="0.019937992095947" table:display="true" table:show-details="true"/>
                <table:data-pilot-member table:name="0.019941806793213" table:display="true" table:show-details="true"/>
                <table:data-pilot-member table:name="0.019942998886108" table:display="true" table:show-details="true"/>
                <table:data-pilot-member table:name="0.019943952560425" table:display="true" table:show-details="true"/>
                <table:data-pilot-member table:name="0.019947052001953" table:display="true" table:show-details="true"/>
                <table:data-pilot-member table:name="0.019948959350586" table:display="true" table:show-details="true"/>
                <table:data-pilot-member table:name="0.019953012466431" table:display="true" table:show-details="true"/>
                <table:data-pilot-member table:name="0.019953966140747" table:display="true" table:show-details="true"/>
                <table:data-pilot-member table:name="0.019967079162598" table:display="true" table:show-details="true"/>
                <table:data-pilot-member table:name="0.019968986511231" table:display="true" table:show-details="true"/>
                <table:data-pilot-member table:name="0.019970893859863" table:display="true" table:show-details="true"/>
                <table:data-pilot-member table:name="0.019983053207398" table:display="true" table:show-details="true"/>
                <table:data-pilot-member table:name="0.01999306678772" table:display="true" table:show-details="true"/>
                <table:data-pilot-member table:name="0.019995927810669" table:display="true" table:show-details="true"/>
                <table:data-pilot-member table:name="0.019998073577881" table:display="true" table:show-details="true"/>
                <table:data-pilot-member table:name="0.019999980926514" table:display="true" table:show-details="true"/>
                <table:data-pilot-member table:name="0.02000093460083" table:display="true" table:show-details="true"/>
                <table:data-pilot-member table:name="0.020004034042358" table:display="true" table:show-details="true"/>
                <table:data-pilot-member table:name="0.020005941390991" table:display="true" table:show-details="true"/>
                <table:data-pilot-member table:name="0.020010948181152" table:display="true" table:show-details="true"/>
                <table:data-pilot-member table:name="0.020011186599732" table:display="true" table:show-details="true"/>
                <table:data-pilot-member table:name="0.020014047622681" table:display="true" table:show-details="true"/>
                <table:data-pilot-member table:name="0.020024061203003" table:display="true" table:show-details="true"/>
                <table:data-pilot-member table:name="0.020025968551636" table:display="true" table:show-details="true"/>
                <table:data-pilot-member table:name="0.020027875900269" table:display="true" table:show-details="true"/>
                <table:data-pilot-member table:name="0.020031929016113" table:display="true" table:show-details="true"/>
                <table:data-pilot-member table:name="0.020032167434692" table:display="true" table:show-details="true"/>
                <table:data-pilot-member table:name="0.02003288269043" table:display="true" table:show-details="true"/>
                <table:data-pilot-member table:name="0.020035028457642" table:display="true" table:show-details="true"/>
                <table:data-pilot-member table:name="0.020036220550537" table:display="true" table:show-details="true"/>
                <table:data-pilot-member table:name="0.020039796829224" table:display="true" table:show-details="true"/>
                <table:data-pilot-member table:name="0.020051002502441" table:display="true" table:show-details="true"/>
                <table:data-pilot-member table:name="0.020056009292603" table:display="true" table:show-details="true"/>
                <table:data-pilot-member table:name="0.020061016082764" table:display="true" table:show-details="true"/>
                <table:data-pilot-member table:name="0.020062923431397" table:display="true" table:show-details="true"/>
                <table:data-pilot-member table:name="0.020063161849976" table:display="true" table:show-details="true"/>
                <table:data-pilot-member table:name="0.020066022872925" table:display="true" table:show-details="true"/>
                <table:data-pilot-member table:name="0.02007007598877" table:display="true" table:show-details="true"/>
                <table:data-pilot-member table:name="0.020071983337402" table:display="true" table:show-details="true"/>
                <table:data-pilot-member table:name="0.020075798034668" table:display="true" table:show-details="true"/>
                <table:data-pilot-member table:name="0.02007794380188" table:display="true" table:show-details="true"/>
                <table:data-pilot-member table:name="0.020082950592041" table:display="true" table:show-details="true"/>
                <table:data-pilot-member table:name="0.020086050033569" table:display="true" table:show-details="true"/>
                <table:data-pilot-member table:name="0.020088911056519" table:display="true" table:show-details="true"/>
                <table:data-pilot-member table:name="0.020091056823731" table:display="true" table:show-details="true"/>
                <table:data-pilot-member table:name="0.020092010498047" table:display="true" table:show-details="true"/>
                <table:data-pilot-member table:name="0.020097970962525" table:display="true" table:show-details="true"/>
                <table:data-pilot-member table:name="0.020103931427002" table:display="true" table:show-details="true"/>
                <table:data-pilot-member table:name="0.02010989189148" table:display="true" table:show-details="true"/>
                <table:data-pilot-member table:name="0.020110845565796" table:display="true" table:show-details="true"/>
                <table:data-pilot-member table:name="0.020112037658691" table:display="true" table:show-details="true"/>
                <table:data-pilot-member table:name="0.020112991333008" table:display="true" table:show-details="true"/>
                <table:data-pilot-member table:name="0.020114898681641" table:display="true" table:show-details="true"/>
                <table:data-pilot-member table:name="0.02011513710022" table:display="true" table:show-details="true"/>
                <table:data-pilot-member table:name="0.020116090774536" table:display="true" table:show-details="true"/>
                <table:data-pilot-member table:name="0.020117998123169" table:display="true" table:show-details="true"/>
                <table:data-pilot-member table:name="0.020128965377808" table:display="true" table:show-details="true"/>
                <table:data-pilot-member table:name="0.020131826400757" table:display="true" table:show-details="true"/>
                <table:data-pilot-member table:name="0.020132064819336" table:display="true" table:show-details="true"/>
                <table:data-pilot-member table:name="0.020133018493652" table:display="true" table:show-details="true"/>
                <table:data-pilot-member table:name="0.020136117935181" table:display="true" table:show-details="true"/>
                <table:data-pilot-member table:name="0.020143985748291" table:display="true" table:show-details="true"/>
                <table:data-pilot-member table:name="0.020144939422608" table:display="true" table:show-details="true"/>
                <table:data-pilot-member table:name="0.020145177841187" table:display="true" table:show-details="true"/>
                <table:data-pilot-member table:name="0.020146131515503" table:display="true" table:show-details="true"/>
                <table:data-pilot-member table:name="0.020147085189819" table:display="true" table:show-details="true"/>
                <table:data-pilot-member table:name="0.020148992538452" table:display="true" table:show-details="true"/>
                <table:data-pilot-member table:name="0.020150899887085" table:display="true" table:show-details="true"/>
                <table:data-pilot-member table:name="0.020153045654297" table:display="true" table:show-details="true"/>
                <table:data-pilot-member table:name="0.020157098770142" table:display="true" table:show-details="true"/>
                <table:data-pilot-member table:name="0.020159006118775" table:display="true" table:show-details="true"/>
                <table:data-pilot-member table:name="0.020160913467407" table:display="true" table:show-details="true"/>
                <table:data-pilot-member table:name="0.020166873931885" table:display="true" table:show-details="true"/>
                <table:data-pilot-member table:name="0.02016806602478" table:display="true" table:show-details="true"/>
                <table:data-pilot-member table:name="0.020172119140625" table:display="true" table:show-details="true"/>
                <table:data-pilot-member table:name="0.020176887512207" table:display="true" table:show-details="true"/>
                <table:data-pilot-member table:name="0.020184993743897" table:display="true" table:show-details="true"/>
                <table:data-pilot-member table:name="0.020189046859741" table:display="true" table:show-details="true"/>
                <table:data-pilot-member table:name="0.020193815231323" table:display="true" table:show-details="true"/>
                <table:data-pilot-member table:name="0.020195007324219" table:display="true" table:show-details="true"/>
                <table:data-pilot-member table:name="0.020195960998535" table:display="true" table:show-details="true"/>
                <table:data-pilot-member table:name="0.020196914672852" table:display="true" table:show-details="true"/>
                <table:data-pilot-member table:name="0.020199775695801" table:display="true" table:show-details="true"/>
                <table:data-pilot-member table:name="0.02020001411438" table:display="true" table:show-details="true"/>
                <table:data-pilot-member table:name="0.020200967788696" table:display="true" table:show-details="true"/>
                <table:data-pilot-member table:name="0.020201921463013" table:display="true" table:show-details="true"/>
                <table:data-pilot-member table:name="0.020202159881592" table:display="true" table:show-details="true"/>
                <table:data-pilot-member table:name="0.020205020904541" table:display="true" table:show-details="true"/>
                <table:data-pilot-member table:name="0.020205974578858" table:display="true" table:show-details="true"/>
                <table:data-pilot-member table:name="0.020206928253174" table:display="true" table:show-details="true"/>
                <table:data-pilot-member table:name="0.02020788192749" table:display="true" table:show-details="true"/>
                <table:data-pilot-member table:name="0.020209789276123" table:display="true" table:show-details="true"/>
                <table:data-pilot-member table:name="0.020210981369019" table:display="true" table:show-details="true"/>
                <table:data-pilot-member table:name="0.020211935043335" table:display="true" table:show-details="true"/>
                <table:data-pilot-member table:name="0.020213127136231" table:display="true" table:show-details="true"/>
                <table:data-pilot-member table:name="0.020217895507813" table:display="true" table:show-details="true"/>
                <table:data-pilot-member table:name="0.020219087600708" table:display="true" table:show-details="true"/>
                <table:data-pilot-member table:name="0.020221948623657" table:display="true" table:show-details="true"/>
                <table:data-pilot-member table:name="0.020224094390869" table:display="true" table:show-details="true"/>
                <table:data-pilot-member table:name="0.020225048065186" table:display="true" table:show-details="true"/>
                <table:data-pilot-member table:name="0.020226001739502" table:display="true" table:show-details="true"/>
                <table:data-pilot-member table:name="0.02023196220398" table:display="true" table:show-details="true"/>
                <table:data-pilot-member table:name="0.020232915878296" table:display="true" table:show-details="true"/>
                <table:data-pilot-member table:name="0.020233869552612" table:display="true" table:show-details="true"/>
                <table:data-pilot-member table:name="0.020237922668457" table:display="true" table:show-details="true"/>
                <table:data-pilot-member table:name="0.020239114761353" table:display="true" table:show-details="true"/>
                <table:data-pilot-member table:name="0.02023983001709" table:display="true" table:show-details="true"/>
                <table:data-pilot-member table:name="0.020241975784302" table:display="true" table:show-details="true"/>
                <table:data-pilot-member table:name="0.020244121551514" table:display="true" table:show-details="true"/>
                <table:data-pilot-member table:name="0.020246982574463" table:display="true" table:show-details="true"/>
                <table:data-pilot-member table:name="0.020247936248779" table:display="true" table:show-details="true"/>
                <table:data-pilot-member table:name="0.020248889923096" table:display="true" table:show-details="true"/>
                <table:data-pilot-member table:name="0.020251989364624" table:display="true" table:show-details="true"/>
                <table:data-pilot-member table:name="0.020255088806152" table:display="true" table:show-details="true"/>
                <table:data-pilot-member table:name="0.020258903503418" table:display="true" table:show-details="true"/>
                <table:data-pilot-member table:name="0.02026104927063" table:display="true" table:show-details="true"/>
                <table:data-pilot-member table:name="0.020263910293579" table:display="true" table:show-details="true"/>
                <table:data-pilot-member table:name="0.02026891708374" table:display="true" table:show-details="true"/>
                <table:data-pilot-member table:name="0.020271062850952" table:display="true" table:show-details="true"/>
                <table:data-pilot-member table:name="0.020272016525269" table:display="true" table:show-details="true"/>
                <table:data-pilot-member table:name="0.020272970199585" table:display="true" table:show-details="true"/>
                <table:data-pilot-member table:name="0.020274877548218" table:display="true" table:show-details="true"/>
                <table:data-pilot-member table:name="0.02027702331543" table:display="true" table:show-details="true"/>
                <table:data-pilot-member table:name="0.020277976989746" table:display="true" table:show-details="true"/>
                <table:data-pilot-member table:name="0.020278930664063" table:display="true" table:show-details="true"/>
                <table:data-pilot-member table:name="0.020279884338379" table:display="true" table:show-details="true"/>
                <table:data-pilot-member table:name="0.020280122756958" table:display="true" table:show-details="true"/>
                <table:data-pilot-member table:name="0.020282030105591" table:display="true" table:show-details="true"/>
                <table:data-pilot-member table:name="0.020283937454224" table:display="true" table:show-details="true"/>
                <table:data-pilot-member table:name="0.020285129547119" table:display="true" table:show-details="true"/>
                <table:data-pilot-member table:name="0.020289897918701" table:display="true" table:show-details="true"/>
                <table:data-pilot-member table:name="0.020290851593018" table:display="true" table:show-details="true"/>
                <table:data-pilot-member table:name="0.020298004150391" table:display="true" table:show-details="true"/>
                <table:data-pilot-member table:name="0.020298957824707" table:display="true" table:show-details="true"/>
                <table:data-pilot-member table:name="0.020300149917603" table:display="true" table:show-details="true"/>
                <table:data-pilot-member table:name="0.020301103591919" table:display="true" table:show-details="true"/>
                <table:data-pilot-member table:name="0.020307064056397" table:display="true" table:show-details="true"/>
                <table:data-pilot-member table:name="0.020308017730713" table:display="true" table:show-details="true"/>
                <table:data-pilot-member table:name="0.020309925079346" table:display="true" table:show-details="true"/>
                <table:data-pilot-member table:name="0.020310163497925" table:display="true" table:show-details="true"/>
                <table:data-pilot-member table:name="0.020312070846558" table:display="true" table:show-details="true"/>
                <table:data-pilot-member table:name="0.020313978195191" table:display="true" table:show-details="true"/>
                <table:data-pilot-member table:name="0.020315885543823" table:display="true" table:show-details="true"/>
                <table:data-pilot-member table:name="0.02031683921814" table:display="true" table:show-details="true"/>
                <table:data-pilot-member table:name="0.020318984985352" table:display="true" table:show-details="true"/>
                <table:data-pilot-member table:name="0.020320177078247" table:display="true" table:show-details="true"/>
                <table:data-pilot-member table:name="0.020320892333984" table:display="true" table:show-details="true"/>
                <table:data-pilot-member table:name="0.020322799682617" table:display="true" table:show-details="true"/>
                <table:data-pilot-member table:name="0.020323991775513" table:display="true" table:show-details="true"/>
                <table:data-pilot-member table:name="0.020324945449829" table:display="true" table:show-details="true"/>
                <table:data-pilot-member table:name="0.020325183868408" table:display="true" table:show-details="true"/>
                <table:data-pilot-member table:name="0.020328998565674" table:display="true" table:show-details="true"/>
                <table:data-pilot-member table:name="0.020335912704468" table:display="true" table:show-details="true"/>
                <table:data-pilot-member table:name="0.02033805847168" table:display="true" table:show-details="true"/>
                <table:data-pilot-member table:name="0.020339965820313" table:display="true" table:show-details="true"/>
                <table:data-pilot-member table:name="0.020340919494629" table:display="true" table:show-details="true"/>
                <table:data-pilot-member table:name="0.020344018936157" table:display="true" table:show-details="true"/>
                <table:data-pilot-member table:name="0.020348072052002" table:display="true" table:show-details="true"/>
                <table:data-pilot-member table:name="0.020351886749268" table:display="true" table:show-details="true"/>
                <table:data-pilot-member table:name="0.020354986190796" table:display="true" table:show-details="true"/>
                <table:data-pilot-member table:name="0.020355939865112" table:display="true" table:show-details="true"/>
                <table:data-pilot-member table:name="0.020358085632324" table:display="true" table:show-details="true"/>
                <table:data-pilot-member table:name="0.020362854003906" table:display="true" table:show-details="true"/>
                <table:data-pilot-member table:name="0.020364046096802" table:display="true" table:show-details="true"/>
                <table:data-pilot-member table:name="0.020365953445435" table:display="true" table:show-details="true"/>
                <table:data-pilot-member table:name="0.020367860794067" table:display="true" table:show-details="true"/>
                <table:data-pilot-member table:name="0.020369052886963" table:display="true" table:show-details="true"/>
                <table:data-pilot-member table:name="0.020370006561279" table:display="true" table:show-details="true"/>
                <table:data-pilot-member table:name="0.020371913909912" table:display="true" table:show-details="true"/>
                <table:data-pilot-member table:name="0.020373106002808" table:display="true" table:show-details="true"/>
                <table:data-pilot-member table:name="0.020375013351441" table:display="true" table:show-details="true"/>
                <table:data-pilot-member table:name="0.020375967025757" table:display="true" table:show-details="true"/>
                <table:data-pilot-member table:name="0.020380973815918" table:display="true" table:show-details="true"/>
                <table:data-pilot-member table:name="0.02038311958313" table:display="true" table:show-details="true"/>
                <table:data-pilot-member table:name="0.020384073257446" table:display="true" table:show-details="true"/>
                <table:data-pilot-member table:name="0.020384788513184" table:display="true" table:show-details="true"/>
                <table:data-pilot-member table:name="0.020386934280396" table:display="true" table:show-details="true"/>
                <table:data-pilot-member table:name="0.020388841629028" table:display="true" table:show-details="true"/>
                <table:data-pilot-member table:name="0.020389080047608" table:display="true" table:show-details="true"/>
                <table:data-pilot-member table:name="0.020390033721924" table:display="true" table:show-details="true"/>
                <table:data-pilot-member table:name="0.020392894744873" table:display="true" table:show-details="true"/>
                <table:data-pilot-member table:name="0.020395040512085" table:display="true" table:show-details="true"/>
                <table:data-pilot-member table:name="0.020401000976563" table:display="true" table:show-details="true"/>
                <table:data-pilot-member table:name="0.020401954650879" table:display="true" table:show-details="true"/>
                <table:data-pilot-member table:name="0.020402908325195" table:display="true" table:show-details="true"/>
                <table:data-pilot-member table:name="0.020403146743775" table:display="true" table:show-details="true"/>
                <table:data-pilot-member table:name="0.020403861999512" table:display="true" table:show-details="true"/>
                <table:data-pilot-member table:name="0.020413160324097" table:display="true" table:show-details="true"/>
                <table:data-pilot-member table:name="0.020413875579834" table:display="true" table:show-details="true"/>
                <table:data-pilot-member table:name="0.02041506767273" table:display="true" table:show-details="true"/>
                <table:data-pilot-member table:name="0.020416021347046" table:display="true" table:show-details="true"/>
                <table:data-pilot-member table:name="0.020416975021362" table:display="true" table:show-details="true"/>
                <table:data-pilot-member table:name="0.020419836044312" table:display="true" table:show-details="true"/>
                <table:data-pilot-member table:name="0.020420074462891" table:display="true" table:show-details="true"/>
                <table:data-pilot-member table:name="0.020421028137207" table:display="true" table:show-details="true"/>
                <table:data-pilot-member table:name="0.020421981811524" table:display="true" table:show-details="true"/>
                <table:data-pilot-member table:name="0.020423889160156" table:display="true" table:show-details="true"/>
                <table:data-pilot-member table:name="0.020424842834473" table:display="true" table:show-details="true"/>
                <table:data-pilot-member table:name="0.020425796508789" table:display="true" table:show-details="true"/>
                <table:data-pilot-member table:name="0.020430088043213" table:display="true" table:show-details="true"/>
                <table:data-pilot-member table:name="0.02043080329895" table:display="true" table:show-details="true"/>
                <table:data-pilot-member table:name="0.020431041717529" table:display="true" table:show-details="true"/>
                <table:data-pilot-member table:name="0.020433902740479" table:display="true" table:show-details="true"/>
                <table:data-pilot-member table:name="0.020436048507691" table:display="true" table:show-details="true"/>
                <table:data-pilot-member table:name="0.020437955856323" table:display="true" table:show-details="true"/>
                <table:data-pilot-member table:name="0.02043890953064" table:display="true" table:show-details="true"/>
                <table:data-pilot-member table:name="0.020440101623535" table:display="true" table:show-details="true"/>
                <table:data-pilot-member table:name="0.020445108413696" table:display="true" table:show-details="true"/>
                <table:data-pilot-member table:name="0.020449876785278" table:display="true" table:show-details="true"/>
                <table:data-pilot-member table:name="0.020452976226807" table:display="true" table:show-details="true"/>
                <table:data-pilot-member table:name="0.020453929901123" table:display="true" table:show-details="true"/>
                <table:data-pilot-member table:name="0.020455121994019" table:display="true" table:show-details="true"/>
                <table:data-pilot-member table:name="0.020456075668335" table:display="true" table:show-details="true"/>
                <table:data-pilot-member table:name="0.020457983016968" table:display="true" table:show-details="true"/>
                <table:data-pilot-member table:name="0.020459175109863" table:display="true" table:show-details="true"/>
                <table:data-pilot-member table:name="0.020462036132813" table:display="true" table:show-details="true"/>
                <table:data-pilot-member table:name="0.020462989807129" table:display="true" table:show-details="true"/>
                <table:data-pilot-member table:name="0.020467042922974" table:display="true" table:show-details="true"/>
                <table:data-pilot-member table:name="0.020468950271607" table:display="true" table:show-details="true"/>
                <table:data-pilot-member table:name="0.020470857620239" table:display="true" table:show-details="true"/>
                <table:data-pilot-member table:name="0.020471811294556" table:display="true" table:show-details="true"/>
                <table:data-pilot-member table:name="0.020473003387451" table:display="true" table:show-details="true"/>
                <table:data-pilot-member table:name="0.020473957061768" table:display="true" table:show-details="true"/>
                <table:data-pilot-member table:name="0.020474195480347" table:display="true" table:show-details="true"/>
                <table:data-pilot-member table:name="0.020475149154663" table:display="true" table:show-details="true"/>
                <table:data-pilot-member table:name="0.020478010177612" table:display="true" table:show-details="true"/>
                <table:data-pilot-member table:name="0.020479917526245" table:display="true" table:show-details="true"/>
                <table:data-pilot-member table:name="0.020483016967774" table:display="true" table:show-details="true"/>
                <table:data-pilot-member table:name="0.020484924316406" table:display="true" table:show-details="true"/>
                <table:data-pilot-member table:name="0.020486116409302" table:display="true" table:show-details="true"/>
                <table:data-pilot-member table:name="0.020488023757935" table:display="true" table:show-details="true"/>
                <table:data-pilot-member table:name="0.020488977432251" table:display="true" table:show-details="true"/>
                <table:data-pilot-member table:name="0.020489931106567" table:display="true" table:show-details="true"/>
                <table:data-pilot-member table:name="0.020490884780884" table:display="true" table:show-details="true"/>
                <table:data-pilot-member table:name="0.020491123199463" table:display="true" table:show-details="true"/>
                <table:data-pilot-member table:name="0.020492076873779" table:display="true" table:show-details="true"/>
                <table:data-pilot-member table:name="0.020493030548096" table:display="true" table:show-details="true"/>
                <table:data-pilot-member table:name="0.020494937896729" table:display="true" table:show-details="true"/>
                <table:data-pilot-member table:name="0.020498037338257" table:display="true" table:show-details="true"/>
                <table:data-pilot-member table:name="0.02049994468689" table:display="true" table:show-details="true"/>
                <table:data-pilot-member table:name="0.020503997802734" table:display="true" table:show-details="true"/>
                <table:data-pilot-member table:name="0.02050518989563" table:display="true" table:show-details="true"/>
                <table:data-pilot-member table:name="0.020506143569946" table:display="true" table:show-details="true"/>
                <table:data-pilot-member table:name="0.020509004592896" table:display="true" table:show-details="true"/>
                <table:data-pilot-member table:name="0.020509958267212" table:display="true" table:show-details="true"/>
                <table:data-pilot-member table:name="0.020510911941528" table:display="true" table:show-details="true"/>
                <table:data-pilot-member table:name="0.020511865615845" table:display="true" table:show-details="true"/>
                <table:data-pilot-member table:name="0.020512104034424" table:display="true" table:show-details="true"/>
                <table:data-pilot-member table:name="0.020514011383057" table:display="true" table:show-details="true"/>
                <table:data-pilot-member table:name="0.020514965057373" table:display="true" table:show-details="true"/>
                <table:data-pilot-member table:name="0.02051591873169" table:display="true" table:show-details="true"/>
                <table:data-pilot-member table:name="0.020516157150269" table:display="true" table:show-details="true"/>
                <table:data-pilot-member table:name="0.020518064498901" table:display="true" table:show-details="true"/>
                <table:data-pilot-member table:name="0.020519971847534" table:display="true" table:show-details="true"/>
                <table:data-pilot-member table:name="0.020523071289063" table:display="true" table:show-details="true"/>
                <table:data-pilot-member table:name="0.020524024963379" table:display="true" table:show-details="true"/>
                <table:data-pilot-member table:name="0.020526170730591" table:display="true" table:show-details="true"/>
                <table:data-pilot-member table:name="0.020526885986328" table:display="true" table:show-details="true"/>
                <table:data-pilot-member table:name="0.02052903175354" table:display="true" table:show-details="true"/>
                <table:data-pilot-member table:name="0.020532131195068" table:display="true" table:show-details="true"/>
                <table:data-pilot-member table:name="0.020534038543701" table:display="true" table:show-details="true"/>
                <table:data-pilot-member table:name="0.020534992218018" table:display="true" table:show-details="true"/>
                <table:data-pilot-member table:name="0.020538091659546" table:display="true" table:show-details="true"/>
                <table:data-pilot-member table:name="0.020541906356812" table:display="true" table:show-details="true"/>
                <table:data-pilot-member table:name="0.020545959472656" table:display="true" table:show-details="true"/>
                <table:data-pilot-member table:name="0.020546197891235" table:display="true" table:show-details="true"/>
                <table:data-pilot-member table:name="0.020547866821289" table:display="true" table:show-details="true"/>
                <table:data-pilot-member table:name="0.020557165145874" table:display="true" table:show-details="true"/>
                <table:data-pilot-member table:name="0.020558118820191" table:display="true" table:show-details="true"/>
                <table:data-pilot-member table:name="0.02056097984314" table:display="true" table:show-details="true"/>
                <table:data-pilot-member table:name="0.020562887191773" table:display="true" table:show-details="true"/>
                <table:data-pilot-member table:name="0.020563840866089" table:display="true" table:show-details="true"/>
                <table:data-pilot-member table:name="0.020570039749146" table:display="true" table:show-details="true"/>
                <table:data-pilot-member table:name="0.020572900772095" table:display="true" table:show-details="true"/>
                <table:data-pilot-member table:name="0.020573139190674" table:display="true" table:show-details="true"/>
                <table:data-pilot-member table:name="0.020575046539307" table:display="true" table:show-details="true"/>
                <table:data-pilot-member table:name="0.02057695388794" table:display="true" table:show-details="true"/>
                <table:data-pilot-member table:name="0.020577907562256" table:display="true" table:show-details="true"/>
                <table:data-pilot-member table:name="0.020578145980835" table:display="true" table:show-details="true"/>
                <table:data-pilot-member table:name="0.020581007003784" table:display="true" table:show-details="true"/>
                <table:data-pilot-member table:name="0.020583868026733" table:display="true" table:show-details="true"/>
                <table:data-pilot-member table:name="0.020584106445313" table:display="true" table:show-details="true"/>
                <table:data-pilot-member table:name="0.020585060119629" table:display="true" table:show-details="true"/>
                <table:data-pilot-member table:name="0.020591974258423" table:display="true" table:show-details="true"/>
                <table:data-pilot-member table:name="0.020594120025635" table:display="true" table:show-details="true"/>
                <table:data-pilot-member table:name="0.020595073699951" table:display="true" table:show-details="true"/>
                <table:data-pilot-member table:name="0.020596027374268" table:display="true" table:show-details="true"/>
                <table:data-pilot-member table:name="0.020596981048584" table:display="true" table:show-details="true"/>
                <table:data-pilot-member table:name="0.0205979347229" table:display="true" table:show-details="true"/>
                <table:data-pilot-member table:name="0.020598888397217" table:display="true" table:show-details="true"/>
                <table:data-pilot-member table:name="0.020599126815796" table:display="true" table:show-details="true"/>
                <table:data-pilot-member table:name="0.020600080490112" table:display="true" table:show-details="true"/>
                <table:data-pilot-member table:name="0.020601034164429" table:display="true" table:show-details="true"/>
                <table:data-pilot-member table:name="0.020601987838745" table:display="true" table:show-details="true"/>
                <table:data-pilot-member table:name="0.020602226257324" table:display="true" table:show-details="true"/>
                <table:data-pilot-member table:name="0.02060604095459" table:display="true" table:show-details="true"/>
                <table:data-pilot-member table:name="0.020609855651856" table:display="true" table:show-details="true"/>
                <table:data-pilot-member table:name="0.020612955093384" table:display="true" table:show-details="true"/>
                <table:data-pilot-member table:name="0.020615100860596" table:display="true" table:show-details="true"/>
                <table:data-pilot-member table:name="0.020615816116333" table:display="true" table:show-details="true"/>
                <table:data-pilot-member table:name="0.020617008209229" table:display="true" table:show-details="true"/>
                <table:data-pilot-member table:name="0.020618915557861" table:display="true" table:show-details="true"/>
                <table:data-pilot-member table:name="0.020619869232178" table:display="true" table:show-details="true"/>
                <table:data-pilot-member table:name="0.020620822906494" table:display="true" table:show-details="true"/>
                <table:data-pilot-member table:name="0.020622968673706" table:display="true" table:show-details="true"/>
                <table:data-pilot-member table:name="0.020629167556763" table:display="true" table:show-details="true"/>
                <table:data-pilot-member table:name="0.0206298828125" table:display="true" table:show-details="true"/>
                <table:data-pilot-member table:name="0.020632028579712" table:display="true" table:show-details="true"/>
                <table:data-pilot-member table:name="0.020640850067139" table:display="true" table:show-details="true"/>
                <table:data-pilot-member table:name="0.020641803741455" table:display="true" table:show-details="true"/>
                <table:data-pilot-member table:name="0.020642042160034" table:display="true" table:show-details="true"/>
                <table:data-pilot-member table:name="0.020644903182983" table:display="true" table:show-details="true"/>
                <table:data-pilot-member table:name="0.020648002624512" table:display="true" table:show-details="true"/>
                <table:data-pilot-member table:name="0.020648956298828" table:display="true" table:show-details="true"/>
                <table:data-pilot-member table:name="0.02065110206604" table:display="true" table:show-details="true"/>
                <table:data-pilot-member table:name="0.020653009414673" table:display="true" table:show-details="true"/>
                <table:data-pilot-member table:name="0.020654916763306" table:display="true" table:show-details="true"/>
                <table:data-pilot-member table:name="0.020655870437622" table:display="true" table:show-details="true"/>
                <table:data-pilot-member table:name="0.02065896987915" table:display="true" table:show-details="true"/>
                <table:data-pilot-member table:name="0.020660877227783" table:display="true" table:show-details="true"/>
                <table:data-pilot-member table:name="0.020663022994995" table:display="true" table:show-details="true"/>
                <table:data-pilot-member table:name="0.020663976669312" table:display="true" table:show-details="true"/>
                <table:data-pilot-member table:name="0.020666122436524" table:display="true" table:show-details="true"/>
                <table:data-pilot-member table:name="0.020668029785156" table:display="true" table:show-details="true"/>
                <table:data-pilot-member table:name="0.020670890808106" table:display="true" table:show-details="true"/>
                <table:data-pilot-member table:name="0.020671129226685" table:display="true" table:show-details="true"/>
                <table:data-pilot-member table:name="0.020672082901001" table:display="true" table:show-details="true"/>
                <table:data-pilot-member table:name="0.020672798156738" table:display="true" table:show-details="true"/>
                <table:data-pilot-member table:name="0.020673990249634" table:display="true" table:show-details="true"/>
                <table:data-pilot-member table:name="0.020684003829956" table:display="true" table:show-details="true"/>
                <table:data-pilot-member table:name="0.020684957504273" table:display="true" table:show-details="true"/>
                <table:data-pilot-member table:name="0.020691871643066" table:display="true" table:show-details="true"/>
                <table:data-pilot-member table:name="0.020692110061646" table:display="true" table:show-details="true"/>
                <table:data-pilot-member table:name="0.020695924758911" table:display="true" table:show-details="true"/>
                <table:data-pilot-member table:name="0.020699977874756" table:display="true" table:show-details="true"/>
                <table:data-pilot-member table:name="0.020701169967651" table:display="true" table:show-details="true"/>
                <table:data-pilot-member table:name="0.02070689201355" table:display="true" table:show-details="true"/>
                <table:data-pilot-member table:name="0.020709037780762" table:display="true" table:show-details="true"/>
                <table:data-pilot-member table:name="0.020711898803711" table:display="true" table:show-details="true"/>
                <table:data-pilot-member table:name="0.020717859268189" table:display="true" table:show-details="true"/>
                <table:data-pilot-member table:name="0.020718097686768" table:display="true" table:show-details="true"/>
                <table:data-pilot-member table:name="0.0207200050354" table:display="true" table:show-details="true"/>
                <table:data-pilot-member table:name="0.020723819732666" table:display="true" table:show-details="true"/>
                <table:data-pilot-member table:name="0.020725965499878" table:display="true" table:show-details="true"/>
                <table:data-pilot-member table:name="0.020730018615723" table:display="true" table:show-details="true"/>
                <table:data-pilot-member table:name="0.020732164382935" table:display="true" table:show-details="true"/>
                <table:data-pilot-member table:name="0.020732879638672" table:display="true" table:show-details="true"/>
                <table:data-pilot-member table:name="0.0207359790802" table:display="true" table:show-details="true"/>
                <table:data-pilot-member table:name="0.020737886428833" table:display="true" table:show-details="true"/>
                <table:data-pilot-member table:name="0.020739793777466" table:display="true" table:show-details="true"/>
                <table:data-pilot-member table:name="0.020740985870361" table:display="true" table:show-details="true"/>
                <table:data-pilot-member table:name="0.020743131637573" table:display="true" table:show-details="true"/>
                <table:data-pilot-member table:name="0.020746946334839" table:display="true" table:show-details="true"/>
                <table:data-pilot-member table:name="0.020750045776367" table:display="true" table:show-details="true"/>
                <table:data-pilot-member table:name="0.020751953125" table:display="true" table:show-details="true"/>
                <table:data-pilot-member table:name="0.020752906799316" table:display="true" table:show-details="true"/>
                <table:data-pilot-member table:name="0.020753145217896" table:display="true" table:show-details="true"/>
                <table:data-pilot-member table:name="0.020753860473633" table:display="true" table:show-details="true"/>
                <table:data-pilot-member table:name="0.020756959915161" table:display="true" table:show-details="true"/>
                <table:data-pilot-member table:name="0.020757913589478" table:display="true" table:show-details="true"/>
                <table:data-pilot-member table:name="0.020759105682373" table:display="true" table:show-details="true"/>
                <table:data-pilot-member table:name="0.02076005935669" table:display="true" table:show-details="true"/>
                <table:data-pilot-member table:name="0.020763874053955" table:display="true" table:show-details="true"/>
                <table:data-pilot-member table:name="0.020766973495483" table:display="true" table:show-details="true"/>
                <table:data-pilot-member table:name="0.020767211914063" table:display="true" table:show-details="true"/>
                <table:data-pilot-member table:name="0.0207679271698" table:display="true" table:show-details="true"/>
                <table:data-pilot-member table:name="0.020770072937012" table:display="true" table:show-details="true"/>
                <table:data-pilot-member table:name="0.020771980285645" table:display="true" table:show-details="true"/>
                <table:data-pilot-member table:name="0.020773887634277" table:display="true" table:show-details="true"/>
                <table:data-pilot-member table:name="0.020776033401489" table:display="true" table:show-details="true"/>
                <table:data-pilot-member table:name="0.020779132843018" table:display="true" table:show-details="true"/>
                <table:data-pilot-member table:name="0.020780086517334" table:display="true" table:show-details="true"/>
                <table:data-pilot-member table:name="0.02078104019165" table:display="true" table:show-details="true"/>
                <table:data-pilot-member table:name="0.020786046981812" table:display="true" table:show-details="true"/>
                <table:data-pilot-member table:name="0.020788192749024" table:display="true" table:show-details="true"/>
                <table:data-pilot-member table:name="0.020795106887817" table:display="true" table:show-details="true"/>
                <table:data-pilot-member table:name="0.02079701423645" table:display="true" table:show-details="true"/>
                <table:data-pilot-member table:name="0.020797967910767" table:display="true" table:show-details="true"/>
                <table:data-pilot-member table:name="0.0207998752594" table:display="true" table:show-details="true"/>
                <table:data-pilot-member table:name="0.020801067352295" table:display="true" table:show-details="true"/>
                <table:data-pilot-member table:name="0.020802021026611" table:display="true" table:show-details="true"/>
                <table:data-pilot-member table:name="0.020808935165405" table:display="true" table:show-details="true"/>
                <table:data-pilot-member table:name="0.020810842514038" table:display="true" table:show-details="true"/>
                <table:data-pilot-member table:name="0.020811796188355" table:display="true" table:show-details="true"/>
                <table:data-pilot-member table:name="0.02081298828125" table:display="true" table:show-details="true"/>
                <table:data-pilot-member table:name="0.020813941955566" table:display="true" table:show-details="true"/>
                <table:data-pilot-member table:name="0.020815849304199" table:display="true" table:show-details="true"/>
                <table:data-pilot-member table:name="0.020816802978516" table:display="true" table:show-details="true"/>
                <table:data-pilot-member table:name="0.020817995071411" table:display="true" table:show-details="true"/>
                <table:data-pilot-member table:name="0.020818948745728" table:display="true" table:show-details="true"/>
                <table:data-pilot-member table:name="0.020820140838623" table:display="true" table:show-details="true"/>
                <table:data-pilot-member table:name="0.020822048187256" table:display="true" table:show-details="true"/>
                <table:data-pilot-member table:name="0.020823001861572" table:display="true" table:show-details="true"/>
                <table:data-pilot-member table:name="0.020823955535889" table:display="true" table:show-details="true"/>
                <table:data-pilot-member table:name="0.020825147628784" table:display="true" table:show-details="true"/>
                <table:data-pilot-member table:name="0.020827054977417" table:display="true" table:show-details="true"/>
                <table:data-pilot-member table:name="0.020829916000366" table:display="true" table:show-details="true"/>
                <table:data-pilot-member table:name="0.02083420753479" table:display="true" table:show-details="true"/>
                <table:data-pilot-member table:name="0.020836114883423" table:display="true" table:show-details="true"/>
                <table:data-pilot-member table:name="0.02083683013916" table:display="true" table:show-details="true"/>
                <table:data-pilot-member table:name="0.020837068557739" table:display="true" table:show-details="true"/>
                <table:data-pilot-member table:name="0.020838975906372" table:display="true" table:show-details="true"/>
                <table:data-pilot-member table:name="0.020841121673584" table:display="true" table:show-details="true"/>
                <table:data-pilot-member table:name="0.020843982696533" table:display="true" table:show-details="true"/>
                <table:data-pilot-member table:name="0.020845174789429" table:display="true" table:show-details="true"/>
                <table:data-pilot-member table:name="0.020846128463745" table:display="true" table:show-details="true"/>
                <table:data-pilot-member table:name="0.020847082138062" table:display="true" table:show-details="true"/>
                <table:data-pilot-member table:name="0.020848989486694" table:display="true" table:show-details="true"/>
                <table:data-pilot-member table:name="0.020849943161011" table:display="true" table:show-details="true"/>
                <table:data-pilot-member table:name="0.020851135253906" table:display="true" table:show-details="true"/>
                <table:data-pilot-member table:name="0.020853042602539" table:display="true" table:show-details="true"/>
                <table:data-pilot-member table:name="0.020854949951172" table:display="true" table:show-details="true"/>
                <table:data-pilot-member table:name="0.020859003067017" table:display="true" table:show-details="true"/>
                <table:data-pilot-member table:name="0.020859956741333" table:display="true" table:show-details="true"/>
                <table:data-pilot-member table:name="0.020864009857178" table:display="true" table:show-details="true"/>
                <table:data-pilot-member table:name="0.020868062973023" table:display="true" table:show-details="true"/>
                <table:data-pilot-member table:name="0.020871877670288" table:display="true" table:show-details="true"/>
                <table:data-pilot-member table:name="0.020876884460449" table:display="true" table:show-details="true"/>
                <table:data-pilot-member table:name="0.020879030227661" table:display="true" table:show-details="true"/>
                <table:data-pilot-member table:name="0.020881175994873" table:display="true" table:show-details="true"/>
                <table:data-pilot-member table:name="0.02088189125061" table:display="true" table:show-details="true"/>
                <table:data-pilot-member table:name="0.020882844924927" table:display="true" table:show-details="true"/>
                <table:data-pilot-member table:name="0.020883083343506" table:display="true" table:show-details="true"/>
                <table:data-pilot-member table:name="0.020883798599243" table:display="true" table:show-details="true"/>
                <table:data-pilot-member table:name="0.020884037017822" table:display="true" table:show-details="true"/>
                <table:data-pilot-member table:name="0.020886898040772" table:display="true" table:show-details="true"/>
                <table:data-pilot-member table:name="0.0208899974823" table:display="true" table:show-details="true"/>
                <table:data-pilot-member table:name="0.02089786529541" table:display="true" table:show-details="true"/>
                <table:data-pilot-member table:name="0.020900011062622" table:display="true" table:show-details="true"/>
                <table:data-pilot-member table:name="0.020900964736939" table:display="true" table:show-details="true"/>
                <table:data-pilot-member table:name="0.020904064178467" table:display="true" table:show-details="true"/>
                <table:data-pilot-member table:name="0.020907163619995" table:display="true" table:show-details="true"/>
                <table:data-pilot-member table:name="0.020915985107422" table:display="true" table:show-details="true"/>
                <table:data-pilot-member table:name="0.020916938781738" table:display="true" table:show-details="true"/>
                <table:data-pilot-member table:name="0.020917177200317" table:display="true" table:show-details="true"/>
                <table:data-pilot-member table:name="0.020918130874634" table:display="true" table:show-details="true"/>
                <table:data-pilot-member table:name="0.020923137664795" table:display="true" table:show-details="true"/>
                <table:data-pilot-member table:name="0.020924091339111" table:display="true" table:show-details="true"/>
                <table:data-pilot-member table:name="0.020928144454956" table:display="true" table:show-details="true"/>
                <table:data-pilot-member table:name="0.020929098129273" table:display="true" table:show-details="true"/>
                <table:data-pilot-member table:name="0.020930051803589" table:display="true" table:show-details="true"/>
                <table:data-pilot-member table:name="0.020932912826538" table:display="true" table:show-details="true"/>
                <table:data-pilot-member table:name="0.020937919616699" table:display="true" table:show-details="true"/>
                <table:data-pilot-member table:name="0.020940065383911" table:display="true" table:show-details="true"/>
                <table:data-pilot-member table:name="0.020941972732544" table:display="true" table:show-details="true"/>
                <table:data-pilot-member table:name="0.02094292640686" table:display="true" table:show-details="true"/>
                <table:data-pilot-member table:name="0.020946025848389" table:display="true" table:show-details="true"/>
                <table:data-pilot-member table:name="0.020946979522705" table:display="true" table:show-details="true"/>
                <table:data-pilot-member table:name="0.02095103263855" table:display="true" table:show-details="true"/>
                <table:data-pilot-member table:name="0.020954132080078" table:display="true" table:show-details="true"/>
                <table:data-pilot-member table:name="0.020959138870239" table:display="true" table:show-details="true"/>
                <table:data-pilot-member table:name="0.020959854125977" table:display="true" table:show-details="true"/>
                <table:data-pilot-member table:name="0.020963907241821" table:display="true" table:show-details="true"/>
                <table:data-pilot-member table:name="0.020969867706299" table:display="true" table:show-details="true"/>
                <table:data-pilot-member table:name="0.020971059799194" table:display="true" table:show-details="true"/>
                <table:data-pilot-member table:name="0.020972013473511" table:display="true" table:show-details="true"/>
                <table:data-pilot-member table:name="0.020977020263672" table:display="true" table:show-details="true"/>
                <table:data-pilot-member table:name="0.020977973937988" table:display="true" table:show-details="true"/>
                <table:data-pilot-member table:name="0.02098298072815" table:display="true" table:show-details="true"/>
                <table:data-pilot-member table:name="0.020992040634155" table:display="true" table:show-details="true"/>
                <table:data-pilot-member table:name="0.020992994308472" table:display="true" table:show-details="true"/>
                <table:data-pilot-member table:name="0.020993947982788" table:display="true" table:show-details="true"/>
                <table:data-pilot-member table:name="0.020995140075684" table:display="true" table:show-details="true"/>
                <table:data-pilot-member table:name="0.020998954772949" table:display="true" table:show-details="true"/>
                <table:data-pilot-member table:name="0.021000146865845" table:display="true" table:show-details="true"/>
                <table:data-pilot-member table:name="0.021002054214478" table:display="true" table:show-details="true"/>
                <table:data-pilot-member table:name="0.021003007888794" table:display="true" table:show-details="true"/>
                <table:data-pilot-member table:name="0.021004915237427" table:display="true" table:show-details="true"/>
                <table:data-pilot-member table:name="0.021005868911743" table:display="true" table:show-details="true"/>
                <table:data-pilot-member table:name="0.021009922027588" table:display="true" table:show-details="true"/>
                <table:data-pilot-member table:name="0.021010160446167" table:display="true" table:show-details="true"/>
                <table:data-pilot-member table:name="0.021013975143433" table:display="true" table:show-details="true"/>
                <table:data-pilot-member table:name="0.021015882492066" table:display="true" table:show-details="true"/>
                <table:data-pilot-member table:name="0.021022081375122" table:display="true" table:show-details="true"/>
                <table:data-pilot-member table:name="0.021023035049439" table:display="true" table:show-details="true"/>
                <table:data-pilot-member table:name="0.021025896072388" table:display="true" table:show-details="true"/>
                <table:data-pilot-member table:name="0.021029949188233" table:display="true" table:show-details="true"/>
                <table:data-pilot-member table:name="0.021039962768555" table:display="true" table:show-details="true"/>
                <table:data-pilot-member table:name="0.021040916442871" table:display="true" table:show-details="true"/>
                <table:data-pilot-member table:name="0.021042823791504" table:display="true" table:show-details="true"/>
                <table:data-pilot-member table:name="0.021046161651611" table:display="true" table:show-details="true"/>
                <table:data-pilot-member table:name="0.021052122116089" table:display="true" table:show-details="true"/>
                <table:data-pilot-member table:name="0.021059989929199" table:display="true" table:show-details="true"/>
                <table:data-pilot-member table:name="0.021062135696411" table:display="true" table:show-details="true"/>
                <table:data-pilot-member table:name="0.021065950393677" table:display="true" table:show-details="true"/>
                <table:data-pilot-member table:name="0.02107310295105" table:display="true" table:show-details="true"/>
                <table:data-pilot-member table:name="0.021076917648316" table:display="true" table:show-details="true"/>
                <table:data-pilot-member table:name="0.021079063415527" table:display="true" table:show-details="true"/>
                <table:data-pilot-member table:name="0.02108097076416" table:display="true" table:show-details="true"/>
                <table:data-pilot-member table:name="0.021081924438477" table:display="true" table:show-details="true"/>
                <table:data-pilot-member table:name="0.021087884902954" table:display="true" table:show-details="true"/>
                <table:data-pilot-member table:name="0.021088123321533" table:display="true" table:show-details="true"/>
                <table:data-pilot-member table:name="0.021090030670166" table:display="true" table:show-details="true"/>
                <table:data-pilot-member table:name="0.021093130111694" table:display="true" table:show-details="true"/>
                <table:data-pilot-member table:name="0.02109694480896" table:display="true" table:show-details="true"/>
                <table:data-pilot-member table:name="0.021097898483276" table:display="true" table:show-details="true"/>
                <table:data-pilot-member table:name="0.021100044250488" table:display="true" table:show-details="true"/>
                <table:data-pilot-member table:name="0.021100997924805" table:display="true" table:show-details="true"/>
                <table:data-pilot-member table:name="0.02110505104065" table:display="true" table:show-details="true"/>
                <table:data-pilot-member table:name="0.021107912063599" table:display="true" table:show-details="true"/>
                <table:data-pilot-member table:name="0.021114110946655" table:display="true" table:show-details="true"/>
                <table:data-pilot-member table:name="0.021116018295288" table:display="true" table:show-details="true"/>
                <table:data-pilot-member table:name="0.021123886108399" table:display="true" table:show-details="true"/>
                <table:data-pilot-member table:name="0.021124124526978" table:display="true" table:show-details="true"/>
                <table:data-pilot-member table:name="0.021131038665772" table:display="true" table:show-details="true"/>
                <table:data-pilot-member table:name="0.021136045455933" table:display="true" table:show-details="true"/>
                <table:data-pilot-member table:name="0.021147966384888" table:display="true" table:show-details="true"/>
                <table:data-pilot-member table:name="0.021153926849365" table:display="true" table:show-details="true"/>
                <table:data-pilot-member table:name="0.021155118942261" table:display="true" table:show-details="true"/>
                <table:data-pilot-member table:name="0.021156072616577" table:display="true" table:show-details="true"/>
                <table:data-pilot-member table:name="0.02115797996521" table:display="true" table:show-details="true"/>
                <table:data-pilot-member table:name="0.021158933639526" table:display="true" table:show-details="true"/>
                <table:data-pilot-member table:name="0.021164894104004" table:display="true" table:show-details="true"/>
                <table:data-pilot-member table:name="0.021167039871216" table:display="true" table:show-details="true"/>
                <table:data-pilot-member table:name="0.021168947219849" table:display="true" table:show-details="true"/>
                <table:data-pilot-member table:name="0.021170854568482" table:display="true" table:show-details="true"/>
                <table:data-pilot-member table:name="0.021183013916016" table:display="true" table:show-details="true"/>
                <table:data-pilot-member table:name="0.021186113357544" table:display="true" table:show-details="true"/>
                <table:data-pilot-member table:name="0.02118706703186" table:display="true" table:show-details="true"/>
                <table:data-pilot-member table:name="0.021188020706177" table:display="true" table:show-details="true"/>
                <table:data-pilot-member table:name="0.021188974380493" table:display="true" table:show-details="true"/>
                <table:data-pilot-member table:name="0.021191835403442" table:display="true" table:show-details="true"/>
                <table:data-pilot-member table:name="0.021197080612183" table:display="true" table:show-details="true"/>
                <table:data-pilot-member table:name="0.021199941635132" table:display="true" table:show-details="true"/>
                <table:data-pilot-member table:name="0.021202087402344" table:display="true" table:show-details="true"/>
                <table:data-pilot-member table:name="0.02120304107666" table:display="true" table:show-details="true"/>
                <table:data-pilot-member table:name="0.021203994750977" table:display="true" table:show-details="true"/>
                <table:data-pilot-member table:name="0.021206140518189" table:display="true" table:show-details="true"/>
                <table:data-pilot-member table:name="0.021206855773926" table:display="true" table:show-details="true"/>
                <table:data-pilot-member table:name="0.021209001541138" table:display="true" table:show-details="true"/>
                <table:data-pilot-member table:name="0.021209955215454" table:display="true" table:show-details="true"/>
                <table:data-pilot-member table:name="0.021219968795776" table:display="true" table:show-details="true"/>
                <table:data-pilot-member table:name="0.021235942840576" table:display="true" table:show-details="true"/>
                <table:data-pilot-member table:name="0.021236181259155" table:display="true" table:show-details="true"/>
                <table:data-pilot-member table:name="0.021239995956421" table:display="true" table:show-details="true"/>
                <table:data-pilot-member table:name="0.021240949630737" table:display="true" table:show-details="true"/>
                <table:data-pilot-member table:name="0.021245956420899" table:display="true" table:show-details="true"/>
                <table:data-pilot-member table:name="0.021259069442749" table:display="true" table:show-details="true"/>
                <table:data-pilot-member table:name="0.021265029907227" table:display="true" table:show-details="true"/>
                <table:data-pilot-member table:name="0.021270990371704" table:display="true" table:show-details="true"/>
                <table:data-pilot-member table:name="0.021275043487549" table:display="true" table:show-details="true"/>
                <table:data-pilot-member table:name="0.02128005027771" table:display="true" table:show-details="true"/>
                <table:data-pilot-member table:name="0.021281957626343" table:display="true" table:show-details="true"/>
                <table:data-pilot-member table:name="0.021285057067871" table:display="true" table:show-details="true"/>
                <table:data-pilot-member table:name="0.02130913734436" table:display="true" table:show-details="true"/>
                <table:data-pilot-member table:name="0.021317958831787" table:display="true" table:show-details="true"/>
                <table:data-pilot-member table:name="0.021321773529053" table:display="true" table:show-details="true"/>
                <table:data-pilot-member table:name="0.021322011947632" table:display="true" table:show-details="true"/>
                <table:data-pilot-member table:name="0.021332979202271" table:display="true" table:show-details="true"/>
                <table:data-pilot-member table:name="0.021351099014282" table:display="true" table:show-details="true"/>
                <table:data-pilot-member table:name="0.021352052688599" table:display="true" table:show-details="true"/>
                <table:data-pilot-member table:name="0.021356821060181" table:display="true" table:show-details="true"/>
                <table:data-pilot-member table:name="0.021361112594605" table:display="true" table:show-details="true"/>
                <table:data-pilot-member table:name="0.021363019943237" table:display="true" table:show-details="true"/>
                <table:data-pilot-member table:name="0.021372079849243" table:display="true" table:show-details="true"/>
                <table:data-pilot-member table:name="0.021374940872192" table:display="true" table:show-details="true"/>
                <table:data-pilot-member table:name="0.021375894546509" table:display="true" table:show-details="true"/>
                <table:data-pilot-member table:name="0.021380186080933" table:display="true" table:show-details="true"/>
                <table:data-pilot-member table:name="0.021382093429566" table:display="true" table:show-details="true"/>
                <table:data-pilot-member table:name="0.021398782730103" table:display="true" table:show-details="true"/>
                <table:data-pilot-member table:name="0.021401882171631" table:display="true" table:show-details="true"/>
                <table:data-pilot-member table:name="0.021405935287476" table:display="true" table:show-details="true"/>
                <table:data-pilot-member table:name="0.021414041519165" table:display="true" table:show-details="true"/>
                <table:data-pilot-member table:name="0.021415948867798" table:display="true" table:show-details="true"/>
                <table:data-pilot-member table:name="0.021424055099487" table:display="true" table:show-details="true"/>
                <table:data-pilot-member table:name="0.021439075469971" table:display="true" table:show-details="true"/>
                <table:data-pilot-member table:name="0.02144193649292" table:display="true" table:show-details="true"/>
                <table:data-pilot-member table:name="0.021458148956299" table:display="true" table:show-details="true"/>
                <table:data-pilot-member table:name="0.021461009979248" table:display="true" table:show-details="true"/>
                <table:data-pilot-member table:name="0.02147102355957" table:display="true" table:show-details="true"/>
                <table:data-pilot-member table:name="0.021475076675415" table:display="true" table:show-details="true"/>
                <table:data-pilot-member table:name="0.021496057510376" table:display="true" table:show-details="true"/>
                <table:data-pilot-member table:name="0.021502017974854" table:display="true" table:show-details="true"/>
                <table:data-pilot-member table:name="0.021504878997803" table:display="true" table:show-details="true"/>
                <table:data-pilot-member table:name="0.021519184112549" table:display="true" table:show-details="true"/>
                <table:data-pilot-member table:name="0.021538972854614" table:display="true" table:show-details="true"/>
                <table:data-pilot-member table:name="0.021552085876465" table:display="true" table:show-details="true"/>
                <table:data-pilot-member table:name="0.021557092666626" table:display="true" table:show-details="true"/>
                <table:data-pilot-member table:name="0.021563053131104" table:display="true" table:show-details="true"/>
                <table:data-pilot-member table:name="0.021568775177002" table:display="true" table:show-details="true"/>
                <table:data-pilot-member table:name="0.021569013595581" table:display="true" table:show-details="true"/>
                <table:data-pilot-member table:name="0.021577835083008" table:display="true" table:show-details="true"/>
                <table:data-pilot-member table:name="0.021580934524536" table:display="true" table:show-details="true"/>
                <table:data-pilot-member table:name="0.021584033966065" table:display="true" table:show-details="true"/>
                <table:data-pilot-member table:name="0.02160120010376" table:display="true" table:show-details="true"/>
                <table:data-pilot-member table:name="0.021615028381348" table:display="true" table:show-details="true"/>
                <table:data-pilot-member table:name="0.021616935729981" table:display="true" table:show-details="true"/>
                <table:data-pilot-member table:name="0.021634817123413" table:display="true" table:show-details="true"/>
                <table:data-pilot-member table:name="0.021647930145264" table:display="true" table:show-details="true"/>
                <table:data-pilot-member table:name="0.021651983261108" table:display="true" table:show-details="true"/>
                <table:data-pilot-member table:name="0.021656036376953" table:display="true" table:show-details="true"/>
                <table:data-pilot-member table:name="0.021691083908081" table:display="true" table:show-details="true"/>
                <table:data-pilot-member table:name="0.021694898605347" table:display="true" table:show-details="true"/>
                <table:data-pilot-member table:name="0.021697044372559" table:display="true" table:show-details="true"/>
                <table:data-pilot-member table:name="0.021705865859985" table:display="true" table:show-details="true"/>
                <table:data-pilot-member table:name="0.021734952926636" table:display="true" table:show-details="true"/>
                <table:data-pilot-member table:name="0.021748065948486" table:display="true" table:show-details="true"/>
                <table:data-pilot-member table:name="0.02176308631897" table:display="true" table:show-details="true"/>
                <table:data-pilot-member table:name="0.021764993667603" table:display="true" table:show-details="true"/>
                <table:data-pilot-member table:name="0.021784067153931" table:display="true" table:show-details="true"/>
                <table:data-pilot-member table:name="0.021787166595459" table:display="true" table:show-details="true"/>
                <table:data-pilot-member table:name="0.021789073944092" table:display="true" table:show-details="true"/>
                <table:data-pilot-member table:name="0.021793127059937" table:display="true" table:show-details="true"/>
                <table:data-pilot-member table:name="0.021800994873047" table:display="true" table:show-details="true"/>
                <table:data-pilot-member table:name="0.021819114685059" table:display="true" table:show-details="true"/>
                <table:data-pilot-member table:name="0.021833896636963" table:display="true" table:show-details="true"/>
                <table:data-pilot-member table:name="0.021842002868652" table:display="true" table:show-details="true"/>
                <table:data-pilot-member table:name="0.021844148635864" table:display="true" table:show-details="true"/>
                <table:data-pilot-member table:name="0.021865844726563" table:display="true" table:show-details="true"/>
                <table:data-pilot-member table:name="0.02187705039978" table:display="true" table:show-details="true"/>
                <table:data-pilot-member table:name="0.021899938583374" table:display="true" table:show-details="true"/>
                <table:data-pilot-member table:name="0.021914005279541" table:display="true" table:show-details="true"/>
                <table:data-pilot-member table:name="0.021923065185547" table:display="true" table:show-details="true"/>
                <table:data-pilot-member table:name="0.021963119506836" table:display="true" table:show-details="true"/>
                <table:data-pilot-member table:name="0.021964073181152" table:display="true" table:show-details="true"/>
                <table:data-pilot-member table:name="0.021966934204102" table:display="true" table:show-details="true"/>
                <table:data-pilot-member table:name="0.022006034851074" table:display="true" table:show-details="true"/>
                <table:data-pilot-member table:name="0.022052049636841" table:display="true" table:show-details="true"/>
                <table:data-pilot-member table:name="0.022058010101318" table:display="true" table:show-details="true"/>
                <table:data-pilot-member table:name="0.022065877914429" table:display="true" table:show-details="true"/>
                <table:data-pilot-member table:name="0.02208685874939" table:display="true" table:show-details="true"/>
                <table:data-pilot-member table:name="0.022090911865234" table:display="true" table:show-details="true"/>
                <table:data-pilot-member table:name="0.022098064422608" table:display="true" table:show-details="true"/>
                <table:data-pilot-member table:name="0.022102117538452" table:display="true" table:show-details="true"/>
                <table:data-pilot-member table:name="0.022119998931885" table:display="true" table:show-details="true"/>
                <table:data-pilot-member table:name="0.022165060043335" table:display="true" table:show-details="true"/>
                <table:data-pilot-member table:name="0.022166967391968" table:display="true" table:show-details="true"/>
                <table:data-pilot-member table:name="0.022179126739502" table:display="true" table:show-details="true"/>
                <table:data-pilot-member table:name="0.022186994552612" table:display="true" table:show-details="true"/>
                <table:data-pilot-member table:name="0.022197961807251" table:display="true" table:show-details="true"/>
                <table:data-pilot-member table:name="0.022225141525269" table:display="true" table:show-details="true"/>
                <table:data-pilot-member table:name="0.022228002548218" table:display="true" table:show-details="true"/>
                <table:data-pilot-member table:name="0.022238969802857" table:display="true" table:show-details="true"/>
                <table:data-pilot-member table:name="0.022241830825806" table:display="true" table:show-details="true"/>
                <table:data-pilot-member table:name="0.022250175476074" table:display="true" table:show-details="true"/>
                <table:data-pilot-member table:name="0.022284984588623" table:display="true" table:show-details="true"/>
                <table:data-pilot-member table:name="0.02229905128479" table:display="true" table:show-details="true"/>
                <table:data-pilot-member table:name="0.022317886352539" table:display="true" table:show-details="true"/>
                <table:data-pilot-member table:name="0.022335052490234" table:display="true" table:show-details="true"/>
                <table:data-pilot-member table:name="0.022337913513184" table:display="true" table:show-details="true"/>
                <table:data-pilot-member table:name="0.022345066070557" table:display="true" table:show-details="true"/>
                <table:data-pilot-member table:name="0.022368907928467" table:display="true" table:show-details="true"/>
                <table:data-pilot-member table:name="0.022396087646484" table:display="true" table:show-details="true"/>
                <table:data-pilot-member table:name="0.022413969039917" table:display="true" table:show-details="true"/>
                <table:data-pilot-member table:name="0.02243709564209" table:display="true" table:show-details="true"/>
                <table:data-pilot-member table:name="0.022439002990723" table:display="true" table:show-details="true"/>
                <table:data-pilot-member table:name="0.02248215675354" table:display="true" table:show-details="true"/>
                <table:data-pilot-member table:name="0.022483110427857" table:display="true" table:show-details="true"/>
                <table:data-pilot-member table:name="0.02249002456665" table:display="true" table:show-details="true"/>
                <table:data-pilot-member table:name="0.022504806518555" table:display="true" table:show-details="true"/>
                <table:data-pilot-member table:name="0.022557020187378" table:display="true" table:show-details="true"/>
                <table:data-pilot-member table:name="0.02256178855896" table:display="true" table:show-details="true"/>
                <table:data-pilot-member table:name="0.022563934326172" table:display="true" table:show-details="true"/>
                <table:data-pilot-member table:name="0.022588968276978" table:display="true" table:show-details="true"/>
                <table:data-pilot-member table:name="0.022637128829956" table:display="true" table:show-details="true"/>
                <table:data-pilot-member table:name="0.022637844085693" table:display="true" table:show-details="true"/>
                <table:data-pilot-member table:name="0.022710084915161" table:display="true" table:show-details="true"/>
                <table:data-pilot-member table:name="0.022770881652832" table:display="true" table:show-details="true"/>
                <table:data-pilot-member table:name="0.022791862487793" table:display="true" table:show-details="true"/>
                <table:data-pilot-member table:name="0.022850036621094" table:display="true" table:show-details="true"/>
                <table:data-pilot-member table:name="0.022854089736939" table:display="true" table:show-details="true"/>
                <table:data-pilot-member table:name="0.022866010665894" table:display="true" table:show-details="true"/>
                <table:data-pilot-member table:name="0.02288293838501" table:display="true" table:show-details="true"/>
                <table:data-pilot-member table:name="0.022923946380615" table:display="true" table:show-details="true"/>
                <table:data-pilot-member table:name="0.022958040237427" table:display="true" table:show-details="true"/>
                <table:data-pilot-member table:name="0.023054122924805" table:display="true" table:show-details="true"/>
                <table:data-pilot-member table:name="0.023062944412232" table:display="true" table:show-details="true"/>
                <table:data-pilot-member table:name="0.023106813430786" table:display="true" table:show-details="true"/>
                <table:data-pilot-member table:name="0.023139953613281" table:display="true" table:show-details="true"/>
                <table:data-pilot-member table:name="0.023199796676636" table:display="true" table:show-details="true"/>
                <table:data-pilot-member table:name="0.023335933685303" table:display="true" table:show-details="true"/>
                <table:data-pilot-member table:name="0.023365020751953" table:display="true" table:show-details="true"/>
                <table:data-pilot-member table:name="0.023535966873169" table:display="true" table:show-details="true"/>
                <table:data-pilot-member table:name="0.023615121841431" table:display="true" table:show-details="true"/>
                <table:data-pilot-member table:name="0.023625135421753" table:display="true" table:show-details="true"/>
                <table:data-pilot-member table:name="0.02363395690918" table:display="true" table:show-details="true"/>
                <table:data-pilot-member table:name="0.023691892623901" table:display="true" table:show-details="true"/>
                <table:data-pilot-member table:name="0.02373480796814" table:display="true" table:show-details="true"/>
                <table:data-pilot-member table:name="0.02374005317688" table:display="true" table:show-details="true"/>
                <table:data-pilot-member table:name="0.023753881454468" table:display="true" table:show-details="true"/>
                <table:data-pilot-member table:name="0.023982048034668" table:display="true" table:show-details="true"/>
                <table:data-pilot-member table:name="0.024167060852051" table:display="true" table:show-details="true"/>
                <table:data-pilot-member table:name="0.024197816848755" table:display="true" table:show-details="true"/>
                <table:data-pilot-member table:name="0.024451971054077" table:display="true" table:show-details="true"/>
                <table:data-pilot-member table:name="0.024599075317383" table:display="true" table:show-details="true"/>
                <table:data-pilot-member table:name="0.025146961212158" table:display="true" table:show-details="true"/>
                <table:data-pilot-member table:name="0.025207042694092" table:display="true" table:show-details="true"/>
                <table:data-pilot-member table:name="0.025228023529053" table:display="true" table:show-details="true"/>
                <table:data-pilot-member table:name="0.02562689781189" table:display="true" table:show-details="true"/>
                <table:data-pilot-member table:name="0.02631402015686" table:display="true" table:show-details="true"/>
                <table:data-pilot-member table:name="0.026965856552124" table:display="true" table:show-details="true"/>
                <table:data-pilot-member table:name="0.027393102645874" table:display="true" table:show-details="true"/>
                <table:data-pilot-member table:name="0.027760982513428" table:display="true" table:show-details="true"/>
                <table:data-pilot-member table:name="0.027804851531983" table:display="true" table:show-details="true"/>
                <table:data-pilot-member table:name="0.028140068054199" table:display="true" table:show-details="true"/>
                <table:data-pilot-member table:name="0.029068946838379" table:display="true" table:show-details="true"/>
                <table:data-pilot-member table:name="0.029228925704956" table:display="true" table:show-details="true"/>
                <table:data-pilot-member table:name="0.030399084091187" table:display="true" table:show-details="true"/>
                <table:data-pilot-member table:name="0.034723997116089" table:display="true" table:show-details="true"/>
                <table:data-pilot-member table:name="0.036831140518189" table:display="true" table:show-details="true"/>
                <table:data-pilot-member table:name="0.0472378730773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3T21:29:04.939242648</dc:date>
    <meta:editing-duration>PT6M5S</meta:editing-duration>
    <meta:editing-cycles>1</meta:editing-cycles>
    <meta:document-statistic meta:table-count="2" meta:cell-count="10489" meta:object-count="2"/>
    <meta:generator>LibreOffice/7.1.5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43cm" svg:y="3.703cm" style:legend-expansion="high" chart:style-name="ch2"/>
        <chart:plot-area chart:style-name="ch3" table:cell-range-address="Sheet2.A2:Sheet2.AH3 Sheet2.A5:Sheet2.AH5 Sheet2.A7:Sheet2.AH7" chart:data-source-has-labels="both" svg:x="0.32cm" svg:y="0.18cm" svg:width="10.603cm" svg:height="8.64cm">
          <chart:coordinate-region svg:x="0.941cm" svg:y="0.379cm" svg:width="9.982cm" svg:height="7.649cm"/>
          <chart:axis chart:dimension="x" chart:name="primary-x" chart:style-name="ch4" chartooo:axis-type="auto">
            <chartooo:date-scale/>
            <chart:categories table:cell-range-address="Sheet2.C2:Sheet2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3:Sheet2.AH3" chart:label-cell-address="Sheet2.A3:Sheet2.B3" chart:class="chart:line">
            <chart:data-point chart:repeated="32"/>
          </chart:series>
          <chart:series chart:style-name="ch7" chart:values-cell-range-address="Sheet2.C5:Sheet2.AH5" chart:label-cell-address="Sheet2.A5:Sheet2.B5" chart:class="chart:line">
            <chart:data-point chart:repeated="32"/>
          </chart:series>
          <chart:series chart:style-name="ch8" chart:values-cell-range-address="Sheet2.C7:Sheet2.AH7" chart:label-cell-address="Sheet2.A7:Sheet2.B7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2:Sheet2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Count - server</text:p>
                <text:list>
                  <text:list-item>
                    <text:p>server1</text:p>
                  </text:list-item>
                  <text:list-item>
                    <text:p>Count - server</text:p>
                  </text:list-item>
                </text:list>
                <draw:g>
                  <svg:desc>Sheet2.A3:Sheet2.B3</svg:desc>
                </draw:g>
              </table:table-cell>
              <table:table-cell office:value-type="float" office:value="32">
                <text:p>32</text:p>
                <draw:g>
                  <svg:desc>Sheet2.C3:Sheet2.AH3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erver2 Count - server</text:p>
                <text:list>
                  <text:list-item>
                    <text:p>server2</text:p>
                  </text:list-item>
                  <text:list-item>
                    <text:p>Count - server</text:p>
                  </text:list-item>
                </text:list>
                <draw:g>
                  <svg:desc>Sheet2.A5:Sheet2.B5</svg:desc>
                </draw:g>
              </table:table-cell>
              <table:table-cell office:value-type="float" office:value="32">
                <text:p>32</text:p>
                <draw:g>
                  <svg:desc>Sheet2.C5:Sheet2.AH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otal Count - server</text:p>
                <text:list>
                  <text:list-item>
                    <text:p>Total Count - server</text:p>
                  </text:list-item>
                  <text:list-item>
                    <text:p/>
                  </text:list-item>
                </text:list>
                <draw:g>
                  <svg:desc>Sheet2.A7:Sheet2.B7</svg:desc>
                </draw:g>
              </table:table-cell>
              <table:table-cell office:value-type="float" office:value="64">
                <text:p>64</text:p>
                <draw:g>
                  <svg:desc>Sheet2.C7:Sheet2.AH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34cm" svg:y="3.703cm" style:legend-expansion="high" chart:style-name="ch2"/>
        <chart:plot-area chart:style-name="ch3" table:cell-range-address="Sheet2.C2:Sheet2.AH2 Sheet2.A4:Sheet2.AH4 Sheet2.A6:Sheet2.AH6 Sheet2.A8:Sheet2.AH8" chart:data-source-has-labels="both" svg:x="0.32cm" svg:y="0.18cm" svg:width="9.994cm" svg:height="8.64cm">
          <chart:coordinate-region svg:x="1.418cm" svg:y="0.379cm" svg:width="8.896cm" svg:height="7.649cm"/>
          <chart:axis chart:dimension="x" chart:name="primary-x" chart:style-name="ch4" chartooo:axis-type="auto">
            <chartooo:date-scale/>
            <chart:categories table:cell-range-address="Sheet2.C2:Sheet2.AH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AH4" chart:label-cell-address="Sheet2.A4:Sheet2.B4" chart:class="chart:line">
            <chart:data-point chart:repeated="32"/>
          </chart:series>
          <chart:series chart:style-name="ch7" chart:values-cell-range-address="Sheet2.C6:Sheet2.AH6" chart:label-cell-address="Sheet2.A6:Sheet2.B6" chart:class="chart:line">
            <chart:data-point chart:repeated="32"/>
          </chart:series>
          <chart:series chart:style-name="ch8" chart:values-cell-range-address="Sheet2.C8:Sheet2.AH8" chart:label-cell-address="Sheet2.A8:Sheet2.B8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2:Sheet2.A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server1 Average - elapsed</text:p>
                <text:list>
                  <text:list-item>
                    <text:p>server1</text:p>
                  </text:list-item>
                  <text:list-item>
                    <text:p>Average - elapsed</text:p>
                  </text:list-item>
                </text:list>
                <draw:g>
                  <svg:desc>Sheet2.A4:Sheet2.B4</svg:desc>
                </draw:g>
              </table:table-cell>
              <table:table-cell office:value-type="float" office:value="0.0136262774467468">
                <text:p>0.0136262774467468</text:p>
                <draw:g>
                  <svg:desc>Sheet2.C4:Sheet2.AH4</svg:desc>
                </draw:g>
              </table:table-cell>
              <table:table-cell office:value-type="float" office:value="0.0127854123711586">
                <text:p>0.0127854123711586</text:p>
              </table:table-cell>
              <table:table-cell office:value-type="float" office:value="0.0139231160283089">
                <text:p>0.0139231160283089</text:p>
              </table:table-cell>
              <table:table-cell office:value-type="float" office:value="0.0130431577563286">
                <text:p>0.0130431577563286</text:p>
              </table:table-cell>
              <table:table-cell office:value-type="float" office:value="0.0125784799456596">
                <text:p>0.0125784799456596</text:p>
              </table:table-cell>
              <table:table-cell office:value-type="float" office:value="0.012654535472393">
                <text:p>0.012654535472393</text:p>
              </table:table-cell>
              <table:table-cell office:value-type="float" office:value="0.0124740526080132">
                <text:p>0.0124740526080132</text:p>
              </table:table-cell>
              <table:table-cell office:value-type="float" office:value="0.0131156742572784">
                <text:p>0.0131156742572784</text:p>
              </table:table-cell>
              <table:table-cell office:value-type="float" office:value="0.0125074535608292">
                <text:p>0.0125074535608292</text:p>
              </table:table-cell>
              <table:table-cell office:value-type="float" office:value="0.0136455446481705">
                <text:p>0.0136455446481705</text:p>
              </table:table-cell>
              <table:table-cell office:value-type="float" office:value="0.0131369233131409">
                <text:p>0.0131369233131409</text:p>
              </table:table-cell>
              <table:table-cell office:value-type="float" office:value="0.0126691535115242">
                <text:p>0.0126691535115242</text:p>
              </table:table-cell>
              <table:table-cell office:value-type="float" office:value="0.0131347998976707">
                <text:p>0.0131347998976707</text:p>
              </table:table-cell>
              <table:table-cell office:value-type="float" office:value="0.0122875571250916">
                <text:p>0.0122875571250916</text:p>
              </table:table-cell>
              <table:table-cell office:value-type="float" office:value="0.0125568211078644">
                <text:p>0.0125568211078644</text:p>
              </table:table-cell>
              <table:table-cell office:value-type="float" office:value="0.0125460401177406">
                <text:p>0.0125460401177406</text:p>
              </table:table-cell>
              <table:table-cell office:value-type="float" office:value="0.012964129447937">
                <text:p>0.012964129447937</text:p>
              </table:table-cell>
              <table:table-cell office:value-type="float" office:value="0.014310747385025">
                <text:p>0.014310747385025</text:p>
              </table:table-cell>
              <table:table-cell office:value-type="float" office:value="0.0123366639018059">
                <text:p>0.0123366639018059</text:p>
              </table:table-cell>
              <table:table-cell office:value-type="float" office:value="0.0130320489406586">
                <text:p>0.0130320489406586</text:p>
              </table:table-cell>
              <table:table-cell office:value-type="float" office:value="0.0136364474892616">
                <text:p>0.0136364474892616</text:p>
              </table:table-cell>
              <table:table-cell office:value-type="float" office:value="0.0134988203644753">
                <text:p>0.0134988203644753</text:p>
              </table:table-cell>
              <table:table-cell office:value-type="float" office:value="0.0127833262085915">
                <text:p>0.0127833262085915</text:p>
              </table:table-cell>
              <table:table-cell office:value-type="float" office:value="0.0128055959939957">
                <text:p>0.0128055959939957</text:p>
              </table:table-cell>
              <table:table-cell office:value-type="float" office:value="0.0130368620157242">
                <text:p>0.0130368620157242</text:p>
              </table:table-cell>
              <table:table-cell office:value-type="float" office:value="0.0126394703984261">
                <text:p>0.0126394703984261</text:p>
              </table:table-cell>
              <table:table-cell office:value-type="float" office:value="0.0127947404980659">
                <text:p>0.0127947404980659</text:p>
              </table:table-cell>
              <table:table-cell office:value-type="float" office:value="0.014410637319088">
                <text:p>0.014410637319088</text:p>
              </table:table-cell>
              <table:table-cell office:value-type="float" office:value="0.0135271325707436">
                <text:p>0.0135271325707436</text:p>
              </table:table-cell>
              <table:table-cell office:value-type="float" office:value="0.0133351162075996">
                <text:p>0.0133351162075996</text:p>
              </table:table-cell>
              <table:table-cell office:value-type="float" office:value="0.012758195400238">
                <text:p>0.012758195400238</text:p>
              </table:table-cell>
              <table:table-cell office:value-type="float" office:value="0.0140963643789291">
                <text:p>0.0140963643789291</text:p>
              </table:table-cell>
            </table:table-row>
            <table:table-row>
              <table:table-cell office:value-type="string">
                <text:p>server2 Average - elapsed</text:p>
                <text:list>
                  <text:list-item>
                    <text:p>server2</text:p>
                  </text:list-item>
                  <text:list-item>
                    <text:p>Average - elapsed</text:p>
                  </text:list-item>
                </text:list>
                <draw:g>
                  <svg:desc>Sheet2.A6:Sheet2.B6</svg:desc>
                </draw:g>
              </table:table-cell>
              <table:table-cell office:value-type="float" office:value="0.0126437246799469">
                <text:p>0.0126437246799469</text:p>
                <draw:g>
                  <svg:desc>Sheet2.C6:Sheet2.AH6</svg:desc>
                </draw:g>
              </table:table-cell>
              <table:table-cell office:value-type="float" office:value="0.0206558257341385">
                <text:p>0.0206558257341385</text:p>
              </table:table-cell>
              <table:table-cell office:value-type="float" office:value="0.020389698445797">
                <text:p>0.020389698445797</text:p>
              </table:table-cell>
              <table:table-cell office:value-type="float" office:value="0.0207473412156105">
                <text:p>0.0207473412156105</text:p>
              </table:table-cell>
              <table:table-cell office:value-type="float" office:value="0.0204031392931938">
                <text:p>0.0204031392931938</text:p>
              </table:table-cell>
              <table:table-cell office:value-type="float" office:value="0.0201158076524734">
                <text:p>0.0201158076524734</text:p>
              </table:table-cell>
              <table:table-cell office:value-type="float" office:value="0.0200378373265266">
                <text:p>0.0200378373265266</text:p>
              </table:table-cell>
              <table:table-cell office:value-type="float" office:value="0.0204043611884117">
                <text:p>0.0204043611884117</text:p>
              </table:table-cell>
              <table:table-cell office:value-type="float" office:value="0.0205742940306664">
                <text:p>0.0205742940306664</text:p>
              </table:table-cell>
              <table:table-cell office:value-type="float" office:value="0.0203304812312126">
                <text:p>0.0203304812312126</text:p>
              </table:table-cell>
              <table:table-cell office:value-type="float" office:value="0.0201719328761101">
                <text:p>0.0201719328761101</text:p>
              </table:table-cell>
              <table:table-cell office:value-type="float" office:value="0.0207090377807617">
                <text:p>0.0207090377807617</text:p>
              </table:table-cell>
              <table:table-cell office:value-type="float" office:value="0.0205703973770142">
                <text:p>0.0205703973770142</text:p>
              </table:table-cell>
              <table:table-cell office:value-type="float" office:value="0.0204320549964905">
                <text:p>0.0204320549964905</text:p>
              </table:table-cell>
              <table:table-cell office:value-type="float" office:value="0.0201167911291122">
                <text:p>0.0201167911291122</text:p>
              </table:table-cell>
              <table:table-cell office:value-type="float" office:value="0.020409569144249">
                <text:p>0.020409569144249</text:p>
              </table:table-cell>
              <table:table-cell office:value-type="float" office:value="0.0207545086741447">
                <text:p>0.0207545086741447</text:p>
              </table:table-cell>
              <table:table-cell office:value-type="float" office:value="0.0206970050930977">
                <text:p>0.0206970050930977</text:p>
              </table:table-cell>
              <table:table-cell office:value-type="float" office:value="0.0202755630016327">
                <text:p>0.0202755630016327</text:p>
              </table:table-cell>
              <table:table-cell office:value-type="float" office:value="0.0203954130411148">
                <text:p>0.0203954130411148</text:p>
              </table:table-cell>
              <table:table-cell office:value-type="float" office:value="0.0204602628946304">
                <text:p>0.0204602628946304</text:p>
              </table:table-cell>
              <table:table-cell office:value-type="float" office:value="0.0208007022738457">
                <text:p>0.0208007022738457</text:p>
              </table:table-cell>
              <table:table-cell office:value-type="float" office:value="0.0205899700522423">
                <text:p>0.0205899700522423</text:p>
              </table:table-cell>
              <table:table-cell office:value-type="float" office:value="0.0204987153410912">
                <text:p>0.0204987153410912</text:p>
              </table:table-cell>
              <table:table-cell office:value-type="float" office:value="0.0200806558132172">
                <text:p>0.0200806558132172</text:p>
              </table:table-cell>
              <table:table-cell office:value-type="float" office:value="0.0205876007676125">
                <text:p>0.0205876007676125</text:p>
              </table:table-cell>
              <table:table-cell office:value-type="float" office:value="0.020696759223938">
                <text:p>0.020696759223938</text:p>
              </table:table-cell>
              <table:table-cell office:value-type="float" office:value="0.0204686746001244">
                <text:p>0.0204686746001244</text:p>
              </table:table-cell>
              <table:table-cell office:value-type="float" office:value="0.0206092149019241">
                <text:p>0.0206092149019241</text:p>
              </table:table-cell>
              <table:table-cell office:value-type="float" office:value="0.0203295722603798">
                <text:p>0.0203295722603798</text:p>
              </table:table-cell>
              <table:table-cell office:value-type="float" office:value="0.0205239653587341">
                <text:p>0.0205239653587341</text:p>
              </table:table-cell>
              <table:table-cell office:value-type="float" office:value="0.0205397605895996">
                <text:p>0.0205397605895996</text:p>
              </table:table-cell>
            </table:table-row>
            <table:table-row>
              <table:table-cell office:value-type="string">
                <text:p>Total Average - elapsed</text:p>
                <text:list>
                  <text:list-item>
                    <text:p>Total Average - elapsed</text:p>
                  </text:list-item>
                  <text:list-item>
                    <text:p/>
                  </text:list-item>
                </text:list>
                <draw:g>
                  <svg:desc>Sheet2.A8:Sheet2.B8</svg:desc>
                </draw:g>
              </table:table-cell>
              <table:table-cell office:value-type="float" office:value="0.0131350010633469">
                <text:p>0.0131350010633469</text:p>
                <draw:g>
                  <svg:desc>Sheet2.C8:Sheet2.AH8</svg:desc>
                </draw:g>
              </table:table-cell>
              <table:table-cell office:value-type="float" office:value="0.0167206190526485">
                <text:p>0.0167206190526485</text:p>
              </table:table-cell>
              <table:table-cell office:value-type="float" office:value="0.0171564072370529">
                <text:p>0.0171564072370529</text:p>
              </table:table-cell>
              <table:table-cell office:value-type="float" office:value="0.0168952494859695">
                <text:p>0.0168952494859695</text:p>
              </table:table-cell>
              <table:table-cell office:value-type="float" office:value="0.0164908096194267">
                <text:p>0.0164908096194267</text:p>
              </table:table-cell>
              <table:table-cell office:value-type="float" office:value="0.0163851715624332">
                <text:p>0.0163851715624332</text:p>
              </table:table-cell>
              <table:table-cell office:value-type="float" office:value="0.0162559449672699">
                <text:p>0.0162559449672699</text:p>
              </table:table-cell>
              <table:table-cell office:value-type="float" office:value="0.0167600177228451">
                <text:p>0.0167600177228451</text:p>
              </table:table-cell>
              <table:table-cell office:value-type="float" office:value="0.0165408737957478">
                <text:p>0.0165408737957478</text:p>
              </table:table-cell>
              <table:table-cell office:value-type="float" office:value="0.0169880129396915">
                <text:p>0.0169880129396915</text:p>
              </table:table-cell>
              <table:table-cell office:value-type="float" office:value="0.0166544280946255">
                <text:p>0.0166544280946255</text:p>
              </table:table-cell>
              <table:table-cell office:value-type="float" office:value="0.016689095646143">
                <text:p>0.016689095646143</text:p>
              </table:table-cell>
              <table:table-cell office:value-type="float" office:value="0.0168525986373425">
                <text:p>0.0168525986373425</text:p>
              </table:table-cell>
              <table:table-cell office:value-type="float" office:value="0.016359806060791">
                <text:p>0.016359806060791</text:p>
              </table:table-cell>
              <table:table-cell office:value-type="float" office:value="0.0163368061184883">
                <text:p>0.0163368061184883</text:p>
              </table:table-cell>
              <table:table-cell office:value-type="float" office:value="0.0164778046309948">
                <text:p>0.0164778046309948</text:p>
              </table:table-cell>
              <table:table-cell office:value-type="float" office:value="0.0168593190610409">
                <text:p>0.0168593190610409</text:p>
              </table:table-cell>
              <table:table-cell office:value-type="float" office:value="0.0175038762390614">
                <text:p>0.0175038762390614</text:p>
              </table:table-cell>
              <table:table-cell office:value-type="float" office:value="0.0163061134517193">
                <text:p>0.0163061134517193</text:p>
              </table:table-cell>
              <table:table-cell office:value-type="float" office:value="0.0167137309908867">
                <text:p>0.0167137309908867</text:p>
              </table:table-cell>
              <table:table-cell office:value-type="float" office:value="0.017048355191946">
                <text:p>0.017048355191946</text:p>
              </table:table-cell>
              <table:table-cell office:value-type="float" office:value="0.0171497613191605">
                <text:p>0.0171497613191605</text:p>
              </table:table-cell>
              <table:table-cell office:value-type="float" office:value="0.0166866481304169">
                <text:p>0.0166866481304169</text:p>
              </table:table-cell>
              <table:table-cell office:value-type="float" office:value="0.0166521556675434">
                <text:p>0.0166521556675434</text:p>
              </table:table-cell>
              <table:table-cell office:value-type="float" office:value="0.0165587589144707">
                <text:p>0.0165587589144707</text:p>
              </table:table-cell>
              <table:table-cell office:value-type="float" office:value="0.0166135355830193">
                <text:p>0.0166135355830193</text:p>
              </table:table-cell>
              <table:table-cell office:value-type="float" office:value="0.016745749861002">
                <text:p>0.016745749861002</text:p>
              </table:table-cell>
              <table:table-cell office:value-type="float" office:value="0.0174396559596062">
                <text:p>0.0174396559596062</text:p>
              </table:table-cell>
              <table:table-cell office:value-type="float" office:value="0.0170681737363338">
                <text:p>0.0170681737363338</text:p>
              </table:table-cell>
              <table:table-cell office:value-type="float" office:value="0.0168323442339897">
                <text:p>0.0168323442339897</text:p>
              </table:table-cell>
              <table:table-cell office:value-type="float" office:value="0.0166410803794861">
                <text:p>0.0166410803794861</text:p>
              </table:table-cell>
              <table:table-cell office:value-type="float" office:value="0.0173180624842644">
                <text:p>0.0173180624842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